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00f0d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231f20"/>
    </style:style>
    <style:style style:name="gr4" style:family="graphic" style:parent-style-name="standard">
      <style:graphic-properties draw:stroke="none" svg:stroke-color="#000000" draw:fill="none" draw:fill-color="#ffffff" fo:min-height="0.4cm"/>
    </style:style>
    <style:style style:name="gr5" style:family="graphic" style:parent-style-name="standard">
      <style:graphic-properties draw:stroke="none" svg:stroke-color="#000000" draw:fill="none" draw:fill-color="#ffffff" fo:min-height="0.704cm"/>
    </style:style>
    <style:style style:name="gr6" style:family="graphic" style:parent-style-name="standard">
      <style:graphic-properties draw:stroke="none" draw:stroke-dash="Fine_20_Dashed" svg:stroke-color="#cccccc" draw:fill="none" draw:fill-color="#ffffff" fo:min-height="0.704cm"/>
    </style:style>
    <style:style style:name="P1" style:family="paragraph">
      <loext:graphic-properties draw:fill="solid" draw:fill-color="#100f0d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231f20"/>
    </style:style>
    <style:style style:name="P4" style:family="paragraph">
      <loext:graphic-properties draw:fill="none" draw:fill-color="#ffffff"/>
      <style:text-properties fo:color="#ffffff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T1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b2b2b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52cm" svg:height="0.522cm" svg:x="1.079cm" svg:y="0.596cm" svg:viewBox="0 0 4521 523" draw:points="4521,523 0,523 0,0 4521,0">
          <text:p/>
        </draw:polygon>
        <draw:path draw:style-name="gr2" draw:text-style-name="P2" draw:layer="layout" svg:width="0.224cm" svg:height="0.267cm" svg:x="1.208cm" svg:y="0.719cm" svg:viewBox="0 0 225 268" svg:d="M54 45v178h41c14 0 25 0 32-2 9-2 15-6 22-11 5-5 10-14 13-26 4-12 7-29 7-51 0-19-3-35-7-47-3-11-8-19-14-25-7-7-15-11-25-13-8-2-23-3-45-3zM0 0h99c22 0 39 3 50 5 16 6 29 13 41 25 10 12 21 27 26 43 5 17 9 38 9 63 0 23-2 42-9 58-6 20-17 36-29 48-9 9-22 16-38 21-12 4-28 5-48 5h-101z">
          <text:p/>
        </draw:path>
        <draw:polygon draw:style-name="gr2" draw:text-style-name="P2" draw:layer="layout" svg:width="0.203cm" svg:height="0.267cm" svg:x="1.477cm" svg:y="0.719cm" svg:viewBox="0 0 204 268" draw:points="0,268 0,0 199,0 199,45 54,45 54,104 188,104 188,149 54,149 54,223 204,223 204,268">
          <text:p/>
        </draw:polygon>
        <draw:path draw:style-name="gr2" draw:text-style-name="P2" draw:layer="layout" svg:width="0.216cm" svg:height="0.276cm" svg:x="1.711cm" svg:y="0.715cm" svg:viewBox="0 0 217 277" svg:d="M0 185l53-5c2 17 9 30 18 38 12 8 25 13 41 13 17 0 30-2 40-12 7-6 13-16 13-25 0-6-3-12-7-17-2-4-9-8-18-11-7-2-21-6-44-11-30-8-50-16-62-27-16-14-25-33-25-54 0-13 4-26 12-38s19-20 33-27c15-6 34-9 54-9 34 0 59 7 75 22 17 15 27 33 28 59l-54 2c-3-14-8-24-15-30-8-5-19-8-34-8-16 0-28 3-38 9-5 4-9 9-9 16s4 12 9 17c8 5 24 11 50 17 26 7 46 14 58 20 13 7 22 16 29 27 8 12 10 26 10 42s-4 30-11 45c-10 13-22 24-37 29-15 6-35 10-57 10-34 0-62-7-79-23-19-16-29-40-33-69z">
          <text:p/>
        </draw:path>
        <draw:polygon draw:style-name="gr2" draw:text-style-name="P2" draw:layer="layout" svg:width="0.212cm" svg:height="0.267cm" svg:x="1.954cm" svg:y="0.719cm" svg:viewBox="0 0 213 268" draw:points="79,268 79,45 0,45 0,0 213,0 213,45 133,45 133,268">
          <text:p/>
        </draw:polygon>
        <draw:polygon draw:style-name="gr2" draw:text-style-name="P2" draw:layer="layout" svg:width="0.054cm" svg:height="0.267cm" svg:x="2.199cm" svg:y="0.719cm" svg:viewBox="0 0 55 268" draw:points="0,0 55,0 55,268 0,268">
          <text:p/>
        </draw:polygon>
        <draw:polygon draw:style-name="gr2" draw:text-style-name="P2" draw:layer="layout" svg:width="0.211cm" svg:height="0.267cm" svg:x="2.304cm" svg:y="0.719cm" svg:viewBox="0 0 212 268" draw:points="0,268 0,0 54,0 162,180 162,0 212,0 212,268 158,268 50,94 50,268">
          <text:p/>
        </draw:polygon>
        <draw:path draw:style-name="gr2" draw:text-style-name="P2" draw:layer="layout" svg:width="0.268cm" svg:height="0.267cm" svg:x="2.545cm" svg:y="0.719cm" svg:viewBox="0 0 269 268" svg:d="M169 163l-36-101-37 101zM269 268h-59l-23-61h-108l-22 61h-57l105-268h57z">
          <text:p/>
        </draw:path>
        <draw:polygon draw:style-name="gr2" draw:text-style-name="P2" draw:layer="layout" svg:width="0.211cm" svg:height="0.267cm" svg:x="2.794cm" svg:y="0.719cm" svg:viewBox="0 0 212 268" draw:points="79,268 79,45 0,45 0,0 212,0 212,45 132,45 132,268">
          <text:p/>
        </draw:polygon>
        <draw:path draw:style-name="gr2" draw:text-style-name="P2" draw:layer="layout" svg:width="0.268cm" svg:height="0.337cm" svg:x="3.013cm" svg:y="0.649cm" svg:viewBox="0 0 269 338" svg:d="M100 57l25-57h59l-51 57zM170 233l-38-100-36 100zM269 338h-59l-23-61h-108l-22 61h-57l104-267h58z">
          <text:p/>
        </draw:path>
        <draw:path draw:style-name="gr2" draw:text-style-name="P2" draw:layer="layout" svg:width="0.239cm" svg:height="0.267cm" svg:x="3.31cm" svg:y="0.719cm" svg:viewBox="0 0 240 268" svg:d="M53 114h41c25 0 40-2 47-4s12-6 16-11c2-5 5-12 5-20 0-9-3-17-8-22-4-5-10-9-20-11-4 0-17-1-39-1h-42zM0 268v-268h112c29 0 50 3 63 8 13 4 24 13 32 25s12 26 12 42c0 20-7 37-19 49-10 13-29 23-54 25 12 7 24 16 31 24s18 23 31 44l32 51h-65l-39-58c-15-20-24-33-29-38-4-6-11-9-16-13-5-2-15-3-26-3h-12v112z">
          <text:p/>
        </draw:path>
        <draw:polygon draw:style-name="gr2" draw:text-style-name="P2" draw:layer="layout" svg:width="0.054cm" svg:height="0.267cm" svg:x="3.576cm" svg:y="0.719cm" svg:viewBox="0 0 55 268" draw:points="0,0 55,0 55,268 0,268">
          <text:p/>
        </draw:polygon>
        <draw:path draw:style-name="gr2" draw:text-style-name="P2" draw:layer="layout" svg:width="0.259cm" svg:height="0.276cm" svg:x="3.67cm" svg:y="0.715cm" svg:viewBox="0 0 260 277" svg:d="M55 137c0 31 8 55 21 70 15 16 32 24 56 24 21 0 38-8 52-24 14-14 20-39 20-70s-6-54-20-68c-13-16-31-23-52-23-24 0-42 7-56 23-13 16-21 38-21 68zM0 140c0-28 4-50 13-69 5-14 13-26 24-37 10-10 22-18 35-23 16-8 36-11 58-11 40 0 72 12 95 37 23 24 35 58 35 102 0 43-12 78-35 101-23 26-55 37-93 37-41 0-73-11-96-37-24-23-36-56-36-100z">
          <text:p/>
        </draw:path>
        <draw:path draw:style-name="gr2" draw:text-style-name="P2" draw:layer="layout" svg:width="0.093cm" svg:height="0.35cm" svg:x="4.066cm" svg:y="0.715cm" svg:viewBox="0 0 94 351" svg:d="M94 351h-37c-19-29-33-58-43-87-10-30-14-59-14-88 0-35 5-69 17-99 11-28 24-53 40-77h37c-18 38-29 69-36 95-7 25-9 53-9 82 0 20 1 40 5 61s9 41 16 59c4 13 12 31 24 54z">
          <text:p/>
        </draw:path>
        <draw:path draw:style-name="gr2" draw:text-style-name="P2" draw:layer="layout" svg:width="0.094cm" svg:height="0.35cm" svg:x="5.484cm" svg:y="0.715cm" svg:viewBox="0 0 95 351" svg:d="M1 351c10-22 17-38 21-50s8-25 12-39c3-16 6-29 7-44 2-13 2-26 2-41 0-29-2-57-9-82-5-26-17-57-34-95h36c18 28 31 55 42 85 12 29 17 58 17 88 0 25-4 53-13 82-10 32-25 65-45 96z">
          <text:p/>
        </draw:path>
        <draw:path draw:style-name="gr1" draw:text-style-name="P1" draw:layer="layout" svg:width="0.206cm" svg:height="0.242cm" svg:x="1.197cm" svg:y="4.559cm" svg:viewBox="0 0 207 243" svg:d="M177 156l30 8c-5 26-17 46-34 59s-37 20-62 20-45-5-62-16c-16-9-28-25-36-45-9-19-13-41-13-63 0-24 5-45 14-64 10-18 23-31 41-40 17-10 36-15 57-15 22 0 42 7 58 18 16 12 28 28 33 51l-30 6c-6-17-14-29-23-37-10-8-23-12-39-12-17 0-33 6-45 14-13 9-21 19-26 34-6 15-8 30-8 45 0 20 4 37 9 53s16 26 28 34c13 7 26 11 39 11 17 0 33-6 45-15 12-10 20-26 24-46z">
          <text:p/>
        </draw:path>
        <draw:polygon draw:style-name="gr1" draw:text-style-name="P1" draw:layer="layout" svg:width="0.174cm" svg:height="0.234cm" svg:x="1.442cm" svg:y="4.563cm" svg:viewBox="0 0 175 235" draw:points="0,235 0,0 170,0 170,28 32,28 32,99 161,99 161,127 32,127 32,206 175,206 175,235">
          <text:p/>
        </draw:polygon>
        <draw:path draw:style-name="gr1" draw:text-style-name="P1" draw:layer="layout" svg:width="0.178cm" svg:height="0.234cm" svg:x="1.659cm" svg:y="4.563cm" svg:viewBox="0 0 179 235" svg:d="M32 111h60c20 0 35-3 42-11 10-8 14-18 14-31 0-10-3-19-8-25-6-7-11-12-20-14-4-1-15-2-28-2h-60zM0 235v-235h90c14 0 26 1 35 3 11 1 21 5 28 10 8 5 14 13 20 23 4 10 6 21 6 31 0 20-6 37-18 52-13 13-36 20-69 20h-60v96z">
          <text:p/>
        </draw:path>
        <draw:polygon draw:style-name="gr1" draw:text-style-name="P1" draw:layer="layout" svg:width="0.185cm" svg:height="0.234cm" svg:x="9.389cm" svg:y="3.623cm" svg:viewBox="0 0 186 235" draw:points="78,235 78,28 0,28 0,0 186,0 186,28 108,28 108,235">
          <text:p/>
        </draw:polygon>
        <draw:polygon draw:style-name="gr1" draw:text-style-name="P1" draw:layer="layout" svg:width="0.174cm" svg:height="0.234cm" svg:x="9.606cm" svg:y="3.623cm" svg:viewBox="0 0 175 235" draw:points="0,235 0,0 170,0 170,28 30,28 30,99 161,99 161,127 30,127 30,206 175,206 175,235">
          <text:p/>
        </draw:polygon>
        <draw:polygon draw:style-name="gr1" draw:text-style-name="P1" draw:layer="layout" svg:width="0.147cm" svg:height="0.234cm" svg:x="9.821cm" svg:y="3.623cm" svg:viewBox="0 0 148 235" draw:points="0,235 0,0 32,0 32,206 148,206 148,235">
          <text:p/>
        </draw:polygon>
        <draw:polygon draw:style-name="gr1" draw:text-style-name="P1" draw:layer="layout" svg:width="0.174cm" svg:height="0.234cm" svg:x="10.004cm" svg:y="3.623cm" svg:viewBox="0 0 175 235" draw:points="0,235 0,0 170,0 170,28 30,28 30,99 161,99 161,127 30,127 30,206 175,206 175,235">
          <text:p/>
        </draw:polygon>
        <draw:polygon draw:style-name="gr1" draw:text-style-name="P1" draw:layer="layout" svg:width="0.158cm" svg:height="0.234cm" svg:x="10.222cm" svg:y="3.623cm" svg:viewBox="0 0 159 235" draw:points="0,235 0,0 159,0 159,28 32,28 32,99 142,99 142,127 32,127 32,235">
          <text:p/>
        </draw:polygon>
        <draw:path draw:style-name="gr1" draw:text-style-name="P1" draw:layer="layout" svg:width="0.223cm" svg:height="0.242cm" svg:x="10.41cm" svg:y="3.619cm" svg:viewBox="0 0 224 243" svg:d="M32 124c0 28 8 52 22 68 16 15 34 25 57 25s43-10 59-25c14-16 22-41 22-72 0-18-4-35-9-49-6-14-16-25-29-33-12-8-27-12-42-12-22 0-41 7-57 23-15 14-23 40-23 75zM0 123c0-38 11-69 30-90 21-22 49-33 82-33 21 0 42 5 59 15s31 25 40 43c8 19 13 40 13 62 0 24-5 46-14 66-10 19-23 32-41 43-17 9-37 14-58 14s-41-5-58-16c-17-12-31-25-40-43-9-19-13-40-13-61z">
          <text:p/>
        </draw:path>
        <draw:polygon draw:style-name="gr1" draw:text-style-name="P1" draw:layer="layout" svg:width="0.183cm" svg:height="0.234cm" svg:x="10.672cm" svg:y="3.623cm" svg:viewBox="0 0 184 235" draw:points="0,235 0,0 32,0 156,184 156,0 184,0 184,235 153,235 29,50 29,235">
          <text:p/>
        </draw:polygon>
        <draw:polygon draw:style-name="gr1" draw:text-style-name="P1" draw:layer="layout" svg:width="0.174cm" svg:height="0.234cm" svg:x="10.908cm" svg:y="3.623cm" svg:viewBox="0 0 175 235" draw:points="0,235 0,0 170,0 170,28 30,28 30,99 161,99 161,127 30,127 30,206 175,206 175,235">
          <text:p/>
        </draw:polygon>
        <draw:path draw:style-name="gr3" draw:text-style-name="P3" draw:layer="layout" svg:width="0.761cm" svg:height="0.945cm" svg:x="1.158cm" svg:y="4.938cm" svg:viewBox="0 0 762 946" svg:d="M395 898h273c26 0 48-19 48-46v-758c0-27-22-48-48-48h-573c-26 0-46 21-46 48v758c0 27 20 46 46 46zM668 946h-573c-53 0-95-41-95-94v-758c0-53 42-94 95-94h573c53 0 94 41 94 94v758c0 53-41 94-94 94z">
          <text:p/>
        </draw:path>
        <draw:path draw:style-name="gr3" draw:text-style-name="P3" draw:layer="layout" svg:width="0.761cm" svg:height="0.945cm" svg:x="2.024cm" svg:y="4.938cm" svg:viewBox="0 0 762 946" svg:d="M393 898h274c27 0 47-19 47-46v-758c0-27-20-48-47-48h-575c-25 0-46 21-46 48v758c0 27 21 46 46 46zM667 946h-575c-51 0-92-42-92-94v-758c0-53 41-94 92-94h575c53 0 95 41 95 94v758c0 52-42 94-95 94z">
          <text:p/>
        </draw:path>
        <draw:path draw:style-name="gr3" draw:text-style-name="P3" draw:layer="layout" svg:width="0.761cm" svg:height="0.945cm" svg:x="2.888cm" svg:y="4.938cm" svg:viewBox="0 0 762 946" svg:d="M394 898h274c26 0 48-19 48-46v-758c0-27-22-48-48-48h-574c-27 0-48 21-48 48v758c0 27 21 46 48 46zM668 946h-574c-52 0-94-42-94-94v-758c0-53 41-94 94-94h574c53 0 94 41 94 94v758c0 52-42 94-94 94z">
          <text:p/>
        </draw:path>
        <draw:path draw:style-name="gr3" draw:text-style-name="P3" draw:layer="layout" svg:width="0.761cm" svg:height="0.945cm" svg:x="3.753cm" svg:y="4.938cm" svg:viewBox="0 0 762 946" svg:d="M394 898h275c25 0 47-19 47-46v-758c0-27-22-48-47-48h-575c-27 0-47 21-47 48v758c0 27 20 46 47 46zM669 946h-575c-52 0-94-42-94-94v-758c0-53 41-94 94-94h575c52 0 93 41 93 94v758c0 52-41 94-93 94z">
          <text:p/>
        </draw:path>
        <draw:path draw:style-name="gr3" draw:text-style-name="P3" draw:layer="layout" svg:width="0.761cm" svg:height="0.945cm" svg:x="4.618cm" svg:y="4.938cm" svg:viewBox="0 0 762 946" svg:d="M394 898h274c26 0 46-19 46-46v-758c0-27-20-48-46-48h-574c-27 0-48 21-48 48v758c0 27 21 46 48 46zM668 946h-574c-53 0-94-42-94-94v-758c0-53 41-94 94-94h574c53 0 94 41 94 94v758c0 52-42 94-94 94z">
          <text:p/>
        </draw:path>
        <draw:path draw:style-name="gr3" draw:text-style-name="P3" draw:layer="layout" svg:width="0.761cm" svg:height="0.945cm" svg:x="5.849cm" svg:y="4.938cm" svg:viewBox="0 0 762 946" svg:d="M393 898h275c26 0 46-19 46-46v-758c0-27-20-48-46-48h-576c-25 0-46 21-46 48v758c0 27 21 46 46 46zM668 946h-576c-51 0-92-42-92-94v-758c0-53 41-94 92-94h576c52 0 94 41 94 94v758c0 53-42 94-94 94z">
          <text:p/>
        </draw:path>
        <draw:path draw:style-name="gr3" draw:text-style-name="P3" draw:layer="layout" svg:width="0.761cm" svg:height="0.945cm" svg:x="6.714cm" svg:y="4.938cm" svg:viewBox="0 0 762 946" svg:d="M394 898h274c26 0 48-19 48-46v-758c0-27-22-48-48-48h-574c-27 0-48 21-48 48v758c0 27 21 46 48 46zM668 946h-574c-52 0-94-42-94-94v-758c0-53 41-94 94-94h574c53 0 94 41 94 94v758c0 52-42 94-94 94z">
          <text:p/>
        </draw:path>
        <draw:path draw:style-name="gr3" draw:text-style-name="P3" draw:layer="layout" svg:width="0.761cm" svg:height="0.945cm" svg:x="7.578cm" svg:y="4.938cm" svg:viewBox="0 0 762 946" svg:d="M394 898h275c25 0 47-19 47-46v-758c0-27-22-48-47-48h-575c-27 0-47 21-47 48v758c0 27 20 46 47 46zM669 946h-575c-52 0-94-42-94-94v-758c0-53 41-94 94-94h575c52 0 93 41 93 94v758c0 52-41 94-93 94z">
          <text:p/>
        </draw:path>
        <draw:polygon draw:style-name="gr1" draw:text-style-name="P1" draw:layer="layout" svg:width="0.174cm" svg:height="0.234cm" svg:x="1.207cm" svg:y="1.857cm" svg:viewBox="0 0 175 235" draw:points="0,235 0,0 170,0 170,28 32,28 32,100 162,100 162,128 32,128 32,207 175,207 175,235">
          <text:p/>
        </draw:polygon>
        <draw:polygon draw:style-name="gr1" draw:text-style-name="P1" draw:layer="layout" svg:width="0.185cm" svg:height="0.234cm" svg:x="1.423cm" svg:y="1.857cm" svg:viewBox="0 0 186 235" draw:points="0,235 0,0 32,0 154,185 154,0 186,0 186,235 153,235 30,50 30,235">
          <text:p/>
        </draw:polygon>
        <draw:path draw:style-name="gr1" draw:text-style-name="P1" draw:layer="layout" svg:width="0.193cm" svg:height="0.234cm" svg:x="1.659cm" svg:y="1.857cm" svg:viewBox="0 0 194 235" svg:d="M30 207h52c16 0 27-1 37-5 8-3 15-6 19-12 8-6 14-17 18-29 5-12 6-28 6-45 0-26-4-45-12-58s-17-21-29-26c-8-3-22-4-39-4h-52zM0 235v-235h82c18 0 31 1 41 3 14 4 25 9 34 17 13 10 22 24 27 39 7 18 10 35 10 57 0 19-2 35-7 48-4 13-9 25-16 34-6 8-13 16-21 21-8 6-17 10-27 12-11 3-23 4-37 4z">
          <text:p/>
        </draw:path>
        <draw:polygon draw:style-name="gr1" draw:text-style-name="P1" draw:layer="layout" svg:width="0.174cm" svg:height="0.234cm" svg:x="1.894cm" svg:y="1.857cm" svg:viewBox="0 0 175 235" draw:points="0,235 0,0 170,0 170,28 30,28 30,100 161,100 161,128 30,128 30,207 175,207 175,235">
          <text:p/>
        </draw:polygon>
        <draw:path draw:style-name="gr1" draw:text-style-name="P1" draw:layer="layout" svg:width="0.206cm" svg:height="0.234cm" svg:x="2.111cm" svg:y="1.857cm" svg:viewBox="0 0 207 235" svg:d="M32 104h66c14 0 25-1 32-4 8-5 15-9 19-15 5-7 8-14 8-22 0-10-4-19-13-27-10-7-21-11-39-11h-73zM0 235v-235h104c21 0 37 1 49 7 10 4 18 10 25 21 6 10 10 22 10 35 0 18-5 31-15 44-12 11-29 19-52 21 8 4 15 8 19 12 9 8 18 19 26 32l41 63h-38l-33-49c-8-14-16-25-21-33-7-6-12-12-16-14-5-4-9-6-15-7-4-1-9-1-17-1h-35v104z">
          <text:p/>
        </draw:path>
        <draw:polygon draw:style-name="gr1" draw:text-style-name="P1" draw:layer="layout" svg:width="0.174cm" svg:height="0.234cm" svg:x="2.346cm" svg:y="1.857cm" svg:viewBox="0 0 175 235" draw:points="0,235 0,0 170,0 170,28 30,28 30,100 161,100 161,128 30,128 30,207 175,207 175,235">
          <text:p/>
        </draw:polygon>
        <draw:path draw:style-name="gr1" draw:text-style-name="P1" draw:layer="layout" svg:width="0.207cm" svg:height="0.304cm" svg:x="2.553cm" svg:y="1.853cm" svg:viewBox="0 0 208 305" svg:d="M83 263l8-28h21l-5 17c9 2 16 4 21 8 4 4 6 10 6 15 0 9-4 16-11 21-8 7-19 9-35 9-9 0-16 0-22-1l1-19c7 0 12 0 15 0 10 0 17-1 21-4 4-1 5-4 5-8 0-1-1-2-3-5-1-1-2-2-6-2-3-2-8-3-16-3zM177 157l31 8c-6 25-18 44-35 57-17 14-39 21-64 21s-44-5-60-16c-16-10-28-25-36-45-9-18-13-39-13-62 0-24 5-47 14-65 10-18 23-31 40-40 17-11 36-15 57-15 22 0 43 5 59 17s28 29 34 50l-30 10c-5-19-13-32-24-39-10-8-25-12-41-12-17 0-33 4-44 14-12 8-20 19-25 35-6 15-8 29-8 45 0 20 4 37 9 52 5 14 14 26 28 33 11 8 25 12 39 12 17 0 33-6 45-16 12-9 20-24 24-44z">
          <text:p/>
        </draw:path>
        <draw:path draw:style-name="gr1" draw:text-style-name="P1" draw:layer="layout" svg:width="0.223cm" svg:height="0.242cm" svg:x="2.788cm" svg:y="1.853cm" svg:viewBox="0 0 224 243" svg:d="M32 124c0 28 8 50 23 66s33 25 57 25c22 0 42-9 57-25s23-39 23-70c0-18-2-35-10-49-7-14-16-25-28-33-13-8-26-12-42-12-21 0-41 8-57 23-15 14-23 40-23 75zM0 124c0-39 11-70 32-91 21-22 47-33 80-33 21 0 41 5 58 15 18 10 32 25 41 43 9 19 13 40 13 64 0 22-4 43-13 63-11 18-24 32-42 44-17 9-37 14-57 14-22 0-42-5-59-17-17-11-31-25-40-44-8-18-13-38-13-58z">
          <text:p/>
        </draw:path>
        <draw:path draw:style-name="gr1" draw:text-style-name="P1" draw:layer="layout" svg:width="0.206cm" svg:height="0.242cm" svg:x="1.197cm" svg:y="3.619cm" svg:viewBox="0 0 207 243" svg:d="M177 156l30 9c-5 25-17 44-34 57-17 14-37 21-62 21s-45-5-62-16c-16-10-28-25-36-45-9-19-13-41-13-63 0-25 5-46 14-64 10-18 23-31 41-42 17-9 36-13 57-13 22 0 42 5 58 17s28 29 33 50l-30 8c-6-17-14-29-23-37-10-8-23-12-39-12-17 0-33 4-45 14-13 8-21 19-26 34-6 15-8 29-8 45 0 20 4 37 9 53 5 14 16 26 28 33 13 8 26 12 39 12 17 0 33-6 45-16 12-9 20-24 24-45z">
          <text:p/>
        </draw:path>
        <draw:polygon draw:style-name="gr1" draw:text-style-name="P1" draw:layer="layout" svg:width="0.032cm" svg:height="0.234cm" svg:x="1.446cm" svg:y="3.623cm" svg:viewBox="0 0 33 235" draw:points="0,0 33,0 33,235 0,235">
          <text:p/>
        </draw:polygon>
        <draw:path draw:style-name="gr1" draw:text-style-name="P1" draw:layer="layout" svg:width="0.193cm" svg:height="0.234cm" svg:x="1.532cm" svg:y="3.623cm" svg:viewBox="0 0 194 235" svg:d="M30 206h50c16 0 28-1 36-5 9-3 16-7 21-12 8-7 13-17 17-29s7-28 7-45c0-25-4-44-12-57s-19-21-29-26c-9-3-22-4-41-4h-49zM0 235v-235h80c19 0 32 1 41 3 13 4 25 9 35 17 13 10 23 24 28 39 7 18 10 35 10 56 0 18-3 34-7 48-4 13-9 25-17 34-7 8-13 16-21 21s-17 11-28 13c-10 3-23 4-37 4z">
          <text:p/>
        </draw:path>
        <draw:path draw:style-name="gr1" draw:text-style-name="P1" draw:layer="layout" svg:width="0.218cm" svg:height="0.234cm" svg:x="1.742cm" svg:y="3.623cm" svg:viewBox="0 0 219 235" svg:d="M69 137h79l-25-64c-7-20-12-36-16-49-3 16-8 30-13 45zM0 235l91-235h33l95 235h-35l-27-72h-98l-26 72z">
          <text:p/>
        </draw:path>
        <draw:path draw:style-name="gr1" draw:text-style-name="P1" draw:layer="layout" svg:width="0.193cm" svg:height="0.234cm" svg:x="1.984cm" svg:y="3.623cm" svg:viewBox="0 0 194 235" svg:d="M30 206h50c16 0 29-1 39-5 8-3 14-7 19-12 8-7 14-17 18-29 3-12 6-28 6-45 0-25-4-44-12-57s-18-21-29-26c-9-3-23-4-41-4h-50zM0 235v-235h80c19 0 33 1 43 3 13 4 25 9 34 17 13 10 22 24 27 39 7 18 10 35 10 56 0 18-2 34-7 48-4 13-9 25-16 34-6 8-13 16-21 21s-17 11-27 13c-11 3-25 4-39 4z">
          <text:p/>
        </draw:path>
        <draw:polygon draw:style-name="gr1" draw:text-style-name="P1" draw:layer="layout" svg:width="0.174cm" svg:height="0.234cm" svg:x="2.22cm" svg:y="3.623cm" svg:viewBox="0 0 175 235" draw:points="0,235 0,0 170,0 170,28 30,28 30,99 161,99 161,127 30,127 30,206 175,206 175,235">
          <text:p/>
        </draw:polygon>
        <draw:path draw:style-name="gr1" draw:text-style-name="P1" draw:layer="layout" svg:width="0.183cm" svg:height="0.238cm" svg:x="7.976cm" svg:y="3.623cm" svg:viewBox="0 0 184 239" svg:d="M153 0h31v135c0 24-2 42-7 55-6 16-16 27-29 36-15 8-32 13-54 13-23 0-41-4-54-12-16-8-26-18-32-34-5-15-8-33-8-58v-135h32v135c0 20 1 34 5 45 4 9 10 18 20 23 9 6 19 8 33 8 23 0 39-5 48-17 11-10 15-30 15-59z">
          <text:p/>
        </draw:path>
        <draw:polygon draw:style-name="gr1" draw:text-style-name="P1" draw:layer="layout" svg:width="0.157cm" svg:height="0.234cm" svg:x="8.212cm" svg:y="3.623cm" svg:viewBox="0 0 158 235" draw:points="0,235 0,0 158,0 158,28 30,28 30,99 141,99 141,127 30,127 30,235">
          <text:p/>
        </draw:polygon>
        <draw:path draw:style-name="gr3" draw:text-style-name="P3" draw:layer="layout" svg:width="13.035cm" svg:height="0.047cm" svg:x="1.2cm" svg:y="1.73cm" svg:viewBox="0 0 13036 48" svg:d="M13012 48h-12990c-11 0-22-11-22-24s11-24 22-24h12990c13 0 24 11 24 24s-11 24-24 24z">
          <text:p/>
        </draw:path>
        <draw:path draw:style-name="gr3" draw:text-style-name="P3" draw:layer="layout" svg:width="13.035cm" svg:height="0.047cm" svg:x="1.2cm" svg:y="3.405cm" svg:viewBox="0 0 13036 48" svg:d="M13012 48h-12990c-11 0-22-11-22-24 0-12 11-24 22-24h12990c13 0 24 12 24 24 0 13-11 24-24 24z">
          <text:p/>
        </draw:path>
        <draw:path draw:style-name="gr3" draw:text-style-name="P3" draw:layer="layout" svg:width="5.461cm" svg:height="0.611cm" svg:x="8.773cm" svg:y="3.852cm" svg:viewBox="0 0 5462 612" svg:d="M5439 612h-5399c-16 0-29-8-36-21-7-15-5-32 5-47l389-500c20-26 58-44 90-44 13 0 23 11 23 24s-10 22-23 22c-17 0-43 13-53 27l-384 492h5388c13 0 23 11 23 24 0 12-10 23-23 23z">
          <text:p/>
        </draw:path>
        <draw:path draw:style-name="gr3" draw:text-style-name="P3" draw:layer="layout" svg:width="7.882cm" svg:height="0.611cm" svg:x="1.158cm" svg:y="3.852cm" svg:viewBox="0 0 7883 612" svg:d="M7395 612h-7371c-13 0-24-11-24-23 0-13 11-24 24-24h7371c18 0 43-11 53-25l385-496c-8-3-13-11-13-20 0-13 10-24 24-24s29 8 35 21c7 15 5 32-5 48l-389 499c-20 25-58 44-90 44z">
          <text:p/>
        </draw:path>
        <draw:polygon draw:style-name="gr1" draw:text-style-name="P1" draw:layer="layout" svg:width="2.239cm" svg:height="0.522cm" svg:x="1.16cm" svg:y="6.151cm" svg:viewBox="0 0 2240 523" draw:points="2240,523 0,523 0,0 2240,0">
          <text:p/>
        </draw:polygon>
        <draw:path draw:style-name="gr2" draw:text-style-name="P2" draw:layer="layout" svg:width="0.21cm" svg:height="0.234cm" svg:x="1.274cm" svg:y="6.294cm" svg:viewBox="0 0 211 235" svg:d="M49 99h34c22 0 37-1 42-3s11-5 13-10c3-4 6-11 6-17 0-8-3-15-7-20-4-4-10-8-18-9-3 0-15 0-35 0h-35zM0 235v-235h100c25 0 44 3 54 7 12 4 21 11 28 22 6 11 9 23 9 37 0 17-4 32-14 42-11 14-27 20-47 24 10 5 19 12 26 20 6 7 15 20 26 37l29 46h-57l-34-51c-12-18-20-29-24-35-5-4-9-8-14-9-6-1-13-3-24-3h-9v98z">
          <text:p/>
        </draw:path>
        <draw:polygon draw:style-name="gr2" draw:text-style-name="P2" draw:layer="layout" svg:width="0.178cm" svg:height="0.234cm" svg:x="1.508cm" svg:y="6.294cm" svg:viewBox="0 0 179 235" draw:points="0,235 0,0 173,0 173,40 47,40 47,91 165,91 165,132 47,132 47,196 179,196 179,235">
          <text:p/>
        </draw:polygon>
        <draw:polygon draw:style-name="gr2" draw:text-style-name="P2" draw:layer="layout" svg:width="0.226cm" svg:height="0.234cm" svg:x="1.724cm" svg:y="6.294cm" svg:viewBox="0 0 227 235" draw:points="0,235 0,0 71,0 113,161 157,0 227,0 227,235 183,235 183,50 136,235 90,235 43,50 43,235">
          <text:p/>
        </draw:polygon>
        <draw:polygon draw:style-name="gr2" draw:text-style-name="P2" draw:layer="layout" svg:width="0.177cm" svg:height="0.234cm" svg:x="1.997cm" svg:y="6.294cm" svg:viewBox="0 0 178 235" draw:points="0,235 0,0 174,0 174,40 47,40 47,91 165,91 165,132 47,132 47,196 178,196 178,235">
          <text:p/>
        </draw:polygon>
        <draw:polygon draw:style-name="gr2" draw:text-style-name="P2" draw:layer="layout" svg:width="0.185cm" svg:height="0.234cm" svg:x="2.198cm" svg:y="6.294cm" svg:viewBox="0 0 186 235" draw:points="69,235 69,40 0,40 0,0 186,0 186,40 116,40 116,235">
          <text:p/>
        </draw:polygon>
        <draw:polygon draw:style-name="gr2" draw:text-style-name="P2" draw:layer="layout" svg:width="0.178cm" svg:height="0.234cm" svg:x="2.412cm" svg:y="6.294cm" svg:viewBox="0 0 179 235" draw:points="0,235 0,0 174,0 174,40 47,40 47,91 165,91 165,132 47,132 47,196 179,196 179,235">
          <text:p/>
        </draw:polygon>
        <draw:polygon draw:style-name="gr2" draw:text-style-name="P2" draw:layer="layout" svg:width="0.185cm" svg:height="0.234cm" svg:x="2.63cm" svg:y="6.294cm" svg:viewBox="0 0 186 235" draw:points="0,235 0,0 46,0 142,157 142,0 186,0 186,235 140,235 43,81 43,235">
          <text:p/>
        </draw:polygon>
        <draw:polygon draw:style-name="gr2" draw:text-style-name="P2" draw:layer="layout" svg:width="0.186cm" svg:height="0.234cm" svg:x="2.847cm" svg:y="6.294cm" svg:viewBox="0 0 187 235" draw:points="71,235 71,40 0,40 0,0 187,0 187,40 119,40 119,235">
          <text:p/>
        </draw:polygon>
        <draw:polygon draw:style-name="gr2" draw:text-style-name="P2" draw:layer="layout" svg:width="0.177cm" svg:height="0.234cm" svg:x="3.063cm" svg:y="6.294cm" svg:viewBox="0 0 178 235" draw:points="0,235 0,0 174,0 174,40 49,40 49,91 165,91 165,132 49,132 49,196 178,196 178,235">
          <text:p/>
        </draw:polygon>
        <draw:path draw:style-name="gr1" draw:text-style-name="P1" draw:layer="layout" svg:width="0.177cm" svg:height="0.206cm" svg:x="1.263cm" svg:y="9.218cm" svg:viewBox="0 0 178 207" svg:d="M152 135l26 6c-5 22-15 39-29 49-15 12-33 17-53 17-22 0-39-4-54-11-14-10-24-23-31-39-7-17-11-35-11-54 0-21 4-40 12-54 8-17 20-29 34-37 16-8 32-12 50-12 20 0 37 5 50 15s24 25 29 44l-26 7c-5-14-12-28-20-34-9-7-20-10-34-10-15 0-28 4-38 11-12 8-19 19-23 32-4 12-6 25-6 38 0 17 2 32 8 45 4 12 11 21 23 28 11 6 23 9 35 9 14 0 27-4 36-12 11-9 18-22 22-38z">
          <text:p/>
        </draw:path>
        <draw:polygon draw:style-name="gr1" draw:text-style-name="P1" draw:layer="layout" svg:width="0.149cm" svg:height="0.201cm" svg:x="1.473cm" svg:y="9.22cm" svg:viewBox="0 0 150 202" draw:points="0,202 0,0 146,0 146,24 26,24 26,87 138,87 138,110 26,110 26,178 150,178 150,202">
          <text:p/>
        </draw:polygon>
        <draw:path draw:style-name="gr1" draw:text-style-name="P1" draw:layer="layout" svg:width="0.153cm" svg:height="0.201cm" svg:x="1.659cm" svg:y="9.22cm" svg:viewBox="0 0 154 202" svg:d="M26 96h52c17 0 30-2 37-9 6-6 10-16 10-28 0-9-1-15-6-21-4-6-10-10-16-12-5-1-13-2-25-2h-52zM0 202v-202h75c13 0 24 1 30 3 11 1 19 4 25 9 7 4 14 10 18 20 4 8 6 17 6 26 0 19-5 33-17 45s-30 17-59 17h-52v82z">
          <text:p/>
        </draw:path>
        <draw:polygon draw:style-name="gr1" draw:text-style-name="P1" draw:layer="layout" svg:width="0.16cm" svg:height="0.2cm" svg:x="9.593cm" svg:y="8.401cm" svg:viewBox="0 0 161 201" draw:points="67,201 67,24 0,24 0,0 161,0 161,24 94,24 94,201">
          <text:p/>
        </draw:polygon>
        <draw:polygon draw:style-name="gr1" draw:text-style-name="P1" draw:layer="layout" svg:width="0.149cm" svg:height="0.2cm" svg:x="9.78cm" svg:y="8.401cm" svg:viewBox="0 0 150 201" draw:points="0,201 0,0 145,0 145,24 28,24 28,85 137,85 137,110 28,110 28,177 150,177 150,201">
          <text:p/>
        </draw:polygon>
        <draw:polygon draw:style-name="gr1" draw:text-style-name="P1" draw:layer="layout" svg:width="0.126cm" svg:height="0.2cm" svg:x="9.963cm" svg:y="8.401cm" svg:viewBox="0 0 127 201" draw:points="0,201 0,0 28,0 28,177 127,177 127,201">
          <text:p/>
        </draw:polygon>
        <draw:polygon draw:style-name="gr1" draw:text-style-name="P1" draw:layer="layout" svg:width="0.149cm" svg:height="0.2cm" svg:x="10.12cm" svg:y="8.401cm" svg:viewBox="0 0 150 201" draw:points="0,201 0,0 146,0 146,24 26,24 26,85 138,85 138,110 26,110 26,177 150,177 150,201">
          <text:p/>
        </draw:polygon>
        <draw:polygon draw:style-name="gr1" draw:text-style-name="P1" draw:layer="layout" svg:width="0.135cm" svg:height="0.2cm" svg:x="10.307cm" svg:y="8.401cm" svg:viewBox="0 0 136 201" draw:points="0,201 0,0 136,0 136,24 26,24 26,86 121,86 121,111 26,111 26,201">
          <text:p/>
        </draw:polygon>
        <draw:path draw:style-name="gr1" draw:text-style-name="P1" draw:layer="layout" svg:width="0.191cm" svg:height="0.208cm" svg:x="10.468cm" svg:y="8.397cm" svg:viewBox="0 0 192 209" svg:d="M28 108c0 24 6 44 19 57 14 15 29 21 49 21s37-8 50-21c13-14 20-34 20-59 0-17-3-31-9-44-5-12-13-21-24-29-10-7-24-11-37-11-18 0-34 7-49 22-13 13-19 34-19 64zM0 108c0-34 9-59 28-80 17-19 41-28 68-28 19 0 37 4 52 13 14 9 26 21 33 39 7 15 11 34 11 54s-4 38-11 54c-8 16-20 28-35 37-16 8-33 12-50 12-18 0-35-6-50-13-16-10-26-23-34-39s-12-31-12-49z">
          <text:p/>
        </draw:path>
        <draw:polygon draw:style-name="gr1" draw:text-style-name="P1" draw:layer="layout" svg:width="0.157cm" svg:height="0.2cm" svg:x="10.693cm" svg:y="8.401cm" svg:viewBox="0 0 158 201" draw:points="0,201 0,0 26,0 133,159 133,0 158,0 158,201 130,201 25,42 25,201">
          <text:p/>
        </draw:polygon>
        <draw:polygon draw:style-name="gr1" draw:text-style-name="P1" draw:layer="layout" svg:width="0.149cm" svg:height="0.2cm" svg:x="10.895cm" svg:y="8.401cm" svg:viewBox="0 0 150 201" draw:points="0,201 0,0 146,0 146,24 26,24 26,85 138,85 138,110 26,110 26,177 150,177 150,201">
          <text:p/>
        </draw:polygon>
        <draw:path draw:style-name="gr3" draw:text-style-name="P3" draw:layer="layout" svg:width="0.659cm" svg:height="0.817cm" svg:x="1.226cm" svg:y="9.539cm" svg:viewBox="0 0 660 818" svg:d="M341 772h236c20 0 37-18 37-37v-652c0-20-17-37-37-37h-494c-20 0-37 17-37 37v652c0 19 17 37 37 37zM577 818h-494c-45 0-83-37-83-83v-652c0-46 37-83 83-83h494c46 0 83 37 83 83v652c0 46-37 83-83 83z">
          <text:p/>
        </draw:path>
        <draw:path draw:style-name="gr3" draw:text-style-name="P3" draw:layer="layout" svg:width="0.659cm" svg:height="0.817cm" svg:x="1.968cm" svg:y="9.539cm" svg:viewBox="0 0 660 818" svg:d="M343 772h234c20 0 37-18 37-37v-652c0-20-17-37-37-37h-494c-20 0-37 17-37 37v652c0 19 17 37 37 37zM577 818h-494c-46 0-83-37-83-83v-652c0-46 37-83 83-83h494c46 0 83 37 83 83v652c0 46-38 83-83 83z">
          <text:p/>
        </draw:path>
        <draw:path draw:style-name="gr3" draw:text-style-name="P3" draw:layer="layout" svg:width="0.659cm" svg:height="0.817cm" svg:x="2.71cm" svg:y="9.539cm" svg:viewBox="0 0 660 818" svg:d="M343 772h233c21 0 37-18 37-37v-652c0-20-16-37-37-37h-493c-21 0-37 17-37 37v652c0 19 16 37 37 37zM576 818h-493c-46 0-83-37-83-83v-652c0-46 37-83 83-83h493c47 0 84 37 84 83v652c0 46-38 83-84 83z">
          <text:p/>
        </draw:path>
        <draw:path draw:style-name="gr3" draw:text-style-name="P3" draw:layer="layout" svg:width="0.659cm" svg:height="0.817cm" svg:x="3.452cm" svg:y="9.539cm" svg:viewBox="0 0 660 818" svg:d="M341 772h235c21 0 37-18 37-37v-652c0-20-16-37-37-37h-493c-21 0-37 17-37 37v652c0 19 16 37 37 37zM576 818h-493c-46 0-83-37-83-83v-652c0-46 37-83 83-83h493c47 0 84 37 84 83v652c0 46-38 83-84 83z">
          <text:p/>
        </draw:path>
        <draw:path draw:style-name="gr3" draw:text-style-name="P3" draw:layer="layout" svg:width="0.658cm" svg:height="0.817cm" svg:x="4.194cm" svg:y="9.539cm" svg:viewBox="0 0 659 818" svg:d="M341 772h235c21 0 37-18 37-37v-652c0-20-16-37-37-37h-492c-21 0-37 17-37 37v652c0 19 16 37 37 37zM576 818h-492c-46 0-84-37-84-83v-652c0-46 36-83 84-83h492c47 0 83 37 83 83v652c0 46-36 83-83 83z">
          <text:p/>
        </draw:path>
        <draw:path draw:style-name="gr3" draw:text-style-name="P3" draw:layer="layout" svg:width="0.658cm" svg:height="0.817cm" svg:x="5.25cm" svg:y="9.539cm" svg:viewBox="0 0 659 818" svg:d="M341 772h235c21 0 37-18 37-37v-652c0-20-16-37-37-37h-493c-21 0-37 17-37 37v652c0 19 16 37 37 37zM576 818h-493c-46 0-83-37-83-83v-652c0-46 36-83 83-83h493c47 0 83 37 83 83v652c0 46-37 83-83 83z">
          <text:p/>
        </draw:path>
        <draw:path draw:style-name="gr3" draw:text-style-name="P3" draw:layer="layout" svg:width="0.659cm" svg:height="0.817cm" svg:x="5.99cm" svg:y="9.539cm" svg:viewBox="0 0 660 818" svg:d="M343 772h234c21 0 37-18 37-37v-652c0-20-16-37-37-37h-493c-21 0-37 17-37 37v652c0 19 16 37 37 37zM577 818h-493c-46 0-84-37-84-83v-652c0-46 37-83 84-83h493c46 0 83 37 83 83v652c0 46-37 83-83 83z">
          <text:p/>
        </draw:path>
        <draw:path draw:style-name="gr3" draw:text-style-name="P3" draw:layer="layout" svg:width="0.659cm" svg:height="0.817cm" svg:x="6.732cm" svg:y="9.539cm" svg:viewBox="0 0 660 818" svg:d="M343 772h234c20 0 37-18 37-37v-652c0-20-17-37-37-37h-494c-20 0-36 17-36 37v652c0 19 16 37 36 37zM577 818h-494c-45 0-83-37-83-83v-652c0-46 37-83 83-83h494c46 0 83 37 83 83v652c0 46-37 83-83 83z">
          <text:p/>
        </draw:path>
        <draw:polygon draw:style-name="gr1" draw:text-style-name="P1" draw:layer="layout" svg:width="0.149cm" svg:height="0.201cm" svg:x="1.272cm" svg:y="7.494cm" svg:viewBox="0 0 150 202" draw:points="0,202 0,0 145,0 145,25 26,25 26,87 137,87 137,110 26,110 26,178 150,178 150,202">
          <text:p/>
        </draw:polygon>
        <draw:polygon draw:style-name="gr1" draw:text-style-name="P1" draw:layer="layout" svg:width="0.157cm" svg:height="0.201cm" svg:x="1.457cm" svg:y="7.494cm" svg:viewBox="0 0 158 202" draw:points="0,202 0,0 28,0 133,159 133,0 158,0 158,202 132,202 25,45 25,202">
          <text:p/>
        </draw:polygon>
        <draw:path draw:style-name="gr1" draw:text-style-name="P1" draw:layer="layout" svg:width="0.165cm" svg:height="0.201cm" svg:x="1.659cm" svg:y="7.494cm" svg:viewBox="0 0 166 202" svg:d="M26 178h45c13 0 23-1 30-4 8-2 14-5 19-10s10-15 14-25c3-11 6-24 6-39 0-21-4-37-11-47-6-12-16-20-25-24-6-3-18-4-34-4h-44zM0 202v-202h70c16 0 28 1 35 4 12 4 22 8 31 14 10 10 18 22 22 35 5 14 8 30 8 47 0 16-1 29-5 41-3 12-8 22-13 29-6 8-12 14-19 19-6 4-14 8-24 9-9 3-19 4-31 4z">
          <text:p/>
        </draw:path>
        <draw:polygon draw:style-name="gr1" draw:text-style-name="P1" draw:layer="layout" svg:width="0.151cm" svg:height="0.201cm" svg:x="1.86cm" svg:y="7.494cm" svg:viewBox="0 0 152 202" draw:points="0,202 0,0 146,0 146,25 26,25 26,87 138,87 138,110 26,110 26,178 152,178 152,202">
          <text:p/>
        </draw:polygon>
        <draw:path draw:style-name="gr1" draw:text-style-name="P1" draw:layer="layout" svg:width="0.176cm" svg:height="0.201cm" svg:x="2.047cm" svg:y="7.494cm" svg:viewBox="0 0 177 202" svg:d="M26 90h57c12 0 21-1 28-4 6-1 12-5 16-12 3-5 5-11 5-17 0-9-4-17-11-24-6-7-17-9-31-9h-64zM0 202v-202h88c17 0 31 3 40 8 10 3 18 9 24 18 6 10 9 19 9 31 0 14-5 26-15 35-10 10-25 16-43 19 6 4 12 7 16 11 8 6 14 15 22 26l36 54h-35l-26-42c-8-12-15-21-20-27-4-6-9-11-13-14s-8-4-12-5c-2 0-8 0-14 0h-31v88z">
          <text:p/>
        </draw:path>
        <draw:polygon draw:style-name="gr1" draw:text-style-name="P1" draw:layer="layout" svg:width="0.151cm" svg:height="0.201cm" svg:x="2.248cm" svg:y="7.494cm" svg:viewBox="0 0 152 202" draw:points="0,202 0,0 146,0 146,25 28,25 28,87 138,87 138,110 28,110 28,178 152,178 152,202">
          <text:p/>
        </draw:polygon>
        <draw:path draw:style-name="gr1" draw:text-style-name="P1" draw:layer="layout" svg:width="0.177cm" svg:height="0.261cm" svg:x="2.426cm" svg:y="7.491cm" svg:viewBox="0 0 178 262" svg:d="M71 226l7-24h18l-4 15c8 0 13 2 17 6s6 8 6 13c0 7-3 14-10 18-6 5-15 8-29 8-7 0-14 0-19-2l1-16c5 0 11 2 13 2 8 0 15-2 17-4 3-3 4-4 4-7 0-1 0-4-1-5-1 0-3-1-5-3-4-1-8-1-15-1zM152 133l26 7c-5 23-15 40-29 52-15 10-34 17-54 17-23 0-40-6-53-13-13-10-24-23-31-39-7-18-11-35-11-55 0-21 4-39 13-54 8-16 19-28 33-36 15-8 32-12 49-12 20 0 38 5 51 15 15 10 24 25 29 43l-26 7c-4-15-12-25-20-32-9-7-21-11-34-11-16 0-29 4-40 11-9 8-17 17-21 30-4 12-6 26-6 39 0 17 2 31 8 45 4 13 11 22 22 29 11 6 22 9 34 9 15 0 29-4 40-12 9-9 17-22 20-40z">
          <text:p/>
        </draw:path>
        <draw:path draw:style-name="gr1" draw:text-style-name="P1" draw:layer="layout" svg:width="0.191cm" svg:height="0.208cm" svg:x="2.627cm" svg:y="7.491cm" svg:viewBox="0 0 192 209" svg:d="M28 106c0 26 6 45 18 59 13 13 30 20 49 20 20 0 37-7 50-21 12-13 18-33 18-61 0-16-2-30-7-42-6-12-14-21-24-28-11-7-23-11-36-11-20 0-35 7-49 20-13 12-19 35-19 64zM0 106c0-33 9-60 26-78 19-19 41-28 70-28 19 0 34 4 49 13 16 8 26 21 34 37 9 16 13 33 13 53 0 23-4 41-13 57s-20 28-35 36c-15 7-31 13-49 13-19 0-36-6-50-15-15-9-27-21-33-37-8-16-12-33-12-51z">
          <text:p/>
        </draw:path>
        <draw:path draw:style-name="gr1" draw:text-style-name="P1" draw:layer="layout" svg:width="0.177cm" svg:height="0.208cm" svg:x="1.263cm" svg:y="8.397cm" svg:viewBox="0 0 178 209" svg:d="M152 135l26 6c-5 23-16 39-30 51-15 11-32 17-53 17s-38-4-54-13c-13-10-24-22-30-39-7-17-11-34-11-54s4-38 12-54c8-17 20-28 34-37 16-8 32-12 50-12 20 0 36 5 50 16 13 10 23 25 28 43l-25 7c-5-14-12-25-21-33-8-7-20-11-33-11-16 0-28 4-38 12-12 8-19 19-24 31-4 13-5 25-5 38 0 17 2 33 6 45 6 13 13 22 25 29 11 5 21 9 35 9s26-4 36-13c11-8 18-21 22-38z">
          <text:p/>
        </draw:path>
        <draw:polygon draw:style-name="gr1" draw:text-style-name="P1" draw:layer="layout" svg:width="0.027cm" svg:height="0.2cm" svg:x="1.477cm" svg:y="8.401cm" svg:viewBox="0 0 28 201" draw:points="0,0 28,0 28,201 0,201">
          <text:p/>
        </draw:polygon>
        <draw:path draw:style-name="gr1" draw:text-style-name="P1" draw:layer="layout" svg:width="0.166cm" svg:height="0.2cm" svg:x="1.549cm" svg:y="8.401cm" svg:viewBox="0 0 167 201" svg:d="M28 177h42c13 0 24 0 30-3 8-2 15-6 19-10 6-7 10-15 14-25 4-11 7-24 7-40 0-21-6-38-12-49-7-12-15-18-25-22-7-3-19-4-34-4h-41zM0 201v-201h70c14 0 26 1 35 3 11 2 22 8 29 14 12 9 20 20 25 35 6 13 8 29 8 48 0 15-2 28-5 40-4 12-8 23-14 29-6 8-12 15-19 19-6 5-14 8-25 10-9 1-20 3-32 3z">
          <text:p/>
        </draw:path>
        <draw:path draw:style-name="gr1" draw:text-style-name="P1" draw:layer="layout" svg:width="0.186cm" svg:height="0.2cm" svg:x="1.73cm" svg:y="8.401cm" svg:viewBox="0 0 187 201" svg:d="M57 119h70l-22-57c-6-17-10-30-14-41-3 12-5 25-11 38zM0 201l76-201h29l82 201h-29l-24-61h-84l-22 61z">
          <text:p/>
        </draw:path>
        <draw:path draw:style-name="gr1" draw:text-style-name="P1" draw:layer="layout" svg:width="0.165cm" svg:height="0.2cm" svg:x="1.938cm" svg:y="8.401cm" svg:viewBox="0 0 166 201" svg:d="M26 177h43c14 0 25 0 31-3 8-2 15-6 19-10 6-7 10-15 14-25 4-11 5-24 5-40 0-21-2-38-10-49-7-12-15-18-25-22-7-3-19-4-36-4h-41zM0 201v-201h69c15 0 27 1 36 3 11 2 22 8 29 14 11 9 19 20 24 35 5 13 8 29 8 48 0 15-3 28-5 40-4 12-8 23-15 29-5 8-10 15-17 19-6 5-14 8-24 10-10 1-21 3-34 3z">
          <text:p/>
        </draw:path>
        <draw:polygon draw:style-name="gr1" draw:text-style-name="P1" draw:layer="layout" svg:width="0.149cm" svg:height="0.2cm" svg:x="2.14cm" svg:y="8.401cm" svg:viewBox="0 0 150 201" draw:points="0,201 0,0 145,0 145,24 26,24 26,85 138,85 138,110 26,110 26,177 150,177 150,201">
          <text:p/>
        </draw:polygon>
        <draw:path draw:style-name="gr1" draw:text-style-name="P1" draw:layer="layout" svg:width="0.157cm" svg:height="0.204cm" svg:x="8.002cm" svg:y="8.401cm" svg:viewBox="0 0 158 205" svg:d="M130 0h28v116c0 21-2 37-8 49-5 12-13 21-25 28-12 8-27 12-46 12-20 0-34-4-46-9-12-7-21-16-26-30-4-11-7-29-7-50v-116h26v116c0 17 2 31 4 39 4 9 10 14 17 19 8 4 18 7 29 7 20 0 33-4 41-13 10-9 13-27 13-52z">
          <text:p/>
        </draw:path>
        <draw:polygon draw:style-name="gr1" draw:text-style-name="P1" draw:layer="layout" svg:width="0.135cm" svg:height="0.2cm" svg:x="8.203cm" svg:y="8.401cm" svg:viewBox="0 0 136 201" draw:points="0,201 0,0 136,0 136,24 26,24 26,86 121,86 121,111 26,111 26,201">
          <text:p/>
        </draw:polygon>
        <draw:path draw:style-name="gr3" draw:text-style-name="P3" draw:layer="layout" svg:width="13.285cm" svg:height="0.047cm" svg:x="1.138cm" svg:y="7.235cm" svg:viewBox="0 0 13286 48" svg:d="M13264 48h-13242c-11 0-22-11-22-23 0-14 11-25 22-25h13242c11 0 22 11 22 25 0 12-11 23-22 23z">
          <text:p/>
        </draw:path>
        <draw:path draw:style-name="gr3" draw:text-style-name="P3" draw:layer="layout" svg:width="13.285cm" svg:height="0.047cm" svg:x="1.138cm" svg:y="8.215cm" svg:viewBox="0 0 13286 48" svg:d="M13264 48h-13242c-11 0-22-11-22-23 0-13 11-25 22-25h13242c11 0 22 12 22 25 0 12-11 23-22 23z">
          <text:p/>
        </draw:path>
        <draw:path draw:style-name="gr3" draw:text-style-name="P3" draw:layer="layout" svg:width="5.744cm" svg:height="0.611cm" svg:x="8.68cm" svg:y="8.5cm" svg:viewBox="0 0 5745 612" svg:d="M5723 612h-5683c-16 0-29-8-35-21-8-15-6-32 5-47l389-500c19-26 58-44 89-44 13 0 24 11 24 24 0 12-11 22-24 22-17 0-42 12-52 27l-384 492h5671c11 0 22 11 22 24 0 12-11 23-22 23z">
          <text:p/>
        </draw:path>
        <draw:path draw:style-name="gr3" draw:text-style-name="P3" draw:layer="layout" svg:width="7.882cm" svg:height="0.611cm" svg:x="1.055cm" svg:y="8.5cm" svg:viewBox="0 0 7883 612" svg:d="M7394 612h-7370c-13 0-24-11-24-23 0-13 11-24 24-24h7370c19 0 42-11 54-25l385-496c-8-4-13-11-13-20 0-13 10-24 24-24s27 8 34 21c8 15 5 32-5 48l-389 499c-19 25-58 44-90 44z">
          <text:p/>
        </draw:path>
        <draw:path draw:style-name="gr3" draw:text-style-name="P3" draw:layer="layout" svg:width="13.368cm" svg:height="5.525cm" svg:x="1.055cm" svg:y="0.574cm" svg:viewBox="0 0 13369 5526" svg:d="M46 5474h13277v-5422h-13277zM13369 5526h-13369v-5526h13369z">
          <text:p/>
        </draw:path>
        <draw:polygon draw:style-name="gr1" draw:text-style-name="P1" draw:layer="layout" svg:width="4.52cm" svg:height="0.522cm" svg:x="15.179cm" svg:y="0.597cm" svg:viewBox="0 0 4521 523" draw:points="4521,523 0,523 0,0 4521,0">
          <text:p/>
        </draw:polygon>
        <draw:path draw:style-name="gr2" draw:text-style-name="P2" draw:layer="layout" svg:width="0.224cm" svg:height="0.267cm" svg:x="15.308cm" svg:y="0.72cm" svg:viewBox="0 0 225 268" svg:d="M54 45v178h41c14 0 25 0 32-2 9-2 15-6 22-11 5-5 10-14 13-26 4-12 7-29 7-51 0-19-3-35-7-47-3-11-8-19-14-25-7-7-15-11-25-13-8-2-23-3-45-3zM0 0h99c22 0 39 3 50 5 16 6 29 13 41 25 10 12 21 27 26 43 5 17 9 38 9 63 0 23-2 42-9 58-6 20-17 36-29 48-9 9-22 16-38 21-12 4-28 5-48 5h-101z">
          <text:p/>
        </draw:path>
        <draw:polygon draw:style-name="gr2" draw:text-style-name="P2" draw:layer="layout" svg:width="0.203cm" svg:height="0.267cm" svg:x="15.577cm" svg:y="0.72cm" svg:viewBox="0 0 204 268" draw:points="0,268 0,0 199,0 199,45 54,45 54,104 188,104 188,149 54,149 54,223 204,223 204,268">
          <text:p/>
        </draw:polygon>
        <draw:path draw:style-name="gr2" draw:text-style-name="P2" draw:layer="layout" svg:width="0.216cm" svg:height="0.276cm" svg:x="15.811cm" svg:y="0.716cm" svg:viewBox="0 0 217 277" svg:d="M0 185l53-5c2 17 9 30 18 38 12 8 25 13 41 13 17 0 30-2 40-12 7-6 13-16 13-25 0-6-3-12-7-17-2-4-9-8-18-11-7-2-21-6-44-11-30-8-50-16-62-27-16-14-25-33-25-54 0-13 4-26 12-38s19-20 33-27c15-6 34-9 54-9 34 0 59 7 75 22 17 15 27 33 28 59l-54 2c-3-14-8-24-15-30-8-5-19-8-34-8-16 0-28 3-38 9-5 4-9 9-9 16s4 12 9 17c8 5 24 11 50 17 26 7 46 14 58 20 13 7 22 16 29 27 8 12 10 26 10 42s-4 30-11 45c-10 13-22 24-37 29-15 6-35 10-57 10-34 0-62-7-79-23-19-16-29-40-33-69z">
          <text:p/>
        </draw:path>
        <draw:polygon draw:style-name="gr2" draw:text-style-name="P2" draw:layer="layout" svg:width="0.212cm" svg:height="0.267cm" svg:x="16.054cm" svg:y="0.72cm" svg:viewBox="0 0 213 268" draw:points="79,268 79,45 0,45 0,0 213,0 213,45 133,45 133,268">
          <text:p/>
        </draw:polygon>
        <draw:polygon draw:style-name="gr2" draw:text-style-name="P2" draw:layer="layout" svg:width="0.054cm" svg:height="0.267cm" svg:x="16.299cm" svg:y="0.72cm" svg:viewBox="0 0 55 268" draw:points="0,0 55,0 55,268 0,268">
          <text:p/>
        </draw:polygon>
        <draw:polygon draw:style-name="gr2" draw:text-style-name="P2" draw:layer="layout" svg:width="0.211cm" svg:height="0.267cm" svg:x="16.404cm" svg:y="0.72cm" svg:viewBox="0 0 212 268" draw:points="0,268 0,0 54,0 162,180 162,0 212,0 212,268 158,268 50,94 50,268">
          <text:p/>
        </draw:polygon>
        <draw:path draw:style-name="gr2" draw:text-style-name="P2" draw:layer="layout" svg:width="0.268cm" svg:height="0.267cm" svg:x="16.645cm" svg:y="0.72cm" svg:viewBox="0 0 269 268" svg:d="M169 163l-36-101-37 101zM269 268h-59l-23-61h-108l-22 61h-57l105-268h57z">
          <text:p/>
        </draw:path>
        <draw:polygon draw:style-name="gr2" draw:text-style-name="P2" draw:layer="layout" svg:width="0.211cm" svg:height="0.267cm" svg:x="16.894cm" svg:y="0.72cm" svg:viewBox="0 0 212 268" draw:points="79,268 79,45 0,45 0,0 212,0 212,45 132,45 132,268">
          <text:p/>
        </draw:polygon>
        <draw:path draw:style-name="gr2" draw:text-style-name="P2" draw:layer="layout" svg:width="0.268cm" svg:height="0.337cm" svg:x="17.113cm" svg:y="0.65cm" svg:viewBox="0 0 269 338" svg:d="M100 57l25-57h59l-51 57zM170 233l-38-100-36 100zM269 338h-59l-23-61h-108l-22 61h-57l104-267h58z">
          <text:p/>
        </draw:path>
        <draw:path draw:style-name="gr2" draw:text-style-name="P2" draw:layer="layout" svg:width="0.239cm" svg:height="0.267cm" svg:x="17.41cm" svg:y="0.72cm" svg:viewBox="0 0 240 268" svg:d="M53 114h41c25 0 40-2 47-4s12-6 16-11c2-5 5-12 5-20 0-9-3-17-8-22-4-5-10-9-20-11-4 0-17-1-39-1h-42zM0 268v-268h112c29 0 50 3 63 8 13 4 24 13 32 25s12 26 12 42c0 20-7 37-19 49-10 13-29 23-54 25 12 7 24 16 31 24s18 23 31 44l32 51h-65l-39-58c-15-20-24-33-29-38-4-6-11-9-16-13-5-2-15-3-26-3h-12v112z">
          <text:p/>
        </draw:path>
        <draw:polygon draw:style-name="gr2" draw:text-style-name="P2" draw:layer="layout" svg:width="0.054cm" svg:height="0.267cm" svg:x="17.676cm" svg:y="0.72cm" svg:viewBox="0 0 55 268" draw:points="0,0 55,0 55,268 0,268">
          <text:p/>
        </draw:polygon>
        <draw:path draw:style-name="gr2" draw:text-style-name="P2" draw:layer="layout" svg:width="0.259cm" svg:height="0.276cm" svg:x="17.77cm" svg:y="0.716cm" svg:viewBox="0 0 260 277" svg:d="M55 137c0 31 8 55 21 70 15 16 32 24 56 24 21 0 38-8 52-24 14-14 20-39 20-70s-6-54-20-68c-13-16-31-23-52-23-24 0-42 7-56 23-13 16-21 38-21 68zM0 140c0-28 4-50 13-69 5-14 13-26 24-37 10-10 22-18 35-23 16-8 36-11 58-11 40 0 72 12 95 37 23 24 35 58 35 102 0 43-12 78-35 101-23 26-55 37-93 37-41 0-73-11-96-37-24-23-36-56-36-100z">
          <text:p/>
        </draw:path>
        <draw:path draw:style-name="gr2" draw:text-style-name="P2" draw:layer="layout" svg:width="0.093cm" svg:height="0.35cm" svg:x="18.166cm" svg:y="0.716cm" svg:viewBox="0 0 94 351" svg:d="M94 351h-37c-19-29-33-58-43-87-10-30-14-59-14-88 0-35 5-69 17-99 11-28 24-53 40-77h37c-18 38-29 69-36 95-7 25-9 53-9 82 0 20 1 40 5 61s9 41 16 59c4 13 12 31 24 54z">
          <text:p/>
        </draw:path>
        <draw:path draw:style-name="gr2" draw:text-style-name="P2" draw:layer="layout" svg:width="0.094cm" svg:height="0.35cm" svg:x="19.584cm" svg:y="0.716cm" svg:viewBox="0 0 95 351" svg:d="M1 351c10-22 17-38 21-50s8-25 12-39c3-16 6-29 7-44 2-13 2-26 2-41 0-29-2-57-9-82-5-26-17-57-34-95h36c18 28 31 55 42 85 12 29 17 58 17 88 0 25-4 53-13 82-10 32-25 65-45 96z">
          <text:p/>
        </draw:path>
        <draw:path draw:style-name="gr1" draw:text-style-name="P1" draw:layer="layout" svg:width="0.206cm" svg:height="0.242cm" svg:x="15.297cm" svg:y="4.56cm" svg:viewBox="0 0 207 243" svg:d="M177 156l30 8c-5 26-17 46-34 59s-37 20-62 20-45-5-62-16c-16-9-28-25-36-45-9-19-13-41-13-63 0-24 5-45 14-64 10-18 23-31 41-40 17-10 36-15 57-15 22 0 42 7 58 18 16 12 28 28 33 51l-30 6c-6-17-14-29-23-37-10-8-23-12-39-12-17 0-33 6-45 14-13 9-21 19-26 34-6 15-8 30-8 45 0 20 4 37 9 53s16 26 28 34c13 7 26 11 39 11 17 0 33-6 45-15 12-10 20-26 24-46z">
          <text:p/>
        </draw:path>
        <draw:polygon draw:style-name="gr1" draw:text-style-name="P1" draw:layer="layout" svg:width="0.174cm" svg:height="0.234cm" svg:x="15.542cm" svg:y="4.564cm" svg:viewBox="0 0 175 235" draw:points="0,235 0,0 170,0 170,28 32,28 32,99 161,99 161,127 32,127 32,206 175,206 175,235">
          <text:p/>
        </draw:polygon>
        <draw:path draw:style-name="gr1" draw:text-style-name="P1" draw:layer="layout" svg:width="0.178cm" svg:height="0.234cm" svg:x="15.759cm" svg:y="4.564cm" svg:viewBox="0 0 179 235" svg:d="M32 111h60c20 0 35-3 42-11 10-8 14-18 14-31 0-10-3-19-8-25-6-7-11-12-20-14-4-1-15-2-28-2h-60zM0 235v-235h90c14 0 26 1 35 3 11 1 21 5 28 10 8 5 14 13 20 23 4 10 6 21 6 31 0 20-6 37-18 52-13 13-36 20-69 20h-60v96z">
          <text:p/>
        </draw:path>
        <draw:polygon draw:style-name="gr1" draw:text-style-name="P1" draw:layer="layout" svg:width="0.185cm" svg:height="0.234cm" svg:x="23.489cm" svg:y="3.624cm" svg:viewBox="0 0 186 235" draw:points="78,235 78,28 0,28 0,0 186,0 186,28 108,28 108,235">
          <text:p/>
        </draw:polygon>
        <draw:polygon draw:style-name="gr1" draw:text-style-name="P1" draw:layer="layout" svg:width="0.174cm" svg:height="0.234cm" svg:x="23.706cm" svg:y="3.624cm" svg:viewBox="0 0 175 235" draw:points="0,235 0,0 170,0 170,28 30,28 30,99 161,99 161,127 30,127 30,206 175,206 175,235">
          <text:p/>
        </draw:polygon>
        <draw:polygon draw:style-name="gr1" draw:text-style-name="P1" draw:layer="layout" svg:width="0.147cm" svg:height="0.234cm" svg:x="23.921cm" svg:y="3.624cm" svg:viewBox="0 0 148 235" draw:points="0,235 0,0 32,0 32,206 148,206 148,235">
          <text:p/>
        </draw:polygon>
        <draw:polygon draw:style-name="gr1" draw:text-style-name="P1" draw:layer="layout" svg:width="0.174cm" svg:height="0.234cm" svg:x="24.104cm" svg:y="3.624cm" svg:viewBox="0 0 175 235" draw:points="0,235 0,0 170,0 170,28 30,28 30,99 161,99 161,127 30,127 30,206 175,206 175,235">
          <text:p/>
        </draw:polygon>
        <draw:polygon draw:style-name="gr1" draw:text-style-name="P1" draw:layer="layout" svg:width="0.158cm" svg:height="0.234cm" svg:x="24.322cm" svg:y="3.624cm" svg:viewBox="0 0 159 235" draw:points="0,235 0,0 159,0 159,28 32,28 32,99 142,99 142,127 32,127 32,235">
          <text:p/>
        </draw:polygon>
        <draw:path draw:style-name="gr1" draw:text-style-name="P1" draw:layer="layout" svg:width="0.223cm" svg:height="0.242cm" svg:x="24.51cm" svg:y="3.62cm" svg:viewBox="0 0 224 243" svg:d="M32 124c0 28 8 52 22 68 16 15 34 25 57 25s43-10 59-25c14-16 22-41 22-72 0-18-4-35-9-49-6-14-16-25-29-33-12-8-27-12-42-12-22 0-41 7-57 23-15 14-23 40-23 75zM0 123c0-38 11-69 30-90 21-22 49-33 82-33 21 0 42 5 59 15s31 25 40 43c8 19 13 40 13 62 0 24-5 46-14 66-10 19-23 32-41 43-17 9-37 14-58 14s-41-5-58-16c-17-12-31-25-40-43-9-19-13-40-13-61z">
          <text:p/>
        </draw:path>
        <draw:polygon draw:style-name="gr1" draw:text-style-name="P1" draw:layer="layout" svg:width="0.183cm" svg:height="0.234cm" svg:x="24.772cm" svg:y="3.624cm" svg:viewBox="0 0 184 235" draw:points="0,235 0,0 32,0 156,184 156,0 184,0 184,235 153,235 29,50 29,235">
          <text:p/>
        </draw:polygon>
        <draw:polygon draw:style-name="gr1" draw:text-style-name="P1" draw:layer="layout" svg:width="0.174cm" svg:height="0.234cm" svg:x="25.008cm" svg:y="3.624cm" svg:viewBox="0 0 175 235" draw:points="0,235 0,0 170,0 170,28 30,28 30,99 161,99 161,127 30,127 30,206 175,206 175,235">
          <text:p/>
        </draw:polygon>
        <draw:path draw:style-name="gr3" draw:text-style-name="P3" draw:layer="layout" svg:width="0.761cm" svg:height="0.945cm" svg:x="15.258cm" svg:y="4.939cm" svg:viewBox="0 0 762 946" svg:d="M395 898h273c26 0 48-19 48-46v-758c0-27-22-48-48-48h-573c-26 0-46 21-46 48v758c0 27 20 46 46 46zM668 946h-573c-53 0-95-41-95-94v-758c0-53 42-94 95-94h573c53 0 94 41 94 94v758c0 53-41 94-94 94z">
          <text:p/>
        </draw:path>
        <draw:path draw:style-name="gr3" draw:text-style-name="P3" draw:layer="layout" svg:width="0.761cm" svg:height="0.945cm" svg:x="16.124cm" svg:y="4.939cm" svg:viewBox="0 0 762 946" svg:d="M393 898h274c27 0 47-19 47-46v-758c0-27-20-48-47-48h-575c-25 0-46 21-46 48v758c0 27 21 46 46 46zM667 946h-575c-51 0-92-42-92-94v-758c0-53 41-94 92-94h575c53 0 95 41 95 94v758c0 52-42 94-95 94z">
          <text:p/>
        </draw:path>
        <draw:path draw:style-name="gr3" draw:text-style-name="P3" draw:layer="layout" svg:width="0.761cm" svg:height="0.945cm" svg:x="16.988cm" svg:y="4.939cm" svg:viewBox="0 0 762 946" svg:d="M394 898h274c26 0 48-19 48-46v-758c0-27-22-48-48-48h-574c-27 0-48 21-48 48v758c0 27 21 46 48 46zM668 946h-574c-52 0-94-42-94-94v-758c0-53 41-94 94-94h574c53 0 94 41 94 94v758c0 52-42 94-94 94z">
          <text:p/>
        </draw:path>
        <draw:path draw:style-name="gr3" draw:text-style-name="P3" draw:layer="layout" svg:width="0.761cm" svg:height="0.945cm" svg:x="17.853cm" svg:y="4.939cm" svg:viewBox="0 0 762 946" svg:d="M394 898h275c25 0 47-19 47-46v-758c0-27-22-48-47-48h-575c-27 0-47 21-47 48v758c0 27 20 46 47 46zM669 946h-575c-52 0-94-42-94-94v-758c0-53 41-94 94-94h575c52 0 93 41 93 94v758c0 52-41 94-93 94z">
          <text:p/>
        </draw:path>
        <draw:path draw:style-name="gr3" draw:text-style-name="P3" draw:layer="layout" svg:width="0.761cm" svg:height="0.945cm" svg:x="18.718cm" svg:y="4.939cm" svg:viewBox="0 0 762 946" svg:d="M394 898h274c26 0 46-19 46-46v-758c0-27-20-48-46-48h-574c-27 0-48 21-48 48v758c0 27 21 46 48 46zM668 946h-574c-53 0-94-42-94-94v-758c0-53 41-94 94-94h574c53 0 94 41 94 94v758c0 52-42 94-94 94z">
          <text:p/>
        </draw:path>
        <draw:path draw:style-name="gr3" draw:text-style-name="P3" draw:layer="layout" svg:width="0.761cm" svg:height="0.945cm" svg:x="19.949cm" svg:y="4.939cm" svg:viewBox="0 0 762 946" svg:d="M393 898h275c26 0 46-19 46-46v-758c0-27-20-48-46-48h-576c-25 0-46 21-46 48v758c0 27 21 46 46 46zM668 946h-576c-51 0-92-42-92-94v-758c0-53 41-94 92-94h576c52 0 94 41 94 94v758c0 53-42 94-94 94z">
          <text:p/>
        </draw:path>
        <draw:path draw:style-name="gr3" draw:text-style-name="P3" draw:layer="layout" svg:width="0.761cm" svg:height="0.945cm" svg:x="20.814cm" svg:y="4.939cm" svg:viewBox="0 0 762 946" svg:d="M394 898h274c26 0 48-19 48-46v-758c0-27-22-48-48-48h-574c-27 0-48 21-48 48v758c0 27 21 46 48 46zM668 946h-574c-52 0-94-42-94-94v-758c0-53 41-94 94-94h574c53 0 94 41 94 94v758c0 52-42 94-94 94z">
          <text:p/>
        </draw:path>
        <draw:path draw:style-name="gr3" draw:text-style-name="P3" draw:layer="layout" svg:width="0.761cm" svg:height="0.945cm" svg:x="21.678cm" svg:y="4.939cm" svg:viewBox="0 0 762 946" svg:d="M394 898h275c25 0 47-19 47-46v-758c0-27-22-48-47-48h-575c-27 0-47 21-47 48v758c0 27 20 46 47 46zM669 946h-575c-52 0-94-42-94-94v-758c0-53 41-94 94-94h575c52 0 93 41 93 94v758c0 52-41 94-93 94z">
          <text:p/>
        </draw:path>
        <draw:polygon draw:style-name="gr1" draw:text-style-name="P1" draw:layer="layout" svg:width="0.174cm" svg:height="0.234cm" svg:x="15.307cm" svg:y="1.858cm" svg:viewBox="0 0 175 235" draw:points="0,235 0,0 170,0 170,28 32,28 32,100 162,100 162,128 32,128 32,207 175,207 175,235">
          <text:p/>
        </draw:polygon>
        <draw:polygon draw:style-name="gr1" draw:text-style-name="P1" draw:layer="layout" svg:width="0.185cm" svg:height="0.234cm" svg:x="15.523cm" svg:y="1.858cm" svg:viewBox="0 0 186 235" draw:points="0,235 0,0 32,0 154,185 154,0 186,0 186,235 153,235 30,50 30,235">
          <text:p/>
        </draw:polygon>
        <draw:path draw:style-name="gr1" draw:text-style-name="P1" draw:layer="layout" svg:width="0.193cm" svg:height="0.234cm" svg:x="15.759cm" svg:y="1.858cm" svg:viewBox="0 0 194 235" svg:d="M30 207h52c16 0 27-1 37-5 8-3 15-6 19-12 8-6 14-17 18-29 5-12 6-28 6-45 0-26-4-45-12-58s-17-21-29-26c-8-3-22-4-39-4h-52zM0 235v-235h82c18 0 31 1 41 3 14 4 25 9 34 17 13 10 22 24 27 39 7 18 10 35 10 57 0 19-2 35-7 48-4 13-9 25-16 34-6 8-13 16-21 21-8 6-17 10-27 12-11 3-23 4-37 4z">
          <text:p/>
        </draw:path>
        <draw:polygon draw:style-name="gr1" draw:text-style-name="P1" draw:layer="layout" svg:width="0.174cm" svg:height="0.234cm" svg:x="15.994cm" svg:y="1.858cm" svg:viewBox="0 0 175 235" draw:points="0,235 0,0 170,0 170,28 30,28 30,100 161,100 161,128 30,128 30,207 175,207 175,235">
          <text:p/>
        </draw:polygon>
        <draw:path draw:style-name="gr1" draw:text-style-name="P1" draw:layer="layout" svg:width="0.206cm" svg:height="0.234cm" svg:x="16.211cm" svg:y="1.858cm" svg:viewBox="0 0 207 235" svg:d="M32 104h66c14 0 25-1 32-4 8-5 15-9 19-15 5-7 8-14 8-22 0-10-4-19-13-27-10-7-21-11-39-11h-73zM0 235v-235h104c21 0 37 1 49 7 10 4 18 10 25 21 6 10 10 22 10 35 0 18-5 31-15 44-12 11-29 19-52 21 8 4 15 8 19 12 9 8 18 19 26 32l41 63h-38l-33-49c-8-14-16-25-21-33-7-6-12-12-16-14-5-4-9-6-15-7-4-1-9-1-17-1h-35v104z">
          <text:p/>
        </draw:path>
        <draw:polygon draw:style-name="gr1" draw:text-style-name="P1" draw:layer="layout" svg:width="0.174cm" svg:height="0.234cm" svg:x="16.446cm" svg:y="1.858cm" svg:viewBox="0 0 175 235" draw:points="0,235 0,0 170,0 170,28 30,28 30,100 161,100 161,128 30,128 30,207 175,207 175,235">
          <text:p/>
        </draw:polygon>
        <draw:path draw:style-name="gr1" draw:text-style-name="P1" draw:layer="layout" svg:width="0.207cm" svg:height="0.304cm" svg:x="16.653cm" svg:y="1.854cm" svg:viewBox="0 0 208 305" svg:d="M83 263l8-28h21l-5 17c9 2 16 4 21 8 4 4 6 10 6 15 0 9-4 16-11 21-8 7-19 9-35 9-9 0-16 0-22-1l1-19c7 0 12 0 15 0 10 0 17-1 21-4 4-1 5-4 5-8 0-1-1-2-3-5-1-1-2-2-6-2-3-2-8-3-16-3zM177 157l31 8c-6 25-18 44-35 57-17 14-39 21-64 21s-44-5-60-16c-16-10-28-25-36-45-9-18-13-39-13-62 0-24 5-47 14-65 10-18 23-31 40-40 17-11 36-15 57-15 22 0 43 5 59 17s28 29 34 50l-30 10c-5-19-13-32-24-39-10-8-25-12-41-12-17 0-33 4-44 14-12 8-20 19-25 35-6 15-8 29-8 45 0 20 4 37 9 52 5 14 14 26 28 33 11 8 25 12 39 12 17 0 33-6 45-16 12-9 20-24 24-44z">
          <text:p/>
        </draw:path>
        <draw:path draw:style-name="gr1" draw:text-style-name="P1" draw:layer="layout" svg:width="0.223cm" svg:height="0.242cm" svg:x="16.888cm" svg:y="1.854cm" svg:viewBox="0 0 224 243" svg:d="M32 124c0 28 8 50 23 66s33 25 57 25c22 0 42-9 57-25s23-39 23-70c0-18-2-35-10-49-7-14-16-25-28-33-13-8-26-12-42-12-21 0-41 8-57 23-15 14-23 40-23 75zM0 124c0-39 11-70 32-91 21-22 47-33 80-33 21 0 41 5 58 15 18 10 32 25 41 43 9 19 13 40 13 64 0 22-4 43-13 63-11 18-24 32-42 44-17 9-37 14-57 14-22 0-42-5-59-17-17-11-31-25-40-44-8-18-13-38-13-58z">
          <text:p/>
        </draw:path>
        <draw:path draw:style-name="gr1" draw:text-style-name="P1" draw:layer="layout" svg:width="0.206cm" svg:height="0.242cm" svg:x="15.297cm" svg:y="3.62cm" svg:viewBox="0 0 207 243" svg:d="M177 156l30 9c-5 25-17 44-34 57-17 14-37 21-62 21s-45-5-62-16c-16-10-28-25-36-45-9-19-13-41-13-63 0-25 5-46 14-64 10-18 23-31 41-42 17-9 36-13 57-13 22 0 42 5 58 17s28 29 33 50l-30 8c-6-17-14-29-23-37-10-8-23-12-39-12-17 0-33 4-45 14-13 8-21 19-26 34-6 15-8 29-8 45 0 20 4 37 9 53 5 14 16 26 28 33 13 8 26 12 39 12 17 0 33-6 45-16 12-9 20-24 24-45z">
          <text:p/>
        </draw:path>
        <draw:polygon draw:style-name="gr1" draw:text-style-name="P1" draw:layer="layout" svg:width="0.032cm" svg:height="0.234cm" svg:x="15.546cm" svg:y="3.624cm" svg:viewBox="0 0 33 235" draw:points="0,0 33,0 33,235 0,235">
          <text:p/>
        </draw:polygon>
        <draw:path draw:style-name="gr1" draw:text-style-name="P1" draw:layer="layout" svg:width="0.193cm" svg:height="0.234cm" svg:x="15.632cm" svg:y="3.624cm" svg:viewBox="0 0 194 235" svg:d="M30 206h50c16 0 28-1 36-5 9-3 16-7 21-12 8-7 13-17 17-29s7-28 7-45c0-25-4-44-12-57s-19-21-29-26c-9-3-22-4-41-4h-49zM0 235v-235h80c19 0 32 1 41 3 13 4 25 9 35 17 13 10 23 24 28 39 7 18 10 35 10 56 0 18-3 34-7 48-4 13-9 25-17 34-7 8-13 16-21 21s-17 11-28 13c-10 3-23 4-37 4z">
          <text:p/>
        </draw:path>
        <draw:path draw:style-name="gr1" draw:text-style-name="P1" draw:layer="layout" svg:width="0.218cm" svg:height="0.234cm" svg:x="15.842cm" svg:y="3.624cm" svg:viewBox="0 0 219 235" svg:d="M69 137h79l-25-64c-7-20-12-36-16-49-3 16-8 30-13 45zM0 235l91-235h33l95 235h-35l-27-72h-98l-26 72z">
          <text:p/>
        </draw:path>
        <draw:path draw:style-name="gr1" draw:text-style-name="P1" draw:layer="layout" svg:width="0.193cm" svg:height="0.234cm" svg:x="16.084cm" svg:y="3.624cm" svg:viewBox="0 0 194 235" svg:d="M30 206h50c16 0 29-1 39-5 8-3 14-7 19-12 8-7 14-17 18-29 3-12 6-28 6-45 0-25-4-44-12-57s-18-21-29-26c-9-3-23-4-41-4h-50zM0 235v-235h80c19 0 33 1 43 3 13 4 25 9 34 17 13 10 22 24 27 39 7 18 10 35 10 56 0 18-2 34-7 48-4 13-9 25-16 34-6 8-13 16-21 21s-17 11-27 13c-11 3-25 4-39 4z">
          <text:p/>
        </draw:path>
        <draw:polygon draw:style-name="gr1" draw:text-style-name="P1" draw:layer="layout" svg:width="0.174cm" svg:height="0.234cm" svg:x="16.32cm" svg:y="3.624cm" svg:viewBox="0 0 175 235" draw:points="0,235 0,0 170,0 170,28 30,28 30,99 161,99 161,127 30,127 30,206 175,206 175,235">
          <text:p/>
        </draw:polygon>
        <draw:path draw:style-name="gr1" draw:text-style-name="P1" draw:layer="layout" svg:width="0.183cm" svg:height="0.238cm" svg:x="22.076cm" svg:y="3.624cm" svg:viewBox="0 0 184 239" svg:d="M153 0h31v135c0 24-2 42-7 55-6 16-16 27-29 36-15 8-32 13-54 13-23 0-41-4-54-12-16-8-26-18-32-34-5-15-8-33-8-58v-135h32v135c0 20 1 34 5 45 4 9 10 18 20 23 9 6 19 8 33 8 23 0 39-5 48-17 11-10 15-30 15-59z">
          <text:p/>
        </draw:path>
        <draw:polygon draw:style-name="gr1" draw:text-style-name="P1" draw:layer="layout" svg:width="0.157cm" svg:height="0.234cm" svg:x="22.312cm" svg:y="3.624cm" svg:viewBox="0 0 158 235" draw:points="0,235 0,0 158,0 158,28 30,28 30,99 141,99 141,127 30,127 30,235">
          <text:p/>
        </draw:polygon>
        <draw:path draw:style-name="gr3" draw:text-style-name="P3" draw:layer="layout" svg:width="13.035cm" svg:height="0.047cm" svg:x="15.3cm" svg:y="1.731cm" svg:viewBox="0 0 13036 48" svg:d="M13012 48h-12990c-11 0-22-11-22-24s11-24 22-24h12990c13 0 24 11 24 24s-11 24-24 24z">
          <text:p/>
        </draw:path>
        <draw:path draw:style-name="gr3" draw:text-style-name="P3" draw:layer="layout" svg:width="13.035cm" svg:height="0.047cm" svg:x="15.3cm" svg:y="3.406cm" svg:viewBox="0 0 13036 48" svg:d="M13012 48h-12990c-11 0-22-11-22-24 0-12 11-24 22-24h12990c13 0 24 12 24 24 0 13-11 24-24 24z">
          <text:p/>
        </draw:path>
        <draw:path draw:style-name="gr3" draw:text-style-name="P3" draw:layer="layout" svg:width="5.461cm" svg:height="0.611cm" svg:x="22.873cm" svg:y="3.853cm" svg:viewBox="0 0 5462 612" svg:d="M5439 612h-5399c-16 0-29-8-36-21-7-15-5-32 5-47l389-500c20-26 58-44 90-44 13 0 23 11 23 24s-10 22-23 22c-17 0-43 13-53 27l-384 492h5388c13 0 23 11 23 24 0 12-10 23-23 23z">
          <text:p/>
        </draw:path>
        <draw:path draw:style-name="gr3" draw:text-style-name="P3" draw:layer="layout" svg:width="7.882cm" svg:height="0.611cm" svg:x="15.258cm" svg:y="3.853cm" svg:viewBox="0 0 7883 612" svg:d="M7395 612h-7371c-13 0-24-11-24-23 0-13 11-24 24-24h7371c18 0 43-11 53-25l385-496c-8-3-13-11-13-20 0-13 10-24 24-24s29 8 35 21c7 15 5 32-5 48l-389 499c-20 25-58 44-90 44z">
          <text:p/>
        </draw:path>
        <draw:polygon draw:style-name="gr1" draw:text-style-name="P1" draw:layer="layout" svg:width="2.239cm" svg:height="0.522cm" svg:x="15.26cm" svg:y="6.152cm" svg:viewBox="0 0 2240 523" draw:points="2240,523 0,523 0,0 2240,0">
          <text:p/>
        </draw:polygon>
        <draw:path draw:style-name="gr2" draw:text-style-name="P2" draw:layer="layout" svg:width="0.21cm" svg:height="0.234cm" svg:x="15.374cm" svg:y="6.295cm" svg:viewBox="0 0 211 235" svg:d="M49 99h34c22 0 37-1 42-3s11-5 13-10c3-4 6-11 6-17 0-8-3-15-7-20-4-4-10-8-18-9-3 0-15 0-35 0h-35zM0 235v-235h100c25 0 44 3 54 7 12 4 21 11 28 22 6 11 9 23 9 37 0 17-4 32-14 42-11 14-27 20-47 24 10 5 19 12 26 20 6 7 15 20 26 37l29 46h-57l-34-51c-12-18-20-29-24-35-5-4-9-8-14-9-6-1-13-3-24-3h-9v98z">
          <text:p/>
        </draw:path>
        <draw:polygon draw:style-name="gr2" draw:text-style-name="P2" draw:layer="layout" svg:width="0.178cm" svg:height="0.234cm" svg:x="15.608cm" svg:y="6.295cm" svg:viewBox="0 0 179 235" draw:points="0,235 0,0 173,0 173,40 47,40 47,91 165,91 165,132 47,132 47,196 179,196 179,235">
          <text:p/>
        </draw:polygon>
        <draw:polygon draw:style-name="gr2" draw:text-style-name="P2" draw:layer="layout" svg:width="0.226cm" svg:height="0.234cm" svg:x="15.824cm" svg:y="6.295cm" svg:viewBox="0 0 227 235" draw:points="0,235 0,0 71,0 113,161 157,0 227,0 227,235 183,235 183,50 136,235 90,235 43,50 43,235">
          <text:p/>
        </draw:polygon>
        <draw:polygon draw:style-name="gr2" draw:text-style-name="P2" draw:layer="layout" svg:width="0.177cm" svg:height="0.234cm" svg:x="16.097cm" svg:y="6.295cm" svg:viewBox="0 0 178 235" draw:points="0,235 0,0 174,0 174,40 47,40 47,91 165,91 165,132 47,132 47,196 178,196 178,235">
          <text:p/>
        </draw:polygon>
        <draw:polygon draw:style-name="gr2" draw:text-style-name="P2" draw:layer="layout" svg:width="0.185cm" svg:height="0.234cm" svg:x="16.298cm" svg:y="6.295cm" svg:viewBox="0 0 186 235" draw:points="69,235 69,40 0,40 0,0 186,0 186,40 116,40 116,235">
          <text:p/>
        </draw:polygon>
        <draw:polygon draw:style-name="gr2" draw:text-style-name="P2" draw:layer="layout" svg:width="0.178cm" svg:height="0.234cm" svg:x="16.512cm" svg:y="6.295cm" svg:viewBox="0 0 179 235" draw:points="0,235 0,0 174,0 174,40 47,40 47,91 165,91 165,132 47,132 47,196 179,196 179,235">
          <text:p/>
        </draw:polygon>
        <draw:polygon draw:style-name="gr2" draw:text-style-name="P2" draw:layer="layout" svg:width="0.185cm" svg:height="0.234cm" svg:x="16.73cm" svg:y="6.295cm" svg:viewBox="0 0 186 235" draw:points="0,235 0,0 46,0 142,157 142,0 186,0 186,235 140,235 43,81 43,235">
          <text:p/>
        </draw:polygon>
        <draw:polygon draw:style-name="gr2" draw:text-style-name="P2" draw:layer="layout" svg:width="0.186cm" svg:height="0.234cm" svg:x="16.947cm" svg:y="6.295cm" svg:viewBox="0 0 187 235" draw:points="71,235 71,40 0,40 0,0 187,0 187,40 119,40 119,235">
          <text:p/>
        </draw:polygon>
        <draw:polygon draw:style-name="gr2" draw:text-style-name="P2" draw:layer="layout" svg:width="0.177cm" svg:height="0.234cm" svg:x="17.163cm" svg:y="6.295cm" svg:viewBox="0 0 178 235" draw:points="0,235 0,0 174,0 174,40 49,40 49,91 165,91 165,132 49,132 49,196 178,196 178,235">
          <text:p/>
        </draw:polygon>
        <draw:path draw:style-name="gr1" draw:text-style-name="P1" draw:layer="layout" svg:width="0.177cm" svg:height="0.206cm" svg:x="15.363cm" svg:y="9.219cm" svg:viewBox="0 0 178 207" svg:d="M152 135l26 6c-5 22-15 39-29 49-15 12-33 17-53 17-22 0-39-4-54-11-14-10-24-23-31-39-7-17-11-35-11-54 0-21 4-40 12-54 8-17 20-29 34-37 16-8 32-12 50-12 20 0 37 5 50 15s24 25 29 44l-26 7c-5-14-12-28-20-34-9-7-20-10-34-10-15 0-28 4-38 11-12 8-19 19-23 32-4 12-6 25-6 38 0 17 2 32 8 45 4 12 11 21 23 28 11 6 23 9 35 9 14 0 27-4 36-12 11-9 18-22 22-38z">
          <text:p/>
        </draw:path>
        <draw:polygon draw:style-name="gr1" draw:text-style-name="P1" draw:layer="layout" svg:width="0.149cm" svg:height="0.201cm" svg:x="15.573cm" svg:y="9.221cm" svg:viewBox="0 0 150 202" draw:points="0,202 0,0 146,0 146,24 26,24 26,87 138,87 138,110 26,110 26,178 150,178 150,202">
          <text:p/>
        </draw:polygon>
        <draw:path draw:style-name="gr1" draw:text-style-name="P1" draw:layer="layout" svg:width="0.153cm" svg:height="0.201cm" svg:x="15.759cm" svg:y="9.221cm" svg:viewBox="0 0 154 202" svg:d="M26 96h52c17 0 30-2 37-9 6-6 10-16 10-28 0-9-1-15-6-21-4-6-10-10-16-12-5-1-13-2-25-2h-52zM0 202v-202h75c13 0 24 1 30 3 11 1 19 4 25 9 7 4 14 10 18 20 4 8 6 17 6 26 0 19-5 33-17 45s-30 17-59 17h-52v82z">
          <text:p/>
        </draw:path>
        <draw:polygon draw:style-name="gr1" draw:text-style-name="P1" draw:layer="layout" svg:width="0.16cm" svg:height="0.2cm" svg:x="23.693cm" svg:y="8.402cm" svg:viewBox="0 0 161 201" draw:points="67,201 67,24 0,24 0,0 161,0 161,24 94,24 94,201">
          <text:p/>
        </draw:polygon>
        <draw:polygon draw:style-name="gr1" draw:text-style-name="P1" draw:layer="layout" svg:width="0.149cm" svg:height="0.2cm" svg:x="23.88cm" svg:y="8.402cm" svg:viewBox="0 0 150 201" draw:points="0,201 0,0 145,0 145,24 28,24 28,85 137,85 137,110 28,110 28,177 150,177 150,201">
          <text:p/>
        </draw:polygon>
        <draw:polygon draw:style-name="gr1" draw:text-style-name="P1" draw:layer="layout" svg:width="0.126cm" svg:height="0.2cm" svg:x="24.063cm" svg:y="8.402cm" svg:viewBox="0 0 127 201" draw:points="0,201 0,0 28,0 28,177 127,177 127,201">
          <text:p/>
        </draw:polygon>
        <draw:polygon draw:style-name="gr1" draw:text-style-name="P1" draw:layer="layout" svg:width="0.149cm" svg:height="0.2cm" svg:x="24.22cm" svg:y="8.402cm" svg:viewBox="0 0 150 201" draw:points="0,201 0,0 146,0 146,24 26,24 26,85 138,85 138,110 26,110 26,177 150,177 150,201">
          <text:p/>
        </draw:polygon>
        <draw:polygon draw:style-name="gr1" draw:text-style-name="P1" draw:layer="layout" svg:width="0.135cm" svg:height="0.2cm" svg:x="24.407cm" svg:y="8.402cm" svg:viewBox="0 0 136 201" draw:points="0,201 0,0 136,0 136,24 26,24 26,86 121,86 121,111 26,111 26,201">
          <text:p/>
        </draw:polygon>
        <draw:path draw:style-name="gr1" draw:text-style-name="P1" draw:layer="layout" svg:width="0.191cm" svg:height="0.208cm" svg:x="24.568cm" svg:y="8.398cm" svg:viewBox="0 0 192 209" svg:d="M28 108c0 24 6 44 19 57 14 15 29 21 49 21s37-8 50-21c13-14 20-34 20-59 0-17-3-31-9-44-5-12-13-21-24-29-10-7-24-11-37-11-18 0-34 7-49 22-13 13-19 34-19 64zM0 108c0-34 9-59 28-80 17-19 41-28 68-28 19 0 37 4 52 13 14 9 26 21 33 39 7 15 11 34 11 54s-4 38-11 54c-8 16-20 28-35 37-16 8-33 12-50 12-18 0-35-6-50-13-16-10-26-23-34-39s-12-31-12-49z">
          <text:p/>
        </draw:path>
        <draw:polygon draw:style-name="gr1" draw:text-style-name="P1" draw:layer="layout" svg:width="0.157cm" svg:height="0.2cm" svg:x="24.793cm" svg:y="8.402cm" svg:viewBox="0 0 158 201" draw:points="0,201 0,0 26,0 133,159 133,0 158,0 158,201 130,201 25,42 25,201">
          <text:p/>
        </draw:polygon>
        <draw:polygon draw:style-name="gr1" draw:text-style-name="P1" draw:layer="layout" svg:width="0.149cm" svg:height="0.2cm" svg:x="24.995cm" svg:y="8.402cm" svg:viewBox="0 0 150 201" draw:points="0,201 0,0 146,0 146,24 26,24 26,85 138,85 138,110 26,110 26,177 150,177 150,201">
          <text:p/>
        </draw:polygon>
        <draw:path draw:style-name="gr3" draw:text-style-name="P3" draw:layer="layout" svg:width="0.659cm" svg:height="0.817cm" svg:x="15.326cm" svg:y="9.54cm" svg:viewBox="0 0 660 818" svg:d="M341 772h236c20 0 37-18 37-37v-652c0-20-17-37-37-37h-494c-20 0-37 17-37 37v652c0 19 17 37 37 37zM577 818h-494c-45 0-83-37-83-83v-652c0-46 37-83 83-83h494c46 0 83 37 83 83v652c0 46-37 83-83 83z">
          <text:p/>
        </draw:path>
        <draw:path draw:style-name="gr3" draw:text-style-name="P3" draw:layer="layout" svg:width="0.659cm" svg:height="0.817cm" svg:x="16.068cm" svg:y="9.54cm" svg:viewBox="0 0 660 818" svg:d="M343 772h234c20 0 37-18 37-37v-652c0-20-17-37-37-37h-494c-20 0-37 17-37 37v652c0 19 17 37 37 37zM577 818h-494c-46 0-83-37-83-83v-652c0-46 37-83 83-83h494c46 0 83 37 83 83v652c0 46-38 83-83 83z">
          <text:p/>
        </draw:path>
        <draw:path draw:style-name="gr3" draw:text-style-name="P3" draw:layer="layout" svg:width="0.659cm" svg:height="0.817cm" svg:x="16.81cm" svg:y="9.54cm" svg:viewBox="0 0 660 818" svg:d="M343 772h233c21 0 37-18 37-37v-652c0-20-16-37-37-37h-493c-21 0-37 17-37 37v652c0 19 16 37 37 37zM576 818h-493c-46 0-83-37-83-83v-652c0-46 37-83 83-83h493c47 0 84 37 84 83v652c0 46-38 83-84 83z">
          <text:p/>
        </draw:path>
        <draw:path draw:style-name="gr3" draw:text-style-name="P3" draw:layer="layout" svg:width="0.659cm" svg:height="0.817cm" svg:x="17.552cm" svg:y="9.54cm" svg:viewBox="0 0 660 818" svg:d="M341 772h235c21 0 37-18 37-37v-652c0-20-16-37-37-37h-493c-21 0-37 17-37 37v652c0 19 16 37 37 37zM576 818h-493c-46 0-83-37-83-83v-652c0-46 37-83 83-83h493c47 0 84 37 84 83v652c0 46-38 83-84 83z">
          <text:p/>
        </draw:path>
        <draw:path draw:style-name="gr3" draw:text-style-name="P3" draw:layer="layout" svg:width="0.658cm" svg:height="0.817cm" svg:x="18.294cm" svg:y="9.54cm" svg:viewBox="0 0 659 818" svg:d="M341 772h235c21 0 37-18 37-37v-652c0-20-16-37-37-37h-492c-21 0-37 17-37 37v652c0 19 16 37 37 37zM576 818h-492c-46 0-84-37-84-83v-652c0-46 36-83 84-83h492c47 0 83 37 83 83v652c0 46-36 83-83 83z">
          <text:p/>
        </draw:path>
        <draw:path draw:style-name="gr3" draw:text-style-name="P3" draw:layer="layout" svg:width="0.658cm" svg:height="0.817cm" svg:x="19.35cm" svg:y="9.54cm" svg:viewBox="0 0 659 818" svg:d="M341 772h235c21 0 37-18 37-37v-652c0-20-16-37-37-37h-493c-21 0-37 17-37 37v652c0 19 16 37 37 37zM576 818h-493c-46 0-83-37-83-83v-652c0-46 36-83 83-83h493c47 0 83 37 83 83v652c0 46-37 83-83 83z">
          <text:p/>
        </draw:path>
        <draw:path draw:style-name="gr3" draw:text-style-name="P3" draw:layer="layout" svg:width="0.659cm" svg:height="0.817cm" svg:x="20.09cm" svg:y="9.54cm" svg:viewBox="0 0 660 818" svg:d="M343 772h234c21 0 37-18 37-37v-652c0-20-16-37-37-37h-493c-21 0-37 17-37 37v652c0 19 16 37 37 37zM577 818h-493c-46 0-84-37-84-83v-652c0-46 37-83 84-83h493c46 0 83 37 83 83v652c0 46-37 83-83 83z">
          <text:p/>
        </draw:path>
        <draw:path draw:style-name="gr3" draw:text-style-name="P3" draw:layer="layout" svg:width="0.659cm" svg:height="0.817cm" svg:x="20.832cm" svg:y="9.54cm" svg:viewBox="0 0 660 818" svg:d="M343 772h234c20 0 37-18 37-37v-652c0-20-17-37-37-37h-494c-20 0-36 17-36 37v652c0 19 16 37 36 37zM577 818h-494c-45 0-83-37-83-83v-652c0-46 37-83 83-83h494c46 0 83 37 83 83v652c0 46-37 83-83 83z">
          <text:p/>
        </draw:path>
        <draw:polygon draw:style-name="gr1" draw:text-style-name="P1" draw:layer="layout" svg:width="0.149cm" svg:height="0.201cm" svg:x="15.372cm" svg:y="7.495cm" svg:viewBox="0 0 150 202" draw:points="0,202 0,0 145,0 145,25 26,25 26,87 137,87 137,110 26,110 26,178 150,178 150,202">
          <text:p/>
        </draw:polygon>
        <draw:polygon draw:style-name="gr1" draw:text-style-name="P1" draw:layer="layout" svg:width="0.157cm" svg:height="0.201cm" svg:x="15.557cm" svg:y="7.495cm" svg:viewBox="0 0 158 202" draw:points="0,202 0,0 28,0 133,159 133,0 158,0 158,202 132,202 25,45 25,202">
          <text:p/>
        </draw:polygon>
        <draw:path draw:style-name="gr1" draw:text-style-name="P1" draw:layer="layout" svg:width="0.165cm" svg:height="0.201cm" svg:x="15.759cm" svg:y="7.495cm" svg:viewBox="0 0 166 202" svg:d="M26 178h45c13 0 23-1 30-4 8-2 14-5 19-10s10-15 14-25c3-11 6-24 6-39 0-21-4-37-11-47-6-12-16-20-25-24-6-3-18-4-34-4h-44zM0 202v-202h70c16 0 28 1 35 4 12 4 22 8 31 14 10 10 18 22 22 35 5 14 8 30 8 47 0 16-1 29-5 41-3 12-8 22-13 29-6 8-12 14-19 19-6 4-14 8-24 9-9 3-19 4-31 4z">
          <text:p/>
        </draw:path>
        <draw:polygon draw:style-name="gr1" draw:text-style-name="P1" draw:layer="layout" svg:width="0.151cm" svg:height="0.201cm" svg:x="15.96cm" svg:y="7.495cm" svg:viewBox="0 0 152 202" draw:points="0,202 0,0 146,0 146,25 26,25 26,87 138,87 138,110 26,110 26,178 152,178 152,202">
          <text:p/>
        </draw:polygon>
        <draw:path draw:style-name="gr1" draw:text-style-name="P1" draw:layer="layout" svg:width="0.176cm" svg:height="0.201cm" svg:x="16.147cm" svg:y="7.495cm" svg:viewBox="0 0 177 202" svg:d="M26 90h57c12 0 21-1 28-4 6-1 12-5 16-12 3-5 5-11 5-17 0-9-4-17-11-24-6-7-17-9-31-9h-64zM0 202v-202h88c17 0 31 3 40 8 10 3 18 9 24 18 6 10 9 19 9 31 0 14-5 26-15 35-10 10-25 16-43 19 6 4 12 7 16 11 8 6 14 15 22 26l36 54h-35l-26-42c-8-12-15-21-20-27-4-6-9-11-13-14s-8-4-12-5c-2 0-8 0-14 0h-31v88z">
          <text:p/>
        </draw:path>
        <draw:polygon draw:style-name="gr1" draw:text-style-name="P1" draw:layer="layout" svg:width="0.151cm" svg:height="0.201cm" svg:x="16.348cm" svg:y="7.495cm" svg:viewBox="0 0 152 202" draw:points="0,202 0,0 146,0 146,25 28,25 28,87 138,87 138,110 28,110 28,178 152,178 152,202">
          <text:p/>
        </draw:polygon>
        <draw:path draw:style-name="gr1" draw:text-style-name="P1" draw:layer="layout" svg:width="0.177cm" svg:height="0.261cm" svg:x="16.526cm" svg:y="7.492cm" svg:viewBox="0 0 178 262" svg:d="M71 226l7-24h18l-4 15c8 0 13 2 17 6s6 8 6 13c0 7-3 14-10 18-6 5-15 8-29 8-7 0-14 0-19-2l1-16c5 0 11 2 13 2 8 0 15-2 17-4 3-3 4-4 4-7 0-1 0-4-1-5-1 0-3-1-5-3-4-1-8-1-15-1zM152 133l26 7c-5 23-15 40-29 52-15 10-34 17-54 17-23 0-40-6-53-13-13-10-24-23-31-39-7-18-11-35-11-55 0-21 4-39 13-54 8-16 19-28 33-36 15-8 32-12 49-12 20 0 38 5 51 15 15 10 24 25 29 43l-26 7c-4-15-12-25-20-32-9-7-21-11-34-11-16 0-29 4-40 11-9 8-17 17-21 30-4 12-6 26-6 39 0 17 2 31 8 45 4 13 11 22 22 29 11 6 22 9 34 9 15 0 29-4 40-12 9-9 17-22 20-40z">
          <text:p/>
        </draw:path>
        <draw:path draw:style-name="gr1" draw:text-style-name="P1" draw:layer="layout" svg:width="0.191cm" svg:height="0.208cm" svg:x="16.727cm" svg:y="7.492cm" svg:viewBox="0 0 192 209" svg:d="M28 106c0 26 6 45 18 59 13 13 30 20 49 20 20 0 37-7 50-21 12-13 18-33 18-61 0-16-2-30-7-42-6-12-14-21-24-28-11-7-23-11-36-11-20 0-35 7-49 20-13 12-19 35-19 64zM0 106c0-33 9-60 26-78 19-19 41-28 70-28 19 0 34 4 49 13 16 8 26 21 34 37 9 16 13 33 13 53 0 23-4 41-13 57s-20 28-35 36c-15 7-31 13-49 13-19 0-36-6-50-15-15-9-27-21-33-37-8-16-12-33-12-51z">
          <text:p/>
        </draw:path>
        <draw:path draw:style-name="gr1" draw:text-style-name="P1" draw:layer="layout" svg:width="0.177cm" svg:height="0.208cm" svg:x="15.363cm" svg:y="8.398cm" svg:viewBox="0 0 178 209" svg:d="M152 135l26 6c-5 23-16 39-30 51-15 11-32 17-53 17s-38-4-54-13c-13-10-24-22-30-39-7-17-11-34-11-54s4-38 12-54c8-17 20-28 34-37 16-8 32-12 50-12 20 0 36 5 50 16 13 10 23 25 28 43l-25 7c-5-14-12-25-21-33-8-7-20-11-33-11-16 0-28 4-38 12-12 8-19 19-24 31-4 13-5 25-5 38 0 17 2 33 6 45 6 13 13 22 25 29 11 5 21 9 35 9s26-4 36-13c11-8 18-21 22-38z">
          <text:p/>
        </draw:path>
        <draw:polygon draw:style-name="gr1" draw:text-style-name="P1" draw:layer="layout" svg:width="0.027cm" svg:height="0.2cm" svg:x="15.577cm" svg:y="8.402cm" svg:viewBox="0 0 28 201" draw:points="0,0 28,0 28,201 0,201">
          <text:p/>
        </draw:polygon>
        <draw:path draw:style-name="gr1" draw:text-style-name="P1" draw:layer="layout" svg:width="0.166cm" svg:height="0.2cm" svg:x="15.649cm" svg:y="8.402cm" svg:viewBox="0 0 167 201" svg:d="M28 177h42c13 0 24 0 30-3 8-2 15-6 19-10 6-7 10-15 14-25 4-11 7-24 7-40 0-21-6-38-12-49-7-12-15-18-25-22-7-3-19-4-34-4h-41zM0 201v-201h70c14 0 26 1 35 3 11 2 22 8 29 14 12 9 20 20 25 35 6 13 8 29 8 48 0 15-2 28-5 40-4 12-8 23-14 29-6 8-12 15-19 19-6 5-14 8-25 10-9 1-20 3-32 3z">
          <text:p/>
        </draw:path>
        <draw:path draw:style-name="gr1" draw:text-style-name="P1" draw:layer="layout" svg:width="0.186cm" svg:height="0.2cm" svg:x="15.83cm" svg:y="8.402cm" svg:viewBox="0 0 187 201" svg:d="M57 119h70l-22-57c-6-17-10-30-14-41-3 12-5 25-11 38zM0 201l76-201h29l82 201h-29l-24-61h-84l-22 61z">
          <text:p/>
        </draw:path>
        <draw:path draw:style-name="gr1" draw:text-style-name="P1" draw:layer="layout" svg:width="0.165cm" svg:height="0.2cm" svg:x="16.038cm" svg:y="8.402cm" svg:viewBox="0 0 166 201" svg:d="M26 177h43c14 0 25 0 31-3 8-2 15-6 19-10 6-7 10-15 14-25 4-11 5-24 5-40 0-21-2-38-10-49-7-12-15-18-25-22-7-3-19-4-36-4h-41zM0 201v-201h69c15 0 27 1 36 3 11 2 22 8 29 14 11 9 19 20 24 35 5 13 8 29 8 48 0 15-3 28-5 40-4 12-8 23-15 29-5 8-10 15-17 19-6 5-14 8-24 10-10 1-21 3-34 3z">
          <text:p/>
        </draw:path>
        <draw:polygon draw:style-name="gr1" draw:text-style-name="P1" draw:layer="layout" svg:width="0.149cm" svg:height="0.2cm" svg:x="16.24cm" svg:y="8.402cm" svg:viewBox="0 0 150 201" draw:points="0,201 0,0 145,0 145,24 26,24 26,85 138,85 138,110 26,110 26,177 150,177 150,201">
          <text:p/>
        </draw:polygon>
        <draw:path draw:style-name="gr1" draw:text-style-name="P1" draw:layer="layout" svg:width="0.157cm" svg:height="0.204cm" svg:x="22.102cm" svg:y="8.402cm" svg:viewBox="0 0 158 205" svg:d="M130 0h28v116c0 21-2 37-8 49-5 12-13 21-25 28-12 8-27 12-46 12-20 0-34-4-46-9-12-7-21-16-26-30-4-11-7-29-7-50v-116h26v116c0 17 2 31 4 39 4 9 10 14 17 19 8 4 18 7 29 7 20 0 33-4 41-13 10-9 13-27 13-52z">
          <text:p/>
        </draw:path>
        <draw:polygon draw:style-name="gr1" draw:text-style-name="P1" draw:layer="layout" svg:width="0.135cm" svg:height="0.2cm" svg:x="22.303cm" svg:y="8.402cm" svg:viewBox="0 0 136 201" draw:points="0,201 0,0 136,0 136,24 26,24 26,86 121,86 121,111 26,111 26,201">
          <text:p/>
        </draw:polygon>
        <draw:path draw:style-name="gr3" draw:text-style-name="P3" draw:layer="layout" svg:width="13.285cm" svg:height="0.047cm" svg:x="15.238cm" svg:y="7.236cm" svg:viewBox="0 0 13286 48" svg:d="M13264 48h-13242c-11 0-22-11-22-23 0-14 11-25 22-25h13242c11 0 22 11 22 25 0 12-11 23-22 23z">
          <text:p/>
        </draw:path>
        <draw:path draw:style-name="gr3" draw:text-style-name="P3" draw:layer="layout" svg:width="13.285cm" svg:height="0.047cm" svg:x="15.238cm" svg:y="8.216cm" svg:viewBox="0 0 13286 48" svg:d="M13264 48h-13242c-11 0-22-11-22-23 0-13 11-25 22-25h13242c11 0 22 12 22 25 0 12-11 23-22 23z">
          <text:p/>
        </draw:path>
        <draw:path draw:style-name="gr3" draw:text-style-name="P3" draw:layer="layout" svg:width="5.744cm" svg:height="0.611cm" svg:x="22.78cm" svg:y="8.501cm" svg:viewBox="0 0 5745 612" svg:d="M5723 612h-5683c-16 0-29-8-35-21-8-15-6-32 5-47l389-500c19-26 58-44 89-44 13 0 24 11 24 24 0 12-11 22-24 22-17 0-42 12-52 27l-384 492h5671c11 0 22 11 22 24 0 12-11 23-22 23z">
          <text:p/>
        </draw:path>
        <draw:path draw:style-name="gr3" draw:text-style-name="P3" draw:layer="layout" svg:width="7.882cm" svg:height="0.611cm" svg:x="15.155cm" svg:y="8.501cm" svg:viewBox="0 0 7883 612" svg:d="M7394 612h-7370c-13 0-24-11-24-23 0-13 11-24 24-24h7370c19 0 42-11 54-25l385-496c-8-4-13-11-13-20 0-13 10-24 24-24s27 8 34 21c8 15 5 32-5 48l-389 499c-19 25-58 44-90 44z">
          <text:p/>
        </draw:path>
        <draw:path draw:style-name="gr3" draw:text-style-name="P3" draw:layer="layout" svg:width="13.368cm" svg:height="5.525cm" svg:x="15.155cm" svg:y="0.575cm" svg:viewBox="0 0 13369 5526" svg:d="M46 5474h13277v-5422h-13277zM13369 5526h-13369v-5526h13369z">
          <text:p/>
        </draw:path>
        <draw:polygon draw:style-name="gr1" draw:text-style-name="P1" draw:layer="layout" svg:width="4.52cm" svg:height="0.522cm" svg:x="1.079cm" svg:y="10.596cm" svg:viewBox="0 0 4521 523" draw:points="4521,523 0,523 0,0 4521,0">
          <text:p/>
        </draw:polygon>
        <draw:path draw:style-name="gr2" draw:text-style-name="P2" draw:layer="layout" svg:width="0.224cm" svg:height="0.267cm" svg:x="1.208cm" svg:y="10.719cm" svg:viewBox="0 0 225 268" svg:d="M54 45v178h41c14 0 25 0 32-2 9-2 15-6 22-11 5-5 10-14 13-26 4-12 7-29 7-51 0-19-3-35-7-47-3-11-8-19-14-25-7-7-15-11-25-13-8-2-23-3-45-3zM0 0h99c22 0 39 3 50 5 16 6 29 13 41 25 10 12 21 27 26 43 5 17 9 38 9 63 0 23-2 42-9 58-6 20-17 36-29 48-9 9-22 16-38 21-12 4-28 5-48 5h-101z">
          <text:p/>
        </draw:path>
        <draw:polygon draw:style-name="gr2" draw:text-style-name="P2" draw:layer="layout" svg:width="0.203cm" svg:height="0.267cm" svg:x="1.477cm" svg:y="10.719cm" svg:viewBox="0 0 204 268" draw:points="0,268 0,0 199,0 199,45 54,45 54,104 188,104 188,149 54,149 54,223 204,223 204,268">
          <text:p/>
        </draw:polygon>
        <draw:path draw:style-name="gr2" draw:text-style-name="P2" draw:layer="layout" svg:width="0.216cm" svg:height="0.276cm" svg:x="1.711cm" svg:y="10.715cm" svg:viewBox="0 0 217 277" svg:d="M0 185l53-5c2 17 9 30 18 38 12 8 25 13 41 13 17 0 30-2 40-12 7-6 13-16 13-25 0-6-3-12-7-17-2-4-9-8-18-11-7-2-21-6-44-11-30-8-50-16-62-27-16-14-25-33-25-54 0-13 4-26 12-38s19-20 33-27c15-6 34-9 54-9 34 0 59 7 75 22 17 15 27 33 28 59l-54 2c-3-14-8-24-15-30-8-5-19-8-34-8-16 0-28 3-38 9-5 4-9 9-9 16s4 12 9 17c8 5 24 11 50 17 26 7 46 14 58 20 13 7 22 16 29 27 8 12 10 26 10 42s-4 30-11 45c-10 13-22 24-37 29-15 6-35 10-57 10-34 0-62-7-79-23-19-16-29-40-33-69z">
          <text:p/>
        </draw:path>
        <draw:polygon draw:style-name="gr2" draw:text-style-name="P2" draw:layer="layout" svg:width="0.212cm" svg:height="0.267cm" svg:x="1.954cm" svg:y="10.719cm" svg:viewBox="0 0 213 268" draw:points="79,268 79,45 0,45 0,0 213,0 213,45 133,45 133,268">
          <text:p/>
        </draw:polygon>
        <draw:polygon draw:style-name="gr2" draw:text-style-name="P2" draw:layer="layout" svg:width="0.054cm" svg:height="0.267cm" svg:x="2.199cm" svg:y="10.719cm" svg:viewBox="0 0 55 268" draw:points="0,0 55,0 55,268 0,268">
          <text:p/>
        </draw:polygon>
        <draw:polygon draw:style-name="gr2" draw:text-style-name="P2" draw:layer="layout" svg:width="0.211cm" svg:height="0.267cm" svg:x="2.304cm" svg:y="10.719cm" svg:viewBox="0 0 212 268" draw:points="0,268 0,0 54,0 162,180 162,0 212,0 212,268 158,268 50,94 50,268">
          <text:p/>
        </draw:polygon>
        <draw:path draw:style-name="gr2" draw:text-style-name="P2" draw:layer="layout" svg:width="0.268cm" svg:height="0.267cm" svg:x="2.545cm" svg:y="10.719cm" svg:viewBox="0 0 269 268" svg:d="M169 163l-36-101-37 101zM269 268h-59l-23-61h-108l-22 61h-57l105-268h57z">
          <text:p/>
        </draw:path>
        <draw:polygon draw:style-name="gr2" draw:text-style-name="P2" draw:layer="layout" svg:width="0.211cm" svg:height="0.267cm" svg:x="2.794cm" svg:y="10.719cm" svg:viewBox="0 0 212 268" draw:points="79,268 79,45 0,45 0,0 212,0 212,45 132,45 132,268">
          <text:p/>
        </draw:polygon>
        <draw:path draw:style-name="gr2" draw:text-style-name="P2" draw:layer="layout" svg:width="0.268cm" svg:height="0.337cm" svg:x="3.013cm" svg:y="10.649cm" svg:viewBox="0 0 269 338" svg:d="M100 57l25-57h59l-51 57zM170 233l-38-100-36 100zM269 338h-59l-23-61h-108l-22 61h-57l104-267h58z">
          <text:p/>
        </draw:path>
        <draw:path draw:style-name="gr2" draw:text-style-name="P2" draw:layer="layout" svg:width="0.239cm" svg:height="0.267cm" svg:x="3.31cm" svg:y="10.719cm" svg:viewBox="0 0 240 268" svg:d="M53 114h41c25 0 40-2 47-4s12-6 16-11c2-5 5-12 5-20 0-9-3-17-8-22-4-5-10-9-20-11-4 0-17-1-39-1h-42zM0 268v-268h112c29 0 50 3 63 8 13 4 24 13 32 25s12 26 12 42c0 20-7 37-19 49-10 13-29 23-54 25 12 7 24 16 31 24s18 23 31 44l32 51h-65l-39-58c-15-20-24-33-29-38-4-6-11-9-16-13-5-2-15-3-26-3h-12v112z">
          <text:p/>
        </draw:path>
        <draw:polygon draw:style-name="gr2" draw:text-style-name="P2" draw:layer="layout" svg:width="0.054cm" svg:height="0.267cm" svg:x="3.576cm" svg:y="10.719cm" svg:viewBox="0 0 55 268" draw:points="0,0 55,0 55,268 0,268">
          <text:p/>
        </draw:polygon>
        <draw:path draw:style-name="gr2" draw:text-style-name="P2" draw:layer="layout" svg:width="0.259cm" svg:height="0.276cm" svg:x="3.67cm" svg:y="10.715cm" svg:viewBox="0 0 260 277" svg:d="M55 137c0 31 8 55 21 70 15 16 32 24 56 24 21 0 38-8 52-24 14-14 20-39 20-70s-6-54-20-68c-13-16-31-23-52-23-24 0-42 7-56 23-13 16-21 38-21 68zM0 140c0-28 4-50 13-69 5-14 13-26 24-37 10-10 22-18 35-23 16-8 36-11 58-11 40 0 72 12 95 37 23 24 35 58 35 102 0 43-12 78-35 101-23 26-55 37-93 37-41 0-73-11-96-37-24-23-36-56-36-100z">
          <text:p/>
        </draw:path>
        <draw:path draw:style-name="gr2" draw:text-style-name="P2" draw:layer="layout" svg:width="0.093cm" svg:height="0.35cm" svg:x="4.066cm" svg:y="10.715cm" svg:viewBox="0 0 94 351" svg:d="M94 351h-37c-19-29-33-58-43-87-10-30-14-59-14-88 0-35 5-69 17-99 11-28 24-53 40-77h37c-18 38-29 69-36 95-7 25-9 53-9 82 0 20 1 40 5 61s9 41 16 59c4 13 12 31 24 54z">
          <text:p/>
        </draw:path>
        <draw:path draw:style-name="gr2" draw:text-style-name="P2" draw:layer="layout" svg:width="0.094cm" svg:height="0.35cm" svg:x="5.484cm" svg:y="10.715cm" svg:viewBox="0 0 95 351" svg:d="M1 351c10-22 17-38 21-50s8-25 12-39c3-16 6-29 7-44 2-13 2-26 2-41 0-29-2-57-9-82-5-26-17-57-34-95h36c18 28 31 55 42 85 12 29 17 58 17 88 0 25-4 53-13 82-10 32-25 65-45 96z">
          <text:p/>
        </draw:path>
        <draw:path draw:style-name="gr1" draw:text-style-name="P1" draw:layer="layout" svg:width="0.206cm" svg:height="0.242cm" svg:x="1.197cm" svg:y="14.559cm" svg:viewBox="0 0 207 243" svg:d="M177 156l30 8c-5 26-17 46-34 59s-37 20-62 20-45-5-62-16c-16-9-28-25-36-45-9-19-13-41-13-63 0-24 5-45 14-64 10-18 23-31 41-40 17-10 36-15 57-15 22 0 42 7 58 18 16 12 28 28 33 51l-30 6c-6-17-14-29-23-37-10-8-23-12-39-12-17 0-33 6-45 14-13 9-21 19-26 34-6 15-8 30-8 45 0 20 4 37 9 53s16 26 28 34c13 7 26 11 39 11 17 0 33-6 45-15 12-10 20-26 24-46z">
          <text:p/>
        </draw:path>
        <draw:polygon draw:style-name="gr1" draw:text-style-name="P1" draw:layer="layout" svg:width="0.174cm" svg:height="0.234cm" svg:x="1.442cm" svg:y="14.563cm" svg:viewBox="0 0 175 235" draw:points="0,235 0,0 170,0 170,28 32,28 32,99 161,99 161,127 32,127 32,206 175,206 175,235">
          <text:p/>
        </draw:polygon>
        <draw:path draw:style-name="gr1" draw:text-style-name="P1" draw:layer="layout" svg:width="0.178cm" svg:height="0.234cm" svg:x="1.659cm" svg:y="14.563cm" svg:viewBox="0 0 179 235" svg:d="M32 111h60c20 0 35-3 42-11 10-8 14-18 14-31 0-10-3-19-8-25-6-7-11-12-20-14-4-1-15-2-28-2h-60zM0 235v-235h90c14 0 26 1 35 3 11 1 21 5 28 10 8 5 14 13 20 23 4 10 6 21 6 31 0 20-6 37-18 52-13 13-36 20-69 20h-60v96z">
          <text:p/>
        </draw:path>
        <draw:polygon draw:style-name="gr1" draw:text-style-name="P1" draw:layer="layout" svg:width="0.185cm" svg:height="0.234cm" svg:x="9.389cm" svg:y="13.623cm" svg:viewBox="0 0 186 235" draw:points="78,235 78,28 0,28 0,0 186,0 186,28 108,28 108,235">
          <text:p/>
        </draw:polygon>
        <draw:polygon draw:style-name="gr1" draw:text-style-name="P1" draw:layer="layout" svg:width="0.174cm" svg:height="0.234cm" svg:x="9.606cm" svg:y="13.623cm" svg:viewBox="0 0 175 235" draw:points="0,235 0,0 170,0 170,28 30,28 30,99 161,99 161,127 30,127 30,206 175,206 175,235">
          <text:p/>
        </draw:polygon>
        <draw:polygon draw:style-name="gr1" draw:text-style-name="P1" draw:layer="layout" svg:width="0.147cm" svg:height="0.234cm" svg:x="9.821cm" svg:y="13.623cm" svg:viewBox="0 0 148 235" draw:points="0,235 0,0 32,0 32,206 148,206 148,235">
          <text:p/>
        </draw:polygon>
        <draw:polygon draw:style-name="gr1" draw:text-style-name="P1" draw:layer="layout" svg:width="0.174cm" svg:height="0.234cm" svg:x="10.004cm" svg:y="13.623cm" svg:viewBox="0 0 175 235" draw:points="0,235 0,0 170,0 170,28 30,28 30,99 161,99 161,127 30,127 30,206 175,206 175,235">
          <text:p/>
        </draw:polygon>
        <draw:polygon draw:style-name="gr1" draw:text-style-name="P1" draw:layer="layout" svg:width="0.158cm" svg:height="0.234cm" svg:x="10.222cm" svg:y="13.623cm" svg:viewBox="0 0 159 235" draw:points="0,235 0,0 159,0 159,28 32,28 32,99 142,99 142,127 32,127 32,235">
          <text:p/>
        </draw:polygon>
        <draw:path draw:style-name="gr1" draw:text-style-name="P1" draw:layer="layout" svg:width="0.223cm" svg:height="0.242cm" svg:x="10.41cm" svg:y="13.619cm" svg:viewBox="0 0 224 243" svg:d="M32 124c0 28 8 52 22 68 16 15 34 25 57 25s43-10 59-25c14-16 22-41 22-72 0-18-4-35-9-49-6-14-16-25-29-33-12-8-27-12-42-12-22 0-41 7-57 23-15 14-23 40-23 75zM0 123c0-38 11-69 30-90 21-22 49-33 82-33 21 0 42 5 59 15s31 25 40 43c8 19 13 40 13 62 0 24-5 46-14 66-10 19-23 32-41 43-17 9-37 14-58 14s-41-5-58-16c-17-12-31-25-40-43-9-19-13-40-13-61z">
          <text:p/>
        </draw:path>
        <draw:polygon draw:style-name="gr1" draw:text-style-name="P1" draw:layer="layout" svg:width="0.183cm" svg:height="0.234cm" svg:x="10.672cm" svg:y="13.623cm" svg:viewBox="0 0 184 235" draw:points="0,235 0,0 32,0 156,184 156,0 184,0 184,235 153,235 29,50 29,235">
          <text:p/>
        </draw:polygon>
        <draw:polygon draw:style-name="gr1" draw:text-style-name="P1" draw:layer="layout" svg:width="0.174cm" svg:height="0.234cm" svg:x="10.908cm" svg:y="13.623cm" svg:viewBox="0 0 175 235" draw:points="0,235 0,0 170,0 170,28 30,28 30,99 161,99 161,127 30,127 30,206 175,206 175,235">
          <text:p/>
        </draw:polygon>
        <draw:path draw:style-name="gr3" draw:text-style-name="P3" draw:layer="layout" svg:width="0.761cm" svg:height="0.945cm" svg:x="1.158cm" svg:y="14.938cm" svg:viewBox="0 0 762 946" svg:d="M395 898h273c26 0 48-19 48-46v-758c0-27-22-48-48-48h-573c-26 0-46 21-46 48v758c0 27 20 46 46 46zM668 946h-573c-53 0-95-41-95-94v-758c0-53 42-94 95-94h573c53 0 94 41 94 94v758c0 53-41 94-94 94z">
          <text:p/>
        </draw:path>
        <draw:path draw:style-name="gr3" draw:text-style-name="P3" draw:layer="layout" svg:width="0.761cm" svg:height="0.945cm" svg:x="2.024cm" svg:y="14.938cm" svg:viewBox="0 0 762 946" svg:d="M393 898h274c27 0 47-19 47-46v-758c0-27-20-48-47-48h-575c-25 0-46 21-46 48v758c0 27 21 46 46 46zM667 946h-575c-51 0-92-42-92-94v-758c0-53 41-94 92-94h575c53 0 95 41 95 94v758c0 52-42 94-95 94z">
          <text:p/>
        </draw:path>
        <draw:path draw:style-name="gr3" draw:text-style-name="P3" draw:layer="layout" svg:width="0.761cm" svg:height="0.945cm" svg:x="2.888cm" svg:y="14.938cm" svg:viewBox="0 0 762 946" svg:d="M394 898h274c26 0 48-19 48-46v-758c0-27-22-48-48-48h-574c-27 0-48 21-48 48v758c0 27 21 46 48 46zM668 946h-574c-52 0-94-42-94-94v-758c0-53 41-94 94-94h574c53 0 94 41 94 94v758c0 52-42 94-94 94z">
          <text:p/>
        </draw:path>
        <draw:path draw:style-name="gr3" draw:text-style-name="P3" draw:layer="layout" svg:width="0.761cm" svg:height="0.945cm" svg:x="3.753cm" svg:y="14.938cm" svg:viewBox="0 0 762 946" svg:d="M394 898h275c25 0 47-19 47-46v-758c0-27-22-48-47-48h-575c-27 0-47 21-47 48v758c0 27 20 46 47 46zM669 946h-575c-52 0-94-42-94-94v-758c0-53 41-94 94-94h575c52 0 93 41 93 94v758c0 52-41 94-93 94z">
          <text:p/>
        </draw:path>
        <draw:path draw:style-name="gr3" draw:text-style-name="P3" draw:layer="layout" svg:width="0.761cm" svg:height="0.945cm" svg:x="4.618cm" svg:y="14.938cm" svg:viewBox="0 0 762 946" svg:d="M394 898h274c26 0 46-19 46-46v-758c0-27-20-48-46-48h-574c-27 0-48 21-48 48v758c0 27 21 46 48 46zM668 946h-574c-53 0-94-42-94-94v-758c0-53 41-94 94-94h574c53 0 94 41 94 94v758c0 52-42 94-94 94z">
          <text:p/>
        </draw:path>
        <draw:path draw:style-name="gr3" draw:text-style-name="P3" draw:layer="layout" svg:width="0.761cm" svg:height="0.945cm" svg:x="5.849cm" svg:y="14.938cm" svg:viewBox="0 0 762 946" svg:d="M393 898h275c26 0 46-19 46-46v-758c0-27-20-48-46-48h-576c-25 0-46 21-46 48v758c0 27 21 46 46 46zM668 946h-576c-51 0-92-42-92-94v-758c0-53 41-94 92-94h576c52 0 94 41 94 94v758c0 53-42 94-94 94z">
          <text:p/>
        </draw:path>
        <draw:path draw:style-name="gr3" draw:text-style-name="P3" draw:layer="layout" svg:width="0.761cm" svg:height="0.945cm" svg:x="6.714cm" svg:y="14.938cm" svg:viewBox="0 0 762 946" svg:d="M394 898h274c26 0 48-19 48-46v-758c0-27-22-48-48-48h-574c-27 0-48 21-48 48v758c0 27 21 46 48 46zM668 946h-574c-52 0-94-42-94-94v-758c0-53 41-94 94-94h574c53 0 94 41 94 94v758c0 52-42 94-94 94z">
          <text:p/>
        </draw:path>
        <draw:path draw:style-name="gr3" draw:text-style-name="P3" draw:layer="layout" svg:width="0.761cm" svg:height="0.945cm" svg:x="7.578cm" svg:y="14.938cm" svg:viewBox="0 0 762 946" svg:d="M394 898h275c25 0 47-19 47-46v-758c0-27-22-48-47-48h-575c-27 0-47 21-47 48v758c0 27 20 46 47 46zM669 946h-575c-52 0-94-42-94-94v-758c0-53 41-94 94-94h575c52 0 93 41 93 94v758c0 52-41 94-93 94z">
          <text:p/>
        </draw:path>
        <draw:polygon draw:style-name="gr1" draw:text-style-name="P1" draw:layer="layout" svg:width="0.174cm" svg:height="0.234cm" svg:x="1.207cm" svg:y="11.857cm" svg:viewBox="0 0 175 235" draw:points="0,235 0,0 170,0 170,28 32,28 32,100 162,100 162,128 32,128 32,207 175,207 175,235">
          <text:p/>
        </draw:polygon>
        <draw:polygon draw:style-name="gr1" draw:text-style-name="P1" draw:layer="layout" svg:width="0.185cm" svg:height="0.234cm" svg:x="1.423cm" svg:y="11.857cm" svg:viewBox="0 0 186 235" draw:points="0,235 0,0 32,0 154,185 154,0 186,0 186,235 153,235 30,50 30,235">
          <text:p/>
        </draw:polygon>
        <draw:path draw:style-name="gr1" draw:text-style-name="P1" draw:layer="layout" svg:width="0.193cm" svg:height="0.234cm" svg:x="1.659cm" svg:y="11.857cm" svg:viewBox="0 0 194 235" svg:d="M30 207h52c16 0 27-1 37-5 8-3 15-6 19-12 8-6 14-17 18-29 5-12 6-28 6-45 0-26-4-45-12-58s-17-21-29-26c-8-3-22-4-39-4h-52zM0 235v-235h82c18 0 31 1 41 3 14 4 25 9 34 17 13 10 22 24 27 39 7 18 10 35 10 57 0 19-2 35-7 48-4 13-9 25-16 34-6 8-13 16-21 21-8 6-17 10-27 12-11 3-23 4-37 4z">
          <text:p/>
        </draw:path>
        <draw:polygon draw:style-name="gr1" draw:text-style-name="P1" draw:layer="layout" svg:width="0.174cm" svg:height="0.234cm" svg:x="1.894cm" svg:y="11.857cm" svg:viewBox="0 0 175 235" draw:points="0,235 0,0 170,0 170,28 30,28 30,100 161,100 161,128 30,128 30,207 175,207 175,235">
          <text:p/>
        </draw:polygon>
        <draw:path draw:style-name="gr1" draw:text-style-name="P1" draw:layer="layout" svg:width="0.206cm" svg:height="0.234cm" svg:x="2.111cm" svg:y="11.857cm" svg:viewBox="0 0 207 235" svg:d="M32 104h66c14 0 25-1 32-4 8-5 15-9 19-15 5-7 8-14 8-22 0-10-4-19-13-27-10-7-21-11-39-11h-73zM0 235v-235h104c21 0 37 1 49 7 10 4 18 10 25 21 6 10 10 22 10 35 0 18-5 31-15 44-12 11-29 19-52 21 8 4 15 8 19 12 9 8 18 19 26 32l41 63h-38l-33-49c-8-14-16-25-21-33-7-6-12-12-16-14-5-4-9-6-15-7-4-1-9-1-17-1h-35v104z">
          <text:p/>
        </draw:path>
        <draw:polygon draw:style-name="gr1" draw:text-style-name="P1" draw:layer="layout" svg:width="0.174cm" svg:height="0.234cm" svg:x="2.346cm" svg:y="11.857cm" svg:viewBox="0 0 175 235" draw:points="0,235 0,0 170,0 170,28 30,28 30,100 161,100 161,128 30,128 30,207 175,207 175,235">
          <text:p/>
        </draw:polygon>
        <draw:path draw:style-name="gr1" draw:text-style-name="P1" draw:layer="layout" svg:width="0.207cm" svg:height="0.304cm" svg:x="2.553cm" svg:y="11.853cm" svg:viewBox="0 0 208 305" svg:d="M83 263l8-28h21l-5 17c9 2 16 4 21 8 4 4 6 10 6 15 0 9-4 16-11 21-8 7-19 9-35 9-9 0-16 0-22-1l1-19c7 0 12 0 15 0 10 0 17-1 21-4 4-1 5-4 5-8 0-1-1-2-3-5-1-1-2-2-6-2-3-2-8-3-16-3zM177 157l31 8c-6 25-18 44-35 57-17 14-39 21-64 21s-44-5-60-16c-16-10-28-25-36-45-9-18-13-39-13-62 0-24 5-47 14-65 10-18 23-31 40-40 17-11 36-15 57-15 22 0 43 5 59 17s28 29 34 50l-30 10c-5-19-13-32-24-39-10-8-25-12-41-12-17 0-33 4-44 14-12 8-20 19-25 35-6 15-8 29-8 45 0 20 4 37 9 52 5 14 14 26 28 33 11 8 25 12 39 12 17 0 33-6 45-16 12-9 20-24 24-44z">
          <text:p/>
        </draw:path>
        <draw:path draw:style-name="gr1" draw:text-style-name="P1" draw:layer="layout" svg:width="0.223cm" svg:height="0.242cm" svg:x="2.788cm" svg:y="11.853cm" svg:viewBox="0 0 224 243" svg:d="M32 124c0 28 8 50 23 66s33 25 57 25c22 0 42-9 57-25s23-39 23-70c0-18-2-35-10-49-7-14-16-25-28-33-13-8-26-12-42-12-21 0-41 8-57 23-15 14-23 40-23 75zM0 124c0-39 11-70 32-91 21-22 47-33 80-33 21 0 41 5 58 15 18 10 32 25 41 43 9 19 13 40 13 64 0 22-4 43-13 63-11 18-24 32-42 44-17 9-37 14-57 14-22 0-42-5-59-17-17-11-31-25-40-44-8-18-13-38-13-58z">
          <text:p/>
        </draw:path>
        <draw:path draw:style-name="gr1" draw:text-style-name="P1" draw:layer="layout" svg:width="0.206cm" svg:height="0.242cm" svg:x="1.197cm" svg:y="13.619cm" svg:viewBox="0 0 207 243" svg:d="M177 156l30 9c-5 25-17 44-34 57-17 14-37 21-62 21s-45-5-62-16c-16-10-28-25-36-45-9-19-13-41-13-63 0-25 5-46 14-64 10-18 23-31 41-42 17-9 36-13 57-13 22 0 42 5 58 17s28 29 33 50l-30 8c-6-17-14-29-23-37-10-8-23-12-39-12-17 0-33 4-45 14-13 8-21 19-26 34-6 15-8 29-8 45 0 20 4 37 9 53 5 14 16 26 28 33 13 8 26 12 39 12 17 0 33-6 45-16 12-9 20-24 24-45z">
          <text:p/>
        </draw:path>
        <draw:polygon draw:style-name="gr1" draw:text-style-name="P1" draw:layer="layout" svg:width="0.032cm" svg:height="0.234cm" svg:x="1.446cm" svg:y="13.623cm" svg:viewBox="0 0 33 235" draw:points="0,0 33,0 33,235 0,235">
          <text:p/>
        </draw:polygon>
        <draw:path draw:style-name="gr1" draw:text-style-name="P1" draw:layer="layout" svg:width="0.193cm" svg:height="0.234cm" svg:x="1.532cm" svg:y="13.623cm" svg:viewBox="0 0 194 235" svg:d="M30 206h50c16 0 28-1 36-5 9-3 16-7 21-12 8-7 13-17 17-29s7-28 7-45c0-25-4-44-12-57s-19-21-29-26c-9-3-22-4-41-4h-49zM0 235v-235h80c19 0 32 1 41 3 13 4 25 9 35 17 13 10 23 24 28 39 7 18 10 35 10 56 0 18-3 34-7 48-4 13-9 25-17 34-7 8-13 16-21 21s-17 11-28 13c-10 3-23 4-37 4z">
          <text:p/>
        </draw:path>
        <draw:path draw:style-name="gr1" draw:text-style-name="P1" draw:layer="layout" svg:width="0.218cm" svg:height="0.234cm" svg:x="1.742cm" svg:y="13.623cm" svg:viewBox="0 0 219 235" svg:d="M69 137h79l-25-64c-7-20-12-36-16-49-3 16-8 30-13 45zM0 235l91-235h33l95 235h-35l-27-72h-98l-26 72z">
          <text:p/>
        </draw:path>
        <draw:path draw:style-name="gr1" draw:text-style-name="P1" draw:layer="layout" svg:width="0.193cm" svg:height="0.234cm" svg:x="1.984cm" svg:y="13.623cm" svg:viewBox="0 0 194 235" svg:d="M30 206h50c16 0 29-1 39-5 8-3 14-7 19-12 8-7 14-17 18-29 3-12 6-28 6-45 0-25-4-44-12-57s-18-21-29-26c-9-3-23-4-41-4h-50zM0 235v-235h80c19 0 33 1 43 3 13 4 25 9 34 17 13 10 22 24 27 39 7 18 10 35 10 56 0 18-2 34-7 48-4 13-9 25-16 34-6 8-13 16-21 21s-17 11-27 13c-11 3-25 4-39 4z">
          <text:p/>
        </draw:path>
        <draw:polygon draw:style-name="gr1" draw:text-style-name="P1" draw:layer="layout" svg:width="0.174cm" svg:height="0.234cm" svg:x="2.22cm" svg:y="13.623cm" svg:viewBox="0 0 175 235" draw:points="0,235 0,0 170,0 170,28 30,28 30,99 161,99 161,127 30,127 30,206 175,206 175,235">
          <text:p/>
        </draw:polygon>
        <draw:path draw:style-name="gr1" draw:text-style-name="P1" draw:layer="layout" svg:width="0.183cm" svg:height="0.238cm" svg:x="8.076cm" svg:y="13.623cm" svg:viewBox="0 0 184 239" svg:d="M153 0h31v135c0 24-2 42-7 55-6 16-16 27-29 36-15 8-32 13-54 13-23 0-41-4-54-12-16-8-26-18-32-34-5-15-8-33-8-58v-135h32v135c0 20 1 34 5 45 4 9 10 18 20 23 9 6 19 8 33 8 23 0 39-5 48-17 11-10 15-30 15-59z">
          <text:p/>
        </draw:path>
        <draw:polygon draw:style-name="gr1" draw:text-style-name="P1" draw:layer="layout" svg:width="0.157cm" svg:height="0.234cm" svg:x="8.312cm" svg:y="13.623cm" svg:viewBox="0 0 158 235" draw:points="0,235 0,0 158,0 158,28 30,28 30,99 141,99 141,127 30,127 30,235">
          <text:p/>
        </draw:polygon>
        <draw:path draw:style-name="gr3" draw:text-style-name="P3" draw:layer="layout" svg:width="13.035cm" svg:height="0.047cm" svg:x="1.2cm" svg:y="11.73cm" svg:viewBox="0 0 13036 48" svg:d="M13012 48h-12990c-11 0-22-11-22-24s11-24 22-24h12990c13 0 24 11 24 24s-11 24-24 24z">
          <text:p/>
        </draw:path>
        <draw:path draw:style-name="gr3" draw:text-style-name="P3" draw:layer="layout" svg:width="13.035cm" svg:height="0.047cm" svg:x="1.2cm" svg:y="13.405cm" svg:viewBox="0 0 13036 48" svg:d="M13012 48h-12990c-11 0-22-11-22-24 0-12 11-24 22-24h12990c13 0 24 12 24 24 0 13-11 24-24 24z">
          <text:p/>
        </draw:path>
        <draw:path draw:style-name="gr3" draw:text-style-name="P3" draw:layer="layout" svg:width="5.461cm" svg:height="0.611cm" svg:x="8.773cm" svg:y="13.852cm" svg:viewBox="0 0 5462 612" svg:d="M5439 612h-5399c-16 0-29-8-36-21-7-15-5-32 5-47l389-500c20-26 58-44 90-44 13 0 23 11 23 24s-10 22-23 22c-17 0-43 13-53 27l-384 492h5388c13 0 23 11 23 24 0 12-10 23-23 23z">
          <text:p/>
        </draw:path>
        <draw:path draw:style-name="gr3" draw:text-style-name="P3" draw:layer="layout" svg:width="7.882cm" svg:height="0.611cm" svg:x="1.158cm" svg:y="13.852cm" svg:viewBox="0 0 7883 612" svg:d="M7395 612h-7371c-13 0-24-11-24-23 0-13 11-24 24-24h7371c18 0 43-11 53-25l385-496c-8-3-13-11-13-20 0-13 10-24 24-24s29 8 35 21c7 15 5 32-5 48l-389 499c-20 25-58 44-90 44z">
          <text:p/>
        </draw:path>
        <draw:polygon draw:style-name="gr1" draw:text-style-name="P1" draw:layer="layout" svg:width="2.239cm" svg:height="0.522cm" svg:x="1.16cm" svg:y="16.151cm" svg:viewBox="0 0 2240 523" draw:points="2240,523 0,523 0,0 2240,0">
          <text:p/>
        </draw:polygon>
        <draw:path draw:style-name="gr2" draw:text-style-name="P2" draw:layer="layout" svg:width="0.21cm" svg:height="0.234cm" svg:x="1.274cm" svg:y="16.294cm" svg:viewBox="0 0 211 235" svg:d="M49 99h34c22 0 37-1 42-3s11-5 13-10c3-4 6-11 6-17 0-8-3-15-7-20-4-4-10-8-18-9-3 0-15 0-35 0h-35zM0 235v-235h100c25 0 44 3 54 7 12 4 21 11 28 22 6 11 9 23 9 37 0 17-4 32-14 42-11 14-27 20-47 24 10 5 19 12 26 20 6 7 15 20 26 37l29 46h-57l-34-51c-12-18-20-29-24-35-5-4-9-8-14-9-6-1-13-3-24-3h-9v98z">
          <text:p/>
        </draw:path>
        <draw:polygon draw:style-name="gr2" draw:text-style-name="P2" draw:layer="layout" svg:width="0.178cm" svg:height="0.234cm" svg:x="1.508cm" svg:y="16.294cm" svg:viewBox="0 0 179 235" draw:points="0,235 0,0 173,0 173,40 47,40 47,91 165,91 165,132 47,132 47,196 179,196 179,235">
          <text:p/>
        </draw:polygon>
        <draw:polygon draw:style-name="gr2" draw:text-style-name="P2" draw:layer="layout" svg:width="0.226cm" svg:height="0.234cm" svg:x="1.724cm" svg:y="16.294cm" svg:viewBox="0 0 227 235" draw:points="0,235 0,0 71,0 113,161 157,0 227,0 227,235 183,235 183,50 136,235 90,235 43,50 43,235">
          <text:p/>
        </draw:polygon>
        <draw:polygon draw:style-name="gr2" draw:text-style-name="P2" draw:layer="layout" svg:width="0.177cm" svg:height="0.234cm" svg:x="1.997cm" svg:y="16.294cm" svg:viewBox="0 0 178 235" draw:points="0,235 0,0 174,0 174,40 47,40 47,91 165,91 165,132 47,132 47,196 178,196 178,235">
          <text:p/>
        </draw:polygon>
        <draw:polygon draw:style-name="gr2" draw:text-style-name="P2" draw:layer="layout" svg:width="0.185cm" svg:height="0.234cm" svg:x="2.198cm" svg:y="16.294cm" svg:viewBox="0 0 186 235" draw:points="69,235 69,40 0,40 0,0 186,0 186,40 116,40 116,235">
          <text:p/>
        </draw:polygon>
        <draw:polygon draw:style-name="gr2" draw:text-style-name="P2" draw:layer="layout" svg:width="0.178cm" svg:height="0.234cm" svg:x="2.412cm" svg:y="16.294cm" svg:viewBox="0 0 179 235" draw:points="0,235 0,0 174,0 174,40 47,40 47,91 165,91 165,132 47,132 47,196 179,196 179,235">
          <text:p/>
        </draw:polygon>
        <draw:polygon draw:style-name="gr2" draw:text-style-name="P2" draw:layer="layout" svg:width="0.185cm" svg:height="0.234cm" svg:x="2.63cm" svg:y="16.294cm" svg:viewBox="0 0 186 235" draw:points="0,235 0,0 46,0 142,157 142,0 186,0 186,235 140,235 43,81 43,235">
          <text:p/>
        </draw:polygon>
        <draw:polygon draw:style-name="gr2" draw:text-style-name="P2" draw:layer="layout" svg:width="0.186cm" svg:height="0.234cm" svg:x="2.847cm" svg:y="16.294cm" svg:viewBox="0 0 187 235" draw:points="71,235 71,40 0,40 0,0 187,0 187,40 119,40 119,235">
          <text:p/>
        </draw:polygon>
        <draw:polygon draw:style-name="gr2" draw:text-style-name="P2" draw:layer="layout" svg:width="0.177cm" svg:height="0.234cm" svg:x="3.063cm" svg:y="16.294cm" svg:viewBox="0 0 178 235" draw:points="0,235 0,0 174,0 174,40 49,40 49,91 165,91 165,132 49,132 49,196 178,196 178,235">
          <text:p/>
        </draw:polygon>
        <draw:path draw:style-name="gr1" draw:text-style-name="P1" draw:layer="layout" svg:width="0.177cm" svg:height="0.206cm" svg:x="1.263cm" svg:y="19.218cm" svg:viewBox="0 0 178 207" svg:d="M152 135l26 6c-5 22-15 39-29 49-15 12-33 17-53 17-22 0-39-4-54-11-14-10-24-23-31-39-7-17-11-35-11-54 0-21 4-40 12-54 8-17 20-29 34-37 16-8 32-12 50-12 20 0 37 5 50 15s24 25 29 44l-26 7c-5-14-12-28-20-34-9-7-20-10-34-10-15 0-28 4-38 11-12 8-19 19-23 32-4 12-6 25-6 38 0 17 2 32 8 45 4 12 11 21 23 28 11 6 23 9 35 9 14 0 27-4 36-12 11-9 18-22 22-38z">
          <text:p/>
        </draw:path>
        <draw:polygon draw:style-name="gr1" draw:text-style-name="P1" draw:layer="layout" svg:width="0.149cm" svg:height="0.201cm" svg:x="1.473cm" svg:y="19.22cm" svg:viewBox="0 0 150 202" draw:points="0,202 0,0 146,0 146,24 26,24 26,87 138,87 138,110 26,110 26,178 150,178 150,202">
          <text:p/>
        </draw:polygon>
        <draw:path draw:style-name="gr1" draw:text-style-name="P1" draw:layer="layout" svg:width="0.153cm" svg:height="0.201cm" svg:x="1.659cm" svg:y="19.22cm" svg:viewBox="0 0 154 202" svg:d="M26 96h52c17 0 30-2 37-9 6-6 10-16 10-28 0-9-1-15-6-21-4-6-10-10-16-12-5-1-13-2-25-2h-52zM0 202v-202h75c13 0 24 1 30 3 11 1 19 4 25 9 7 4 14 10 18 20 4 8 6 17 6 26 0 19-5 33-17 45s-30 17-59 17h-52v82z">
          <text:p/>
        </draw:path>
        <draw:polygon draw:style-name="gr1" draw:text-style-name="P1" draw:layer="layout" svg:width="0.16cm" svg:height="0.2cm" svg:x="9.593cm" svg:y="18.401cm" svg:viewBox="0 0 161 201" draw:points="67,201 67,24 0,24 0,0 161,0 161,24 94,24 94,201">
          <text:p/>
        </draw:polygon>
        <draw:polygon draw:style-name="gr1" draw:text-style-name="P1" draw:layer="layout" svg:width="0.149cm" svg:height="0.2cm" svg:x="9.78cm" svg:y="18.401cm" svg:viewBox="0 0 150 201" draw:points="0,201 0,0 145,0 145,24 28,24 28,85 137,85 137,110 28,110 28,177 150,177 150,201">
          <text:p/>
        </draw:polygon>
        <draw:polygon draw:style-name="gr1" draw:text-style-name="P1" draw:layer="layout" svg:width="0.126cm" svg:height="0.2cm" svg:x="9.963cm" svg:y="18.401cm" svg:viewBox="0 0 127 201" draw:points="0,201 0,0 28,0 28,177 127,177 127,201">
          <text:p/>
        </draw:polygon>
        <draw:polygon draw:style-name="gr1" draw:text-style-name="P1" draw:layer="layout" svg:width="0.149cm" svg:height="0.2cm" svg:x="10.12cm" svg:y="18.401cm" svg:viewBox="0 0 150 201" draw:points="0,201 0,0 146,0 146,24 26,24 26,85 138,85 138,110 26,110 26,177 150,177 150,201">
          <text:p/>
        </draw:polygon>
        <draw:polygon draw:style-name="gr1" draw:text-style-name="P1" draw:layer="layout" svg:width="0.135cm" svg:height="0.2cm" svg:x="10.307cm" svg:y="18.401cm" svg:viewBox="0 0 136 201" draw:points="0,201 0,0 136,0 136,24 26,24 26,86 121,86 121,111 26,111 26,201">
          <text:p/>
        </draw:polygon>
        <draw:path draw:style-name="gr1" draw:text-style-name="P1" draw:layer="layout" svg:width="0.191cm" svg:height="0.208cm" svg:x="10.468cm" svg:y="18.397cm" svg:viewBox="0 0 192 209" svg:d="M28 108c0 24 6 44 19 57 14 15 29 21 49 21s37-8 50-21c13-14 20-34 20-59 0-17-3-31-9-44-5-12-13-21-24-29-10-7-24-11-37-11-18 0-34 7-49 22-13 13-19 34-19 64zM0 108c0-34 9-59 28-80 17-19 41-28 68-28 19 0 37 4 52 13 14 9 26 21 33 39 7 15 11 34 11 54s-4 38-11 54c-8 16-20 28-35 37-16 8-33 12-50 12-18 0-35-6-50-13-16-10-26-23-34-39s-12-31-12-49z">
          <text:p/>
        </draw:path>
        <draw:polygon draw:style-name="gr1" draw:text-style-name="P1" draw:layer="layout" svg:width="0.157cm" svg:height="0.2cm" svg:x="10.693cm" svg:y="18.401cm" svg:viewBox="0 0 158 201" draw:points="0,201 0,0 26,0 133,159 133,0 158,0 158,201 130,201 25,42 25,201">
          <text:p/>
        </draw:polygon>
        <draw:polygon draw:style-name="gr1" draw:text-style-name="P1" draw:layer="layout" svg:width="0.149cm" svg:height="0.2cm" svg:x="10.895cm" svg:y="18.401cm" svg:viewBox="0 0 150 201" draw:points="0,201 0,0 146,0 146,24 26,24 26,85 138,85 138,110 26,110 26,177 150,177 150,201">
          <text:p/>
        </draw:polygon>
        <draw:path draw:style-name="gr3" draw:text-style-name="P3" draw:layer="layout" svg:width="0.659cm" svg:height="0.817cm" svg:x="1.226cm" svg:y="19.539cm" svg:viewBox="0 0 660 818" svg:d="M341 772h236c20 0 37-18 37-37v-652c0-20-17-37-37-37h-494c-20 0-37 17-37 37v652c0 19 17 37 37 37zM577 818h-494c-45 0-83-37-83-83v-652c0-46 37-83 83-83h494c46 0 83 37 83 83v652c0 46-37 83-83 83z">
          <text:p/>
        </draw:path>
        <draw:path draw:style-name="gr3" draw:text-style-name="P3" draw:layer="layout" svg:width="0.659cm" svg:height="0.817cm" svg:x="1.968cm" svg:y="19.539cm" svg:viewBox="0 0 660 818" svg:d="M343 772h234c20 0 37-18 37-37v-652c0-20-17-37-37-37h-494c-20 0-37 17-37 37v652c0 19 17 37 37 37zM577 818h-494c-46 0-83-37-83-83v-652c0-46 37-83 83-83h494c46 0 83 37 83 83v652c0 46-38 83-83 83z">
          <text:p/>
        </draw:path>
        <draw:path draw:style-name="gr3" draw:text-style-name="P3" draw:layer="layout" svg:width="0.659cm" svg:height="0.817cm" svg:x="2.71cm" svg:y="19.539cm" svg:viewBox="0 0 660 818" svg:d="M343 772h233c21 0 37-18 37-37v-652c0-20-16-37-37-37h-493c-21 0-37 17-37 37v652c0 19 16 37 37 37zM576 818h-493c-46 0-83-37-83-83v-652c0-46 37-83 83-83h493c47 0 84 37 84 83v652c0 46-38 83-84 83z">
          <text:p/>
        </draw:path>
        <draw:path draw:style-name="gr3" draw:text-style-name="P3" draw:layer="layout" svg:width="0.659cm" svg:height="0.817cm" svg:x="3.452cm" svg:y="19.539cm" svg:viewBox="0 0 660 818" svg:d="M341 772h235c21 0 37-18 37-37v-652c0-20-16-37-37-37h-493c-21 0-37 17-37 37v652c0 19 16 37 37 37zM576 818h-493c-46 0-83-37-83-83v-652c0-46 37-83 83-83h493c47 0 84 37 84 83v652c0 46-38 83-84 83z">
          <text:p/>
        </draw:path>
        <draw:path draw:style-name="gr3" draw:text-style-name="P3" draw:layer="layout" svg:width="0.658cm" svg:height="0.817cm" svg:x="4.194cm" svg:y="19.539cm" svg:viewBox="0 0 659 818" svg:d="M341 772h235c21 0 37-18 37-37v-652c0-20-16-37-37-37h-492c-21 0-37 17-37 37v652c0 19 16 37 37 37zM576 818h-492c-46 0-84-37-84-83v-652c0-46 36-83 84-83h492c47 0 83 37 83 83v652c0 46-36 83-83 83z">
          <text:p/>
        </draw:path>
        <draw:path draw:style-name="gr3" draw:text-style-name="P3" draw:layer="layout" svg:width="0.658cm" svg:height="0.817cm" svg:x="5.25cm" svg:y="19.539cm" svg:viewBox="0 0 659 818" svg:d="M341 772h235c21 0 37-18 37-37v-652c0-20-16-37-37-37h-493c-21 0-37 17-37 37v652c0 19 16 37 37 37zM576 818h-493c-46 0-83-37-83-83v-652c0-46 36-83 83-83h493c47 0 83 37 83 83v652c0 46-37 83-83 83z">
          <text:p/>
        </draw:path>
        <draw:path draw:style-name="gr3" draw:text-style-name="P3" draw:layer="layout" svg:width="0.659cm" svg:height="0.817cm" svg:x="5.99cm" svg:y="19.539cm" svg:viewBox="0 0 660 818" svg:d="M343 772h234c21 0 37-18 37-37v-652c0-20-16-37-37-37h-493c-21 0-37 17-37 37v652c0 19 16 37 37 37zM577 818h-493c-46 0-84-37-84-83v-652c0-46 37-83 84-83h493c46 0 83 37 83 83v652c0 46-37 83-83 83z">
          <text:p/>
        </draw:path>
        <draw:path draw:style-name="gr3" draw:text-style-name="P3" draw:layer="layout" svg:width="0.659cm" svg:height="0.817cm" svg:x="6.732cm" svg:y="19.539cm" svg:viewBox="0 0 660 818" svg:d="M343 772h234c20 0 37-18 37-37v-652c0-20-17-37-37-37h-494c-20 0-36 17-36 37v652c0 19 16 37 36 37zM577 818h-494c-45 0-83-37-83-83v-652c0-46 37-83 83-83h494c46 0 83 37 83 83v652c0 46-37 83-83 83z">
          <text:p/>
        </draw:path>
        <draw:polygon draw:style-name="gr1" draw:text-style-name="P1" draw:layer="layout" svg:width="0.149cm" svg:height="0.201cm" svg:x="1.272cm" svg:y="17.494cm" svg:viewBox="0 0 150 202" draw:points="0,202 0,0 145,0 145,25 26,25 26,87 137,87 137,110 26,110 26,178 150,178 150,202">
          <text:p/>
        </draw:polygon>
        <draw:polygon draw:style-name="gr1" draw:text-style-name="P1" draw:layer="layout" svg:width="0.157cm" svg:height="0.201cm" svg:x="1.457cm" svg:y="17.494cm" svg:viewBox="0 0 158 202" draw:points="0,202 0,0 28,0 133,159 133,0 158,0 158,202 132,202 25,45 25,202">
          <text:p/>
        </draw:polygon>
        <draw:path draw:style-name="gr1" draw:text-style-name="P1" draw:layer="layout" svg:width="0.165cm" svg:height="0.201cm" svg:x="1.659cm" svg:y="17.494cm" svg:viewBox="0 0 166 202" svg:d="M26 178h45c13 0 23-1 30-4 8-2 14-5 19-10s10-15 14-25c3-11 6-24 6-39 0-21-4-37-11-47-6-12-16-20-25-24-6-3-18-4-34-4h-44zM0 202v-202h70c16 0 28 1 35 4 12 4 22 8 31 14 10 10 18 22 22 35 5 14 8 30 8 47 0 16-1 29-5 41-3 12-8 22-13 29-6 8-12 14-19 19-6 4-14 8-24 9-9 3-19 4-31 4z">
          <text:p/>
        </draw:path>
        <draw:polygon draw:style-name="gr1" draw:text-style-name="P1" draw:layer="layout" svg:width="0.151cm" svg:height="0.201cm" svg:x="1.86cm" svg:y="17.494cm" svg:viewBox="0 0 152 202" draw:points="0,202 0,0 146,0 146,25 26,25 26,87 138,87 138,110 26,110 26,178 152,178 152,202">
          <text:p/>
        </draw:polygon>
        <draw:path draw:style-name="gr1" draw:text-style-name="P1" draw:layer="layout" svg:width="0.176cm" svg:height="0.201cm" svg:x="2.047cm" svg:y="17.494cm" svg:viewBox="0 0 177 202" svg:d="M26 90h57c12 0 21-1 28-4 6-1 12-5 16-12 3-5 5-11 5-17 0-9-4-17-11-24-6-7-17-9-31-9h-64zM0 202v-202h88c17 0 31 3 40 8 10 3 18 9 24 18 6 10 9 19 9 31 0 14-5 26-15 35-10 10-25 16-43 19 6 4 12 7 16 11 8 6 14 15 22 26l36 54h-35l-26-42c-8-12-15-21-20-27-4-6-9-11-13-14s-8-4-12-5c-2 0-8 0-14 0h-31v88z">
          <text:p/>
        </draw:path>
        <draw:polygon draw:style-name="gr1" draw:text-style-name="P1" draw:layer="layout" svg:width="0.151cm" svg:height="0.201cm" svg:x="2.248cm" svg:y="17.494cm" svg:viewBox="0 0 152 202" draw:points="0,202 0,0 146,0 146,25 28,25 28,87 138,87 138,110 28,110 28,178 152,178 152,202">
          <text:p/>
        </draw:polygon>
        <draw:path draw:style-name="gr1" draw:text-style-name="P1" draw:layer="layout" svg:width="0.177cm" svg:height="0.261cm" svg:x="2.426cm" svg:y="17.491cm" svg:viewBox="0 0 178 262" svg:d="M71 226l7-24h18l-4 15c8 0 13 2 17 6s6 8 6 13c0 7-3 14-10 18-6 5-15 8-29 8-7 0-14 0-19-2l1-16c5 0 11 2 13 2 8 0 15-2 17-4 3-3 4-4 4-7 0-1 0-4-1-5-1 0-3-1-5-3-4-1-8-1-15-1zM152 133l26 7c-5 23-15 40-29 52-15 10-34 17-54 17-23 0-40-6-53-13-13-10-24-23-31-39-7-18-11-35-11-55 0-21 4-39 13-54 8-16 19-28 33-36 15-8 32-12 49-12 20 0 38 5 51 15 15 10 24 25 29 43l-26 7c-4-15-12-25-20-32-9-7-21-11-34-11-16 0-29 4-40 11-9 8-17 17-21 30-4 12-6 26-6 39 0 17 2 31 8 45 4 13 11 22 22 29 11 6 22 9 34 9 15 0 29-4 40-12 9-9 17-22 20-40z">
          <text:p/>
        </draw:path>
        <draw:path draw:style-name="gr1" draw:text-style-name="P1" draw:layer="layout" svg:width="0.191cm" svg:height="0.208cm" svg:x="2.627cm" svg:y="17.491cm" svg:viewBox="0 0 192 209" svg:d="M28 106c0 26 6 45 18 59 13 13 30 20 49 20 20 0 37-7 50-21 12-13 18-33 18-61 0-16-2-30-7-42-6-12-14-21-24-28-11-7-23-11-36-11-20 0-35 7-49 20-13 12-19 35-19 64zM0 106c0-33 9-60 26-78 19-19 41-28 70-28 19 0 34 4 49 13 16 8 26 21 34 37 9 16 13 33 13 53 0 23-4 41-13 57s-20 28-35 36c-15 7-31 13-49 13-19 0-36-6-50-15-15-9-27-21-33-37-8-16-12-33-12-51z">
          <text:p/>
        </draw:path>
        <draw:path draw:style-name="gr1" draw:text-style-name="P1" draw:layer="layout" svg:width="0.177cm" svg:height="0.208cm" svg:x="1.263cm" svg:y="18.397cm" svg:viewBox="0 0 178 209" svg:d="M152 135l26 6c-5 23-16 39-30 51-15 11-32 17-53 17s-38-4-54-13c-13-10-24-22-30-39-7-17-11-34-11-54s4-38 12-54c8-17 20-28 34-37 16-8 32-12 50-12 20 0 36 5 50 16 13 10 23 25 28 43l-25 7c-5-14-12-25-21-33-8-7-20-11-33-11-16 0-28 4-38 12-12 8-19 19-24 31-4 13-5 25-5 38 0 17 2 33 6 45 6 13 13 22 25 29 11 5 21 9 35 9s26-4 36-13c11-8 18-21 22-38z">
          <text:p/>
        </draw:path>
        <draw:polygon draw:style-name="gr1" draw:text-style-name="P1" draw:layer="layout" svg:width="0.027cm" svg:height="0.2cm" svg:x="1.477cm" svg:y="18.401cm" svg:viewBox="0 0 28 201" draw:points="0,0 28,0 28,201 0,201">
          <text:p/>
        </draw:polygon>
        <draw:path draw:style-name="gr1" draw:text-style-name="P1" draw:layer="layout" svg:width="0.166cm" svg:height="0.2cm" svg:x="1.549cm" svg:y="18.401cm" svg:viewBox="0 0 167 201" svg:d="M28 177h42c13 0 24 0 30-3 8-2 15-6 19-10 6-7 10-15 14-25 4-11 7-24 7-40 0-21-6-38-12-49-7-12-15-18-25-22-7-3-19-4-34-4h-41zM0 201v-201h70c14 0 26 1 35 3 11 2 22 8 29 14 12 9 20 20 25 35 6 13 8 29 8 48 0 15-2 28-5 40-4 12-8 23-14 29-6 8-12 15-19 19-6 5-14 8-25 10-9 1-20 3-32 3z">
          <text:p/>
        </draw:path>
        <draw:path draw:style-name="gr1" draw:text-style-name="P1" draw:layer="layout" svg:width="0.186cm" svg:height="0.2cm" svg:x="1.73cm" svg:y="18.401cm" svg:viewBox="0 0 187 201" svg:d="M57 119h70l-22-57c-6-17-10-30-14-41-3 12-5 25-11 38zM0 201l76-201h29l82 201h-29l-24-61h-84l-22 61z">
          <text:p/>
        </draw:path>
        <draw:path draw:style-name="gr1" draw:text-style-name="P1" draw:layer="layout" svg:width="0.165cm" svg:height="0.2cm" svg:x="1.938cm" svg:y="18.401cm" svg:viewBox="0 0 166 201" svg:d="M26 177h43c14 0 25 0 31-3 8-2 15-6 19-10 6-7 10-15 14-25 4-11 5-24 5-40 0-21-2-38-10-49-7-12-15-18-25-22-7-3-19-4-36-4h-41zM0 201v-201h69c15 0 27 1 36 3 11 2 22 8 29 14 11 9 19 20 24 35 5 13 8 29 8 48 0 15-3 28-5 40-4 12-8 23-15 29-5 8-10 15-17 19-6 5-14 8-24 10-10 1-21 3-34 3z">
          <text:p/>
        </draw:path>
        <draw:polygon draw:style-name="gr1" draw:text-style-name="P1" draw:layer="layout" svg:width="0.149cm" svg:height="0.2cm" svg:x="2.14cm" svg:y="18.401cm" svg:viewBox="0 0 150 201" draw:points="0,201 0,0 145,0 145,24 26,24 26,85 138,85 138,110 26,110 26,177 150,177 150,201">
          <text:p/>
        </draw:polygon>
        <draw:path draw:style-name="gr1" draw:text-style-name="P1" draw:layer="layout" svg:width="0.157cm" svg:height="0.204cm" svg:x="8.002cm" svg:y="18.401cm" svg:viewBox="0 0 158 205" svg:d="M130 0h28v116c0 21-2 37-8 49-5 12-13 21-25 28-12 8-27 12-46 12-20 0-34-4-46-9-12-7-21-16-26-30-4-11-7-29-7-50v-116h26v116c0 17 2 31 4 39 4 9 10 14 17 19 8 4 18 7 29 7 20 0 33-4 41-13 10-9 13-27 13-52z">
          <text:p/>
        </draw:path>
        <draw:polygon draw:style-name="gr1" draw:text-style-name="P1" draw:layer="layout" svg:width="0.135cm" svg:height="0.2cm" svg:x="8.203cm" svg:y="18.401cm" svg:viewBox="0 0 136 201" draw:points="0,201 0,0 136,0 136,24 26,24 26,86 121,86 121,111 26,111 26,201">
          <text:p/>
        </draw:polygon>
        <draw:path draw:style-name="gr3" draw:text-style-name="P3" draw:layer="layout" svg:width="13.285cm" svg:height="0.047cm" svg:x="1.138cm" svg:y="17.235cm" svg:viewBox="0 0 13286 48" svg:d="M13264 48h-13242c-11 0-22-11-22-23 0-14 11-25 22-25h13242c11 0 22 11 22 25 0 12-11 23-22 23z">
          <text:p/>
        </draw:path>
        <draw:path draw:style-name="gr3" draw:text-style-name="P3" draw:layer="layout" svg:width="13.285cm" svg:height="0.047cm" svg:x="1.138cm" svg:y="18.215cm" svg:viewBox="0 0 13286 48" svg:d="M13264 48h-13242c-11 0-22-11-22-23 0-13 11-25 22-25h13242c11 0 22 12 22 25 0 12-11 23-22 23z">
          <text:p/>
        </draw:path>
        <draw:path draw:style-name="gr3" draw:text-style-name="P3" draw:layer="layout" svg:width="5.744cm" svg:height="0.611cm" svg:x="8.68cm" svg:y="18.5cm" svg:viewBox="0 0 5745 612" svg:d="M5723 612h-5683c-16 0-29-8-35-21-8-15-6-32 5-47l389-500c19-26 58-44 89-44 13 0 24 11 24 24 0 12-11 22-24 22-17 0-42 12-52 27l-384 492h5671c11 0 22 11 22 24 0 12-11 23-22 23z">
          <text:p/>
        </draw:path>
        <draw:path draw:style-name="gr3" draw:text-style-name="P3" draw:layer="layout" svg:width="7.882cm" svg:height="0.611cm" svg:x="1.055cm" svg:y="18.5cm" svg:viewBox="0 0 7883 612" svg:d="M7394 612h-7370c-13 0-24-11-24-23 0-13 11-24 24-24h7370c19 0 42-11 54-25l385-496c-8-4-13-11-13-20 0-13 10-24 24-24s27 8 34 21c8 15 5 32-5 48l-389 499c-19 25-58 44-90 44z">
          <text:p/>
        </draw:path>
        <draw:path draw:style-name="gr3" draw:text-style-name="P3" draw:layer="layout" svg:width="13.368cm" svg:height="5.525cm" svg:x="1.055cm" svg:y="10.574cm" svg:viewBox="0 0 13369 5526" svg:d="M46 5474h13277v-5422h-13277zM13369 5526h-13369v-5526h13369z">
          <text:p/>
        </draw:path>
        <draw:polygon draw:style-name="gr1" draw:text-style-name="P1" draw:layer="layout" svg:width="4.52cm" svg:height="0.522cm" svg:x="15.179cm" svg:y="10.597cm" svg:viewBox="0 0 4521 523" draw:points="4521,523 0,523 0,0 4521,0">
          <text:p/>
        </draw:polygon>
        <draw:path draw:style-name="gr2" draw:text-style-name="P2" draw:layer="layout" svg:width="0.224cm" svg:height="0.267cm" svg:x="15.308cm" svg:y="10.72cm" svg:viewBox="0 0 225 268" svg:d="M54 45v178h41c14 0 25 0 32-2 9-2 15-6 22-11 5-5 10-14 13-26 4-12 7-29 7-51 0-19-3-35-7-47-3-11-8-19-14-25-7-7-15-11-25-13-8-2-23-3-45-3zM0 0h99c22 0 39 3 50 5 16 6 29 13 41 25 10 12 21 27 26 43 5 17 9 38 9 63 0 23-2 42-9 58-6 20-17 36-29 48-9 9-22 16-38 21-12 4-28 5-48 5h-101z">
          <text:p/>
        </draw:path>
        <draw:polygon draw:style-name="gr2" draw:text-style-name="P2" draw:layer="layout" svg:width="0.203cm" svg:height="0.267cm" svg:x="15.577cm" svg:y="10.72cm" svg:viewBox="0 0 204 268" draw:points="0,268 0,0 199,0 199,45 54,45 54,104 188,104 188,149 54,149 54,223 204,223 204,268">
          <text:p/>
        </draw:polygon>
        <draw:path draw:style-name="gr2" draw:text-style-name="P2" draw:layer="layout" svg:width="0.216cm" svg:height="0.276cm" svg:x="15.811cm" svg:y="10.716cm" svg:viewBox="0 0 217 277" svg:d="M0 185l53-5c2 17 9 30 18 38 12 8 25 13 41 13 17 0 30-2 40-12 7-6 13-16 13-25 0-6-3-12-7-17-2-4-9-8-18-11-7-2-21-6-44-11-30-8-50-16-62-27-16-14-25-33-25-54 0-13 4-26 12-38s19-20 33-27c15-6 34-9 54-9 34 0 59 7 75 22 17 15 27 33 28 59l-54 2c-3-14-8-24-15-30-8-5-19-8-34-8-16 0-28 3-38 9-5 4-9 9-9 16s4 12 9 17c8 5 24 11 50 17 26 7 46 14 58 20 13 7 22 16 29 27 8 12 10 26 10 42s-4 30-11 45c-10 13-22 24-37 29-15 6-35 10-57 10-34 0-62-7-79-23-19-16-29-40-33-69z">
          <text:p/>
        </draw:path>
        <draw:polygon draw:style-name="gr2" draw:text-style-name="P2" draw:layer="layout" svg:width="0.212cm" svg:height="0.267cm" svg:x="16.054cm" svg:y="10.72cm" svg:viewBox="0 0 213 268" draw:points="79,268 79,45 0,45 0,0 213,0 213,45 133,45 133,268">
          <text:p/>
        </draw:polygon>
        <draw:polygon draw:style-name="gr2" draw:text-style-name="P2" draw:layer="layout" svg:width="0.054cm" svg:height="0.267cm" svg:x="16.299cm" svg:y="10.72cm" svg:viewBox="0 0 55 268" draw:points="0,0 55,0 55,268 0,268">
          <text:p/>
        </draw:polygon>
        <draw:polygon draw:style-name="gr2" draw:text-style-name="P2" draw:layer="layout" svg:width="0.211cm" svg:height="0.267cm" svg:x="16.404cm" svg:y="10.72cm" svg:viewBox="0 0 212 268" draw:points="0,268 0,0 54,0 162,180 162,0 212,0 212,268 158,268 50,94 50,268">
          <text:p/>
        </draw:polygon>
        <draw:path draw:style-name="gr2" draw:text-style-name="P2" draw:layer="layout" svg:width="0.268cm" svg:height="0.267cm" svg:x="16.645cm" svg:y="10.72cm" svg:viewBox="0 0 269 268" svg:d="M169 163l-36-101-37 101zM269 268h-59l-23-61h-108l-22 61h-57l105-268h57z">
          <text:p/>
        </draw:path>
        <draw:polygon draw:style-name="gr2" draw:text-style-name="P2" draw:layer="layout" svg:width="0.211cm" svg:height="0.267cm" svg:x="16.894cm" svg:y="10.72cm" svg:viewBox="0 0 212 268" draw:points="79,268 79,45 0,45 0,0 212,0 212,45 132,45 132,268">
          <text:p/>
        </draw:polygon>
        <draw:path draw:style-name="gr2" draw:text-style-name="P2" draw:layer="layout" svg:width="0.268cm" svg:height="0.337cm" svg:x="17.113cm" svg:y="10.65cm" svg:viewBox="0 0 269 338" svg:d="M100 57l25-57h59l-51 57zM170 233l-38-100-36 100zM269 338h-59l-23-61h-108l-22 61h-57l104-267h58z">
          <text:p/>
        </draw:path>
        <draw:path draw:style-name="gr2" draw:text-style-name="P2" draw:layer="layout" svg:width="0.239cm" svg:height="0.267cm" svg:x="17.41cm" svg:y="10.72cm" svg:viewBox="0 0 240 268" svg:d="M53 114h41c25 0 40-2 47-4s12-6 16-11c2-5 5-12 5-20 0-9-3-17-8-22-4-5-10-9-20-11-4 0-17-1-39-1h-42zM0 268v-268h112c29 0 50 3 63 8 13 4 24 13 32 25s12 26 12 42c0 20-7 37-19 49-10 13-29 23-54 25 12 7 24 16 31 24s18 23 31 44l32 51h-65l-39-58c-15-20-24-33-29-38-4-6-11-9-16-13-5-2-15-3-26-3h-12v112z">
          <text:p/>
        </draw:path>
        <draw:polygon draw:style-name="gr2" draw:text-style-name="P2" draw:layer="layout" svg:width="0.054cm" svg:height="0.267cm" svg:x="17.676cm" svg:y="10.72cm" svg:viewBox="0 0 55 268" draw:points="0,0 55,0 55,268 0,268">
          <text:p/>
        </draw:polygon>
        <draw:path draw:style-name="gr2" draw:text-style-name="P2" draw:layer="layout" svg:width="0.259cm" svg:height="0.276cm" svg:x="17.77cm" svg:y="10.716cm" svg:viewBox="0 0 260 277" svg:d="M55 137c0 31 8 55 21 70 15 16 32 24 56 24 21 0 38-8 52-24 14-14 20-39 20-70s-6-54-20-68c-13-16-31-23-52-23-24 0-42 7-56 23-13 16-21 38-21 68zM0 140c0-28 4-50 13-69 5-14 13-26 24-37 10-10 22-18 35-23 16-8 36-11 58-11 40 0 72 12 95 37 23 24 35 58 35 102 0 43-12 78-35 101-23 26-55 37-93 37-41 0-73-11-96-37-24-23-36-56-36-100z">
          <text:p/>
        </draw:path>
        <draw:path draw:style-name="gr2" draw:text-style-name="P2" draw:layer="layout" svg:width="0.093cm" svg:height="0.35cm" svg:x="18.166cm" svg:y="10.716cm" svg:viewBox="0 0 94 351" svg:d="M94 351h-37c-19-29-33-58-43-87-10-30-14-59-14-88 0-35 5-69 17-99 11-28 24-53 40-77h37c-18 38-29 69-36 95-7 25-9 53-9 82 0 20 1 40 5 61s9 41 16 59c4 13 12 31 24 54z">
          <text:p/>
        </draw:path>
        <draw:path draw:style-name="gr2" draw:text-style-name="P2" draw:layer="layout" svg:width="0.094cm" svg:height="0.35cm" svg:x="19.584cm" svg:y="10.716cm" svg:viewBox="0 0 95 351" svg:d="M1 351c10-22 17-38 21-50s8-25 12-39c3-16 6-29 7-44 2-13 2-26 2-41 0-29-2-57-9-82-5-26-17-57-34-95h36c18 28 31 55 42 85 12 29 17 58 17 88 0 25-4 53-13 82-10 32-25 65-45 96z">
          <text:p/>
        </draw:path>
        <draw:path draw:style-name="gr1" draw:text-style-name="P1" draw:layer="layout" svg:width="0.206cm" svg:height="0.242cm" svg:x="15.297cm" svg:y="14.56cm" svg:viewBox="0 0 207 243" svg:d="M177 156l30 8c-5 26-17 46-34 59s-37 20-62 20-45-5-62-16c-16-9-28-25-36-45-9-19-13-41-13-63 0-24 5-45 14-64 10-18 23-31 41-40 17-10 36-15 57-15 22 0 42 7 58 18 16 12 28 28 33 51l-30 6c-6-17-14-29-23-37-10-8-23-12-39-12-17 0-33 6-45 14-13 9-21 19-26 34-6 15-8 30-8 45 0 20 4 37 9 53s16 26 28 34c13 7 26 11 39 11 17 0 33-6 45-15 12-10 20-26 24-46z">
          <text:p/>
        </draw:path>
        <draw:polygon draw:style-name="gr1" draw:text-style-name="P1" draw:layer="layout" svg:width="0.174cm" svg:height="0.234cm" svg:x="15.542cm" svg:y="14.564cm" svg:viewBox="0 0 175 235" draw:points="0,235 0,0 170,0 170,28 32,28 32,99 161,99 161,127 32,127 32,206 175,206 175,235">
          <text:p/>
        </draw:polygon>
        <draw:path draw:style-name="gr1" draw:text-style-name="P1" draw:layer="layout" svg:width="0.178cm" svg:height="0.234cm" svg:x="15.759cm" svg:y="14.564cm" svg:viewBox="0 0 179 235" svg:d="M32 111h60c20 0 35-3 42-11 10-8 14-18 14-31 0-10-3-19-8-25-6-7-11-12-20-14-4-1-15-2-28-2h-60zM0 235v-235h90c14 0 26 1 35 3 11 1 21 5 28 10 8 5 14 13 20 23 4 10 6 21 6 31 0 20-6 37-18 52-13 13-36 20-69 20h-60v96z">
          <text:p/>
        </draw:path>
        <draw:polygon draw:style-name="gr1" draw:text-style-name="P1" draw:layer="layout" svg:width="0.185cm" svg:height="0.234cm" svg:x="23.489cm" svg:y="13.624cm" svg:viewBox="0 0 186 235" draw:points="78,235 78,28 0,28 0,0 186,0 186,28 108,28 108,235">
          <text:p/>
        </draw:polygon>
        <draw:polygon draw:style-name="gr1" draw:text-style-name="P1" draw:layer="layout" svg:width="0.174cm" svg:height="0.234cm" svg:x="23.706cm" svg:y="13.624cm" svg:viewBox="0 0 175 235" draw:points="0,235 0,0 170,0 170,28 30,28 30,99 161,99 161,127 30,127 30,206 175,206 175,235">
          <text:p/>
        </draw:polygon>
        <draw:polygon draw:style-name="gr1" draw:text-style-name="P1" draw:layer="layout" svg:width="0.147cm" svg:height="0.234cm" svg:x="23.921cm" svg:y="13.624cm" svg:viewBox="0 0 148 235" draw:points="0,235 0,0 32,0 32,206 148,206 148,235">
          <text:p/>
        </draw:polygon>
        <draw:polygon draw:style-name="gr1" draw:text-style-name="P1" draw:layer="layout" svg:width="0.174cm" svg:height="0.234cm" svg:x="24.104cm" svg:y="13.624cm" svg:viewBox="0 0 175 235" draw:points="0,235 0,0 170,0 170,28 30,28 30,99 161,99 161,127 30,127 30,206 175,206 175,235">
          <text:p/>
        </draw:polygon>
        <draw:polygon draw:style-name="gr1" draw:text-style-name="P1" draw:layer="layout" svg:width="0.158cm" svg:height="0.234cm" svg:x="24.322cm" svg:y="13.624cm" svg:viewBox="0 0 159 235" draw:points="0,235 0,0 159,0 159,28 32,28 32,99 142,99 142,127 32,127 32,235">
          <text:p/>
        </draw:polygon>
        <draw:path draw:style-name="gr1" draw:text-style-name="P1" draw:layer="layout" svg:width="0.223cm" svg:height="0.242cm" svg:x="24.51cm" svg:y="13.62cm" svg:viewBox="0 0 224 243" svg:d="M32 124c0 28 8 52 22 68 16 15 34 25 57 25s43-10 59-25c14-16 22-41 22-72 0-18-4-35-9-49-6-14-16-25-29-33-12-8-27-12-42-12-22 0-41 7-57 23-15 14-23 40-23 75zM0 123c0-38 11-69 30-90 21-22 49-33 82-33 21 0 42 5 59 15s31 25 40 43c8 19 13 40 13 62 0 24-5 46-14 66-10 19-23 32-41 43-17 9-37 14-58 14s-41-5-58-16c-17-12-31-25-40-43-9-19-13-40-13-61z">
          <text:p/>
        </draw:path>
        <draw:polygon draw:style-name="gr1" draw:text-style-name="P1" draw:layer="layout" svg:width="0.183cm" svg:height="0.234cm" svg:x="24.772cm" svg:y="13.624cm" svg:viewBox="0 0 184 235" draw:points="0,235 0,0 32,0 156,184 156,0 184,0 184,235 153,235 29,50 29,235">
          <text:p/>
        </draw:polygon>
        <draw:polygon draw:style-name="gr1" draw:text-style-name="P1" draw:layer="layout" svg:width="0.174cm" svg:height="0.234cm" svg:x="25.008cm" svg:y="13.624cm" svg:viewBox="0 0 175 235" draw:points="0,235 0,0 170,0 170,28 30,28 30,99 161,99 161,127 30,127 30,206 175,206 175,235">
          <text:p/>
        </draw:polygon>
        <draw:path draw:style-name="gr3" draw:text-style-name="P3" draw:layer="layout" svg:width="0.761cm" svg:height="0.945cm" svg:x="15.258cm" svg:y="14.939cm" svg:viewBox="0 0 762 946" svg:d="M395 898h273c26 0 48-19 48-46v-758c0-27-22-48-48-48h-573c-26 0-46 21-46 48v758c0 27 20 46 46 46zM668 946h-573c-53 0-95-41-95-94v-758c0-53 42-94 95-94h573c53 0 94 41 94 94v758c0 53-41 94-94 94z">
          <text:p/>
        </draw:path>
        <draw:path draw:style-name="gr3" draw:text-style-name="P3" draw:layer="layout" svg:width="0.761cm" svg:height="0.945cm" svg:x="16.124cm" svg:y="14.939cm" svg:viewBox="0 0 762 946" svg:d="M393 898h274c27 0 47-19 47-46v-758c0-27-20-48-47-48h-575c-25 0-46 21-46 48v758c0 27 21 46 46 46zM667 946h-575c-51 0-92-42-92-94v-758c0-53 41-94 92-94h575c53 0 95 41 95 94v758c0 52-42 94-95 94z">
          <text:p/>
        </draw:path>
        <draw:path draw:style-name="gr3" draw:text-style-name="P3" draw:layer="layout" svg:width="0.761cm" svg:height="0.945cm" svg:x="16.988cm" svg:y="14.939cm" svg:viewBox="0 0 762 946" svg:d="M394 898h274c26 0 48-19 48-46v-758c0-27-22-48-48-48h-574c-27 0-48 21-48 48v758c0 27 21 46 48 46zM668 946h-574c-52 0-94-42-94-94v-758c0-53 41-94 94-94h574c53 0 94 41 94 94v758c0 52-42 94-94 94z">
          <text:p/>
        </draw:path>
        <draw:path draw:style-name="gr3" draw:text-style-name="P3" draw:layer="layout" svg:width="0.761cm" svg:height="0.945cm" svg:x="17.853cm" svg:y="14.939cm" svg:viewBox="0 0 762 946" svg:d="M394 898h275c25 0 47-19 47-46v-758c0-27-22-48-47-48h-575c-27 0-47 21-47 48v758c0 27 20 46 47 46zM669 946h-575c-52 0-94-42-94-94v-758c0-53 41-94 94-94h575c52 0 93 41 93 94v758c0 52-41 94-93 94z">
          <text:p/>
        </draw:path>
        <draw:path draw:style-name="gr3" draw:text-style-name="P3" draw:layer="layout" svg:width="0.761cm" svg:height="0.945cm" svg:x="18.718cm" svg:y="14.939cm" svg:viewBox="0 0 762 946" svg:d="M394 898h274c26 0 46-19 46-46v-758c0-27-20-48-46-48h-574c-27 0-48 21-48 48v758c0 27 21 46 48 46zM668 946h-574c-53 0-94-42-94-94v-758c0-53 41-94 94-94h574c53 0 94 41 94 94v758c0 52-42 94-94 94z">
          <text:p/>
        </draw:path>
        <draw:path draw:style-name="gr3" draw:text-style-name="P3" draw:layer="layout" svg:width="0.761cm" svg:height="0.945cm" svg:x="19.949cm" svg:y="14.939cm" svg:viewBox="0 0 762 946" svg:d="M393 898h275c26 0 46-19 46-46v-758c0-27-20-48-46-48h-576c-25 0-46 21-46 48v758c0 27 21 46 46 46zM668 946h-576c-51 0-92-42-92-94v-758c0-53 41-94 92-94h576c52 0 94 41 94 94v758c0 53-42 94-94 94z">
          <text:p/>
        </draw:path>
        <draw:path draw:style-name="gr3" draw:text-style-name="P3" draw:layer="layout" svg:width="0.761cm" svg:height="0.945cm" svg:x="20.814cm" svg:y="14.939cm" svg:viewBox="0 0 762 946" svg:d="M394 898h274c26 0 48-19 48-46v-758c0-27-22-48-48-48h-574c-27 0-48 21-48 48v758c0 27 21 46 48 46zM668 946h-574c-52 0-94-42-94-94v-758c0-53 41-94 94-94h574c53 0 94 41 94 94v758c0 52-42 94-94 94z">
          <text:p/>
        </draw:path>
        <draw:path draw:style-name="gr3" draw:text-style-name="P3" draw:layer="layout" svg:width="0.761cm" svg:height="0.945cm" svg:x="21.678cm" svg:y="14.939cm" svg:viewBox="0 0 762 946" svg:d="M394 898h275c25 0 47-19 47-46v-758c0-27-22-48-47-48h-575c-27 0-47 21-47 48v758c0 27 20 46 47 46zM669 946h-575c-52 0-94-42-94-94v-758c0-53 41-94 94-94h575c52 0 93 41 93 94v758c0 52-41 94-93 94z">
          <text:p/>
        </draw:path>
        <draw:polygon draw:style-name="gr1" draw:text-style-name="P1" draw:layer="layout" svg:width="0.174cm" svg:height="0.234cm" svg:x="15.307cm" svg:y="11.858cm" svg:viewBox="0 0 175 235" draw:points="0,235 0,0 170,0 170,28 32,28 32,100 162,100 162,128 32,128 32,207 175,207 175,235">
          <text:p/>
        </draw:polygon>
        <draw:polygon draw:style-name="gr1" draw:text-style-name="P1" draw:layer="layout" svg:width="0.185cm" svg:height="0.234cm" svg:x="15.523cm" svg:y="11.858cm" svg:viewBox="0 0 186 235" draw:points="0,235 0,0 32,0 154,185 154,0 186,0 186,235 153,235 30,50 30,235">
          <text:p/>
        </draw:polygon>
        <draw:path draw:style-name="gr1" draw:text-style-name="P1" draw:layer="layout" svg:width="0.193cm" svg:height="0.234cm" svg:x="15.759cm" svg:y="11.858cm" svg:viewBox="0 0 194 235" svg:d="M30 207h52c16 0 27-1 37-5 8-3 15-6 19-12 8-6 14-17 18-29 5-12 6-28 6-45 0-26-4-45-12-58s-17-21-29-26c-8-3-22-4-39-4h-52zM0 235v-235h82c18 0 31 1 41 3 14 4 25 9 34 17 13 10 22 24 27 39 7 18 10 35 10 57 0 19-2 35-7 48-4 13-9 25-16 34-6 8-13 16-21 21-8 6-17 10-27 12-11 3-23 4-37 4z">
          <text:p/>
        </draw:path>
        <draw:polygon draw:style-name="gr1" draw:text-style-name="P1" draw:layer="layout" svg:width="0.174cm" svg:height="0.234cm" svg:x="15.994cm" svg:y="11.858cm" svg:viewBox="0 0 175 235" draw:points="0,235 0,0 170,0 170,28 30,28 30,100 161,100 161,128 30,128 30,207 175,207 175,235">
          <text:p/>
        </draw:polygon>
        <draw:path draw:style-name="gr1" draw:text-style-name="P1" draw:layer="layout" svg:width="0.206cm" svg:height="0.234cm" svg:x="16.211cm" svg:y="11.858cm" svg:viewBox="0 0 207 235" svg:d="M32 104h66c14 0 25-1 32-4 8-5 15-9 19-15 5-7 8-14 8-22 0-10-4-19-13-27-10-7-21-11-39-11h-73zM0 235v-235h104c21 0 37 1 49 7 10 4 18 10 25 21 6 10 10 22 10 35 0 18-5 31-15 44-12 11-29 19-52 21 8 4 15 8 19 12 9 8 18 19 26 32l41 63h-38l-33-49c-8-14-16-25-21-33-7-6-12-12-16-14-5-4-9-6-15-7-4-1-9-1-17-1h-35v104z">
          <text:p/>
        </draw:path>
        <draw:polygon draw:style-name="gr1" draw:text-style-name="P1" draw:layer="layout" svg:width="0.174cm" svg:height="0.234cm" svg:x="16.446cm" svg:y="11.858cm" svg:viewBox="0 0 175 235" draw:points="0,235 0,0 170,0 170,28 30,28 30,100 161,100 161,128 30,128 30,207 175,207 175,235">
          <text:p/>
        </draw:polygon>
        <draw:path draw:style-name="gr1" draw:text-style-name="P1" draw:layer="layout" svg:width="0.207cm" svg:height="0.304cm" svg:x="16.653cm" svg:y="11.854cm" svg:viewBox="0 0 208 305" svg:d="M83 263l8-28h21l-5 17c9 2 16 4 21 8 4 4 6 10 6 15 0 9-4 16-11 21-8 7-19 9-35 9-9 0-16 0-22-1l1-19c7 0 12 0 15 0 10 0 17-1 21-4 4-1 5-4 5-8 0-1-1-2-3-5-1-1-2-2-6-2-3-2-8-3-16-3zM177 157l31 8c-6 25-18 44-35 57-17 14-39 21-64 21s-44-5-60-16c-16-10-28-25-36-45-9-18-13-39-13-62 0-24 5-47 14-65 10-18 23-31 40-40 17-11 36-15 57-15 22 0 43 5 59 17s28 29 34 50l-30 10c-5-19-13-32-24-39-10-8-25-12-41-12-17 0-33 4-44 14-12 8-20 19-25 35-6 15-8 29-8 45 0 20 4 37 9 52 5 14 14 26 28 33 11 8 25 12 39 12 17 0 33-6 45-16 12-9 20-24 24-44z">
          <text:p/>
        </draw:path>
        <draw:path draw:style-name="gr1" draw:text-style-name="P1" draw:layer="layout" svg:width="0.223cm" svg:height="0.242cm" svg:x="16.888cm" svg:y="11.854cm" svg:viewBox="0 0 224 243" svg:d="M32 124c0 28 8 50 23 66s33 25 57 25c22 0 42-9 57-25s23-39 23-70c0-18-2-35-10-49-7-14-16-25-28-33-13-8-26-12-42-12-21 0-41 8-57 23-15 14-23 40-23 75zM0 124c0-39 11-70 32-91 21-22 47-33 80-33 21 0 41 5 58 15 18 10 32 25 41 43 9 19 13 40 13 64 0 22-4 43-13 63-11 18-24 32-42 44-17 9-37 14-57 14-22 0-42-5-59-17-17-11-31-25-40-44-8-18-13-38-13-58z">
          <text:p/>
        </draw:path>
        <draw:path draw:style-name="gr1" draw:text-style-name="P1" draw:layer="layout" svg:width="0.206cm" svg:height="0.242cm" svg:x="15.297cm" svg:y="13.62cm" svg:viewBox="0 0 207 243" svg:d="M177 156l30 9c-5 25-17 44-34 57-17 14-37 21-62 21s-45-5-62-16c-16-10-28-25-36-45-9-19-13-41-13-63 0-25 5-46 14-64 10-18 23-31 41-42 17-9 36-13 57-13 22 0 42 5 58 17s28 29 33 50l-30 8c-6-17-14-29-23-37-10-8-23-12-39-12-17 0-33 4-45 14-13 8-21 19-26 34-6 15-8 29-8 45 0 20 4 37 9 53 5 14 16 26 28 33 13 8 26 12 39 12 17 0 33-6 45-16 12-9 20-24 24-45z">
          <text:p/>
        </draw:path>
        <draw:polygon draw:style-name="gr1" draw:text-style-name="P1" draw:layer="layout" svg:width="0.032cm" svg:height="0.234cm" svg:x="15.546cm" svg:y="13.624cm" svg:viewBox="0 0 33 235" draw:points="0,0 33,0 33,235 0,235">
          <text:p/>
        </draw:polygon>
        <draw:path draw:style-name="gr1" draw:text-style-name="P1" draw:layer="layout" svg:width="0.193cm" svg:height="0.234cm" svg:x="15.632cm" svg:y="13.624cm" svg:viewBox="0 0 194 235" svg:d="M30 206h50c16 0 28-1 36-5 9-3 16-7 21-12 8-7 13-17 17-29s7-28 7-45c0-25-4-44-12-57s-19-21-29-26c-9-3-22-4-41-4h-49zM0 235v-235h80c19 0 32 1 41 3 13 4 25 9 35 17 13 10 23 24 28 39 7 18 10 35 10 56 0 18-3 34-7 48-4 13-9 25-17 34-7 8-13 16-21 21s-17 11-28 13c-10 3-23 4-37 4z">
          <text:p/>
        </draw:path>
        <draw:path draw:style-name="gr1" draw:text-style-name="P1" draw:layer="layout" svg:width="0.218cm" svg:height="0.234cm" svg:x="15.842cm" svg:y="13.624cm" svg:viewBox="0 0 219 235" svg:d="M69 137h79l-25-64c-7-20-12-36-16-49-3 16-8 30-13 45zM0 235l91-235h33l95 235h-35l-27-72h-98l-26 72z">
          <text:p/>
        </draw:path>
        <draw:path draw:style-name="gr1" draw:text-style-name="P1" draw:layer="layout" svg:width="0.193cm" svg:height="0.234cm" svg:x="16.084cm" svg:y="13.624cm" svg:viewBox="0 0 194 235" svg:d="M30 206h50c16 0 29-1 39-5 8-3 14-7 19-12 8-7 14-17 18-29 3-12 6-28 6-45 0-25-4-44-12-57s-18-21-29-26c-9-3-23-4-41-4h-50zM0 235v-235h80c19 0 33 1 43 3 13 4 25 9 34 17 13 10 22 24 27 39 7 18 10 35 10 56 0 18-2 34-7 48-4 13-9 25-16 34-6 8-13 16-21 21s-17 11-27 13c-11 3-25 4-39 4z">
          <text:p/>
        </draw:path>
        <draw:polygon draw:style-name="gr1" draw:text-style-name="P1" draw:layer="layout" svg:width="0.174cm" svg:height="0.234cm" svg:x="16.32cm" svg:y="13.624cm" svg:viewBox="0 0 175 235" draw:points="0,235 0,0 170,0 170,28 30,28 30,99 161,99 161,127 30,127 30,206 175,206 175,235">
          <text:p/>
        </draw:polygon>
        <draw:path draw:style-name="gr1" draw:text-style-name="P1" draw:layer="layout" svg:width="0.183cm" svg:height="0.238cm" svg:x="22.076cm" svg:y="13.624cm" svg:viewBox="0 0 184 239" svg:d="M153 0h31v135c0 24-2 42-7 55-6 16-16 27-29 36-15 8-32 13-54 13-23 0-41-4-54-12-16-8-26-18-32-34-5-15-8-33-8-58v-135h32v135c0 20 1 34 5 45 4 9 10 18 20 23 9 6 19 8 33 8 23 0 39-5 48-17 11-10 15-30 15-59z">
          <text:p/>
        </draw:path>
        <draw:polygon draw:style-name="gr1" draw:text-style-name="P1" draw:layer="layout" svg:width="0.157cm" svg:height="0.234cm" svg:x="22.312cm" svg:y="13.624cm" svg:viewBox="0 0 158 235" draw:points="0,235 0,0 158,0 158,28 30,28 30,99 141,99 141,127 30,127 30,235">
          <text:p/>
        </draw:polygon>
        <draw:path draw:style-name="gr3" draw:text-style-name="P3" draw:layer="layout" svg:width="13.035cm" svg:height="0.047cm" svg:x="15.3cm" svg:y="11.731cm" svg:viewBox="0 0 13036 48" svg:d="M13012 48h-12990c-11 0-22-11-22-24s11-24 22-24h12990c13 0 24 11 24 24s-11 24-24 24z">
          <text:p/>
        </draw:path>
        <draw:path draw:style-name="gr3" draw:text-style-name="P3" draw:layer="layout" svg:width="13.035cm" svg:height="0.047cm" svg:x="15.3cm" svg:y="13.406cm" svg:viewBox="0 0 13036 48" svg:d="M13012 48h-12990c-11 0-22-11-22-24 0-12 11-24 22-24h12990c13 0 24 12 24 24 0 13-11 24-24 24z">
          <text:p/>
        </draw:path>
        <draw:path draw:style-name="gr3" draw:text-style-name="P3" draw:layer="layout" svg:width="5.461cm" svg:height="0.611cm" svg:x="22.873cm" svg:y="13.853cm" svg:viewBox="0 0 5462 612" svg:d="M5439 612h-5399c-16 0-29-8-36-21-7-15-5-32 5-47l389-500c20-26 58-44 90-44 13 0 23 11 23 24s-10 22-23 22c-17 0-43 13-53 27l-384 492h5388c13 0 23 11 23 24 0 12-10 23-23 23z">
          <text:p/>
        </draw:path>
        <draw:path draw:style-name="gr3" draw:text-style-name="P3" draw:layer="layout" svg:width="7.882cm" svg:height="0.611cm" svg:x="15.258cm" svg:y="13.853cm" svg:viewBox="0 0 7883 612" svg:d="M7395 612h-7371c-13 0-24-11-24-23 0-13 11-24 24-24h7371c18 0 43-11 53-25l385-496c-8-3-13-11-13-20 0-13 10-24 24-24s29 8 35 21c7 15 5 32-5 48l-389 499c-20 25-58 44-90 44z">
          <text:p/>
        </draw:path>
        <draw:polygon draw:style-name="gr1" draw:text-style-name="P1" draw:layer="layout" svg:width="2.239cm" svg:height="0.522cm" svg:x="15.26cm" svg:y="16.152cm" svg:viewBox="0 0 2240 523" draw:points="2240,523 0,523 0,0 2240,0">
          <text:p/>
        </draw:polygon>
        <draw:path draw:style-name="gr2" draw:text-style-name="P2" draw:layer="layout" svg:width="0.21cm" svg:height="0.234cm" svg:x="15.374cm" svg:y="16.295cm" svg:viewBox="0 0 211 235" svg:d="M49 99h34c22 0 37-1 42-3s11-5 13-10c3-4 6-11 6-17 0-8-3-15-7-20-4-4-10-8-18-9-3 0-15 0-35 0h-35zM0 235v-235h100c25 0 44 3 54 7 12 4 21 11 28 22 6 11 9 23 9 37 0 17-4 32-14 42-11 14-27 20-47 24 10 5 19 12 26 20 6 7 15 20 26 37l29 46h-57l-34-51c-12-18-20-29-24-35-5-4-9-8-14-9-6-1-13-3-24-3h-9v98z">
          <text:p/>
        </draw:path>
        <draw:polygon draw:style-name="gr2" draw:text-style-name="P2" draw:layer="layout" svg:width="0.178cm" svg:height="0.234cm" svg:x="15.608cm" svg:y="16.295cm" svg:viewBox="0 0 179 235" draw:points="0,235 0,0 173,0 173,40 47,40 47,91 165,91 165,132 47,132 47,196 179,196 179,235">
          <text:p/>
        </draw:polygon>
        <draw:polygon draw:style-name="gr2" draw:text-style-name="P2" draw:layer="layout" svg:width="0.226cm" svg:height="0.234cm" svg:x="15.824cm" svg:y="16.295cm" svg:viewBox="0 0 227 235" draw:points="0,235 0,0 71,0 113,161 157,0 227,0 227,235 183,235 183,50 136,235 90,235 43,50 43,235">
          <text:p/>
        </draw:polygon>
        <draw:polygon draw:style-name="gr2" draw:text-style-name="P2" draw:layer="layout" svg:width="0.177cm" svg:height="0.234cm" svg:x="16.097cm" svg:y="16.295cm" svg:viewBox="0 0 178 235" draw:points="0,235 0,0 174,0 174,40 47,40 47,91 165,91 165,132 47,132 47,196 178,196 178,235">
          <text:p/>
        </draw:polygon>
        <draw:polygon draw:style-name="gr2" draw:text-style-name="P2" draw:layer="layout" svg:width="0.185cm" svg:height="0.234cm" svg:x="16.298cm" svg:y="16.295cm" svg:viewBox="0 0 186 235" draw:points="69,235 69,40 0,40 0,0 186,0 186,40 116,40 116,235">
          <text:p/>
        </draw:polygon>
        <draw:polygon draw:style-name="gr2" draw:text-style-name="P2" draw:layer="layout" svg:width="0.178cm" svg:height="0.234cm" svg:x="16.512cm" svg:y="16.295cm" svg:viewBox="0 0 179 235" draw:points="0,235 0,0 174,0 174,40 47,40 47,91 165,91 165,132 47,132 47,196 179,196 179,235">
          <text:p/>
        </draw:polygon>
        <draw:polygon draw:style-name="gr2" draw:text-style-name="P2" draw:layer="layout" svg:width="0.185cm" svg:height="0.234cm" svg:x="16.73cm" svg:y="16.295cm" svg:viewBox="0 0 186 235" draw:points="0,235 0,0 46,0 142,157 142,0 186,0 186,235 140,235 43,81 43,235">
          <text:p/>
        </draw:polygon>
        <draw:polygon draw:style-name="gr2" draw:text-style-name="P2" draw:layer="layout" svg:width="0.186cm" svg:height="0.234cm" svg:x="16.947cm" svg:y="16.295cm" svg:viewBox="0 0 187 235" draw:points="71,235 71,40 0,40 0,0 187,0 187,40 119,40 119,235">
          <text:p/>
        </draw:polygon>
        <draw:polygon draw:style-name="gr2" draw:text-style-name="P2" draw:layer="layout" svg:width="0.177cm" svg:height="0.234cm" svg:x="17.163cm" svg:y="16.295cm" svg:viewBox="0 0 178 235" draw:points="0,235 0,0 174,0 174,40 49,40 49,91 165,91 165,132 49,132 49,196 178,196 178,235">
          <text:p/>
        </draw:polygon>
        <draw:path draw:style-name="gr1" draw:text-style-name="P1" draw:layer="layout" svg:width="0.177cm" svg:height="0.206cm" svg:x="15.363cm" svg:y="19.219cm" svg:viewBox="0 0 178 207" svg:d="M152 135l26 6c-5 22-15 39-29 49-15 12-33 17-53 17-22 0-39-4-54-11-14-10-24-23-31-39-7-17-11-35-11-54 0-21 4-40 12-54 8-17 20-29 34-37 16-8 32-12 50-12 20 0 37 5 50 15s24 25 29 44l-26 7c-5-14-12-28-20-34-9-7-20-10-34-10-15 0-28 4-38 11-12 8-19 19-23 32-4 12-6 25-6 38 0 17 2 32 8 45 4 12 11 21 23 28 11 6 23 9 35 9 14 0 27-4 36-12 11-9 18-22 22-38z">
          <text:p/>
        </draw:path>
        <draw:polygon draw:style-name="gr1" draw:text-style-name="P1" draw:layer="layout" svg:width="0.149cm" svg:height="0.201cm" svg:x="15.573cm" svg:y="19.221cm" svg:viewBox="0 0 150 202" draw:points="0,202 0,0 146,0 146,24 26,24 26,87 138,87 138,110 26,110 26,178 150,178 150,202">
          <text:p/>
        </draw:polygon>
        <draw:path draw:style-name="gr1" draw:text-style-name="P1" draw:layer="layout" svg:width="0.153cm" svg:height="0.201cm" svg:x="15.759cm" svg:y="19.221cm" svg:viewBox="0 0 154 202" svg:d="M26 96h52c17 0 30-2 37-9 6-6 10-16 10-28 0-9-1-15-6-21-4-6-10-10-16-12-5-1-13-2-25-2h-52zM0 202v-202h75c13 0 24 1 30 3 11 1 19 4 25 9 7 4 14 10 18 20 4 8 6 17 6 26 0 19-5 33-17 45s-30 17-59 17h-52v82z">
          <text:p/>
        </draw:path>
        <draw:polygon draw:style-name="gr1" draw:text-style-name="P1" draw:layer="layout" svg:width="0.16cm" svg:height="0.2cm" svg:x="23.693cm" svg:y="18.402cm" svg:viewBox="0 0 161 201" draw:points="67,201 67,24 0,24 0,0 161,0 161,24 94,24 94,201">
          <text:p/>
        </draw:polygon>
        <draw:polygon draw:style-name="gr1" draw:text-style-name="P1" draw:layer="layout" svg:width="0.149cm" svg:height="0.2cm" svg:x="23.88cm" svg:y="18.402cm" svg:viewBox="0 0 150 201" draw:points="0,201 0,0 145,0 145,24 28,24 28,85 137,85 137,110 28,110 28,177 150,177 150,201">
          <text:p/>
        </draw:polygon>
        <draw:polygon draw:style-name="gr1" draw:text-style-name="P1" draw:layer="layout" svg:width="0.126cm" svg:height="0.2cm" svg:x="24.063cm" svg:y="18.402cm" svg:viewBox="0 0 127 201" draw:points="0,201 0,0 28,0 28,177 127,177 127,201">
          <text:p/>
        </draw:polygon>
        <draw:polygon draw:style-name="gr1" draw:text-style-name="P1" draw:layer="layout" svg:width="0.149cm" svg:height="0.2cm" svg:x="24.22cm" svg:y="18.402cm" svg:viewBox="0 0 150 201" draw:points="0,201 0,0 146,0 146,24 26,24 26,85 138,85 138,110 26,110 26,177 150,177 150,201">
          <text:p/>
        </draw:polygon>
        <draw:polygon draw:style-name="gr1" draw:text-style-name="P1" draw:layer="layout" svg:width="0.135cm" svg:height="0.2cm" svg:x="24.407cm" svg:y="18.402cm" svg:viewBox="0 0 136 201" draw:points="0,201 0,0 136,0 136,24 26,24 26,86 121,86 121,111 26,111 26,201">
          <text:p/>
        </draw:polygon>
        <draw:path draw:style-name="gr1" draw:text-style-name="P1" draw:layer="layout" svg:width="0.191cm" svg:height="0.208cm" svg:x="24.568cm" svg:y="18.398cm" svg:viewBox="0 0 192 209" svg:d="M28 108c0 24 6 44 19 57 14 15 29 21 49 21s37-8 50-21c13-14 20-34 20-59 0-17-3-31-9-44-5-12-13-21-24-29-10-7-24-11-37-11-18 0-34 7-49 22-13 13-19 34-19 64zM0 108c0-34 9-59 28-80 17-19 41-28 68-28 19 0 37 4 52 13 14 9 26 21 33 39 7 15 11 34 11 54s-4 38-11 54c-8 16-20 28-35 37-16 8-33 12-50 12-18 0-35-6-50-13-16-10-26-23-34-39s-12-31-12-49z">
          <text:p/>
        </draw:path>
        <draw:polygon draw:style-name="gr1" draw:text-style-name="P1" draw:layer="layout" svg:width="0.157cm" svg:height="0.2cm" svg:x="24.793cm" svg:y="18.402cm" svg:viewBox="0 0 158 201" draw:points="0,201 0,0 26,0 133,159 133,0 158,0 158,201 130,201 25,42 25,201">
          <text:p/>
        </draw:polygon>
        <draw:polygon draw:style-name="gr1" draw:text-style-name="P1" draw:layer="layout" svg:width="0.149cm" svg:height="0.2cm" svg:x="24.995cm" svg:y="18.402cm" svg:viewBox="0 0 150 201" draw:points="0,201 0,0 146,0 146,24 26,24 26,85 138,85 138,110 26,110 26,177 150,177 150,201">
          <text:p/>
        </draw:polygon>
        <draw:path draw:style-name="gr3" draw:text-style-name="P3" draw:layer="layout" svg:width="0.659cm" svg:height="0.817cm" svg:x="15.326cm" svg:y="19.54cm" svg:viewBox="0 0 660 818" svg:d="M341 772h236c20 0 37-18 37-37v-652c0-20-17-37-37-37h-494c-20 0-37 17-37 37v652c0 19 17 37 37 37zM577 818h-494c-45 0-83-37-83-83v-652c0-46 37-83 83-83h494c46 0 83 37 83 83v652c0 46-37 83-83 83z">
          <text:p/>
        </draw:path>
        <draw:path draw:style-name="gr3" draw:text-style-name="P3" draw:layer="layout" svg:width="0.659cm" svg:height="0.817cm" svg:x="16.068cm" svg:y="19.54cm" svg:viewBox="0 0 660 818" svg:d="M343 772h234c20 0 37-18 37-37v-652c0-20-17-37-37-37h-494c-20 0-37 17-37 37v652c0 19 17 37 37 37zM577 818h-494c-46 0-83-37-83-83v-652c0-46 37-83 83-83h494c46 0 83 37 83 83v652c0 46-38 83-83 83z">
          <text:p/>
        </draw:path>
        <draw:path draw:style-name="gr3" draw:text-style-name="P3" draw:layer="layout" svg:width="0.659cm" svg:height="0.817cm" svg:x="16.81cm" svg:y="19.54cm" svg:viewBox="0 0 660 818" svg:d="M343 772h233c21 0 37-18 37-37v-652c0-20-16-37-37-37h-493c-21 0-37 17-37 37v652c0 19 16 37 37 37zM576 818h-493c-46 0-83-37-83-83v-652c0-46 37-83 83-83h493c47 0 84 37 84 83v652c0 46-38 83-84 83z">
          <text:p/>
        </draw:path>
        <draw:path draw:style-name="gr3" draw:text-style-name="P3" draw:layer="layout" svg:width="0.659cm" svg:height="0.817cm" svg:x="17.552cm" svg:y="19.54cm" svg:viewBox="0 0 660 818" svg:d="M341 772h235c21 0 37-18 37-37v-652c0-20-16-37-37-37h-493c-21 0-37 17-37 37v652c0 19 16 37 37 37zM576 818h-493c-46 0-83-37-83-83v-652c0-46 37-83 83-83h493c47 0 84 37 84 83v652c0 46-38 83-84 83z">
          <text:p/>
        </draw:path>
        <draw:path draw:style-name="gr3" draw:text-style-name="P3" draw:layer="layout" svg:width="0.658cm" svg:height="0.817cm" svg:x="18.294cm" svg:y="19.54cm" svg:viewBox="0 0 659 818" svg:d="M341 772h235c21 0 37-18 37-37v-652c0-20-16-37-37-37h-492c-21 0-37 17-37 37v652c0 19 16 37 37 37zM576 818h-492c-46 0-84-37-84-83v-652c0-46 36-83 84-83h492c47 0 83 37 83 83v652c0 46-36 83-83 83z">
          <text:p/>
        </draw:path>
        <draw:path draw:style-name="gr3" draw:text-style-name="P3" draw:layer="layout" svg:width="0.658cm" svg:height="0.817cm" svg:x="19.35cm" svg:y="19.54cm" svg:viewBox="0 0 659 818" svg:d="M341 772h235c21 0 37-18 37-37v-652c0-20-16-37-37-37h-493c-21 0-37 17-37 37v652c0 19 16 37 37 37zM576 818h-493c-46 0-83-37-83-83v-652c0-46 36-83 83-83h493c47 0 83 37 83 83v652c0 46-37 83-83 83z">
          <text:p/>
        </draw:path>
        <draw:path draw:style-name="gr3" draw:text-style-name="P3" draw:layer="layout" svg:width="0.659cm" svg:height="0.817cm" svg:x="20.09cm" svg:y="19.54cm" svg:viewBox="0 0 660 818" svg:d="M343 772h234c21 0 37-18 37-37v-652c0-20-16-37-37-37h-493c-21 0-37 17-37 37v652c0 19 16 37 37 37zM577 818h-493c-46 0-84-37-84-83v-652c0-46 37-83 84-83h493c46 0 83 37 83 83v652c0 46-37 83-83 83z">
          <text:p/>
        </draw:path>
        <draw:path draw:style-name="gr3" draw:text-style-name="P3" draw:layer="layout" svg:width="0.659cm" svg:height="0.817cm" svg:x="20.832cm" svg:y="19.54cm" svg:viewBox="0 0 660 818" svg:d="M343 772h234c20 0 37-18 37-37v-652c0-20-17-37-37-37h-494c-20 0-36 17-36 37v652c0 19 16 37 36 37zM577 818h-494c-45 0-83-37-83-83v-652c0-46 37-83 83-83h494c46 0 83 37 83 83v652c0 46-37 83-83 83z">
          <text:p/>
        </draw:path>
        <draw:polygon draw:style-name="gr1" draw:text-style-name="P1" draw:layer="layout" svg:width="0.149cm" svg:height="0.201cm" svg:x="15.372cm" svg:y="17.495cm" svg:viewBox="0 0 150 202" draw:points="0,202 0,0 145,0 145,25 26,25 26,87 137,87 137,110 26,110 26,178 150,178 150,202">
          <text:p/>
        </draw:polygon>
        <draw:polygon draw:style-name="gr1" draw:text-style-name="P1" draw:layer="layout" svg:width="0.157cm" svg:height="0.201cm" svg:x="15.557cm" svg:y="17.495cm" svg:viewBox="0 0 158 202" draw:points="0,202 0,0 28,0 133,159 133,0 158,0 158,202 132,202 25,45 25,202">
          <text:p/>
        </draw:polygon>
        <draw:path draw:style-name="gr1" draw:text-style-name="P1" draw:layer="layout" svg:width="0.165cm" svg:height="0.201cm" svg:x="15.759cm" svg:y="17.495cm" svg:viewBox="0 0 166 202" svg:d="M26 178h45c13 0 23-1 30-4 8-2 14-5 19-10s10-15 14-25c3-11 6-24 6-39 0-21-4-37-11-47-6-12-16-20-25-24-6-3-18-4-34-4h-44zM0 202v-202h70c16 0 28 1 35 4 12 4 22 8 31 14 10 10 18 22 22 35 5 14 8 30 8 47 0 16-1 29-5 41-3 12-8 22-13 29-6 8-12 14-19 19-6 4-14 8-24 9-9 3-19 4-31 4z">
          <text:p/>
        </draw:path>
        <draw:polygon draw:style-name="gr1" draw:text-style-name="P1" draw:layer="layout" svg:width="0.151cm" svg:height="0.201cm" svg:x="15.96cm" svg:y="17.495cm" svg:viewBox="0 0 152 202" draw:points="0,202 0,0 146,0 146,25 26,25 26,87 138,87 138,110 26,110 26,178 152,178 152,202">
          <text:p/>
        </draw:polygon>
        <draw:path draw:style-name="gr1" draw:text-style-name="P1" draw:layer="layout" svg:width="0.176cm" svg:height="0.201cm" svg:x="16.147cm" svg:y="17.495cm" svg:viewBox="0 0 177 202" svg:d="M26 90h57c12 0 21-1 28-4 6-1 12-5 16-12 3-5 5-11 5-17 0-9-4-17-11-24-6-7-17-9-31-9h-64zM0 202v-202h88c17 0 31 3 40 8 10 3 18 9 24 18 6 10 9 19 9 31 0 14-5 26-15 35-10 10-25 16-43 19 6 4 12 7 16 11 8 6 14 15 22 26l36 54h-35l-26-42c-8-12-15-21-20-27-4-6-9-11-13-14s-8-4-12-5c-2 0-8 0-14 0h-31v88z">
          <text:p/>
        </draw:path>
        <draw:polygon draw:style-name="gr1" draw:text-style-name="P1" draw:layer="layout" svg:width="0.151cm" svg:height="0.201cm" svg:x="16.348cm" svg:y="17.495cm" svg:viewBox="0 0 152 202" draw:points="0,202 0,0 146,0 146,25 28,25 28,87 138,87 138,110 28,110 28,178 152,178 152,202">
          <text:p/>
        </draw:polygon>
        <draw:path draw:style-name="gr1" draw:text-style-name="P1" draw:layer="layout" svg:width="0.177cm" svg:height="0.261cm" svg:x="16.526cm" svg:y="17.492cm" svg:viewBox="0 0 178 262" svg:d="M71 226l7-24h18l-4 15c8 0 13 2 17 6s6 8 6 13c0 7-3 14-10 18-6 5-15 8-29 8-7 0-14 0-19-2l1-16c5 0 11 2 13 2 8 0 15-2 17-4 3-3 4-4 4-7 0-1 0-4-1-5-1 0-3-1-5-3-4-1-8-1-15-1zM152 133l26 7c-5 23-15 40-29 52-15 10-34 17-54 17-23 0-40-6-53-13-13-10-24-23-31-39-7-18-11-35-11-55 0-21 4-39 13-54 8-16 19-28 33-36 15-8 32-12 49-12 20 0 38 5 51 15 15 10 24 25 29 43l-26 7c-4-15-12-25-20-32-9-7-21-11-34-11-16 0-29 4-40 11-9 8-17 17-21 30-4 12-6 26-6 39 0 17 2 31 8 45 4 13 11 22 22 29 11 6 22 9 34 9 15 0 29-4 40-12 9-9 17-22 20-40z">
          <text:p/>
        </draw:path>
        <draw:path draw:style-name="gr1" draw:text-style-name="P1" draw:layer="layout" svg:width="0.191cm" svg:height="0.208cm" svg:x="16.727cm" svg:y="17.492cm" svg:viewBox="0 0 192 209" svg:d="M28 106c0 26 6 45 18 59 13 13 30 20 49 20 20 0 37-7 50-21 12-13 18-33 18-61 0-16-2-30-7-42-6-12-14-21-24-28-11-7-23-11-36-11-20 0-35 7-49 20-13 12-19 35-19 64zM0 106c0-33 9-60 26-78 19-19 41-28 70-28 19 0 34 4 49 13 16 8 26 21 34 37 9 16 13 33 13 53 0 23-4 41-13 57s-20 28-35 36c-15 7-31 13-49 13-19 0-36-6-50-15-15-9-27-21-33-37-8-16-12-33-12-51z">
          <text:p/>
        </draw:path>
        <draw:path draw:style-name="gr1" draw:text-style-name="P1" draw:layer="layout" svg:width="0.177cm" svg:height="0.208cm" svg:x="15.363cm" svg:y="18.398cm" svg:viewBox="0 0 178 209" svg:d="M152 135l26 6c-5 23-16 39-30 51-15 11-32 17-53 17s-38-4-54-13c-13-10-24-22-30-39-7-17-11-34-11-54s4-38 12-54c8-17 20-28 34-37 16-8 32-12 50-12 20 0 36 5 50 16 13 10 23 25 28 43l-25 7c-5-14-12-25-21-33-8-7-20-11-33-11-16 0-28 4-38 12-12 8-19 19-24 31-4 13-5 25-5 38 0 17 2 33 6 45 6 13 13 22 25 29 11 5 21 9 35 9s26-4 36-13c11-8 18-21 22-38z">
          <text:p/>
        </draw:path>
        <draw:polygon draw:style-name="gr1" draw:text-style-name="P1" draw:layer="layout" svg:width="0.027cm" svg:height="0.2cm" svg:x="15.577cm" svg:y="18.402cm" svg:viewBox="0 0 28 201" draw:points="0,0 28,0 28,201 0,201">
          <text:p/>
        </draw:polygon>
        <draw:path draw:style-name="gr1" draw:text-style-name="P1" draw:layer="layout" svg:width="0.166cm" svg:height="0.2cm" svg:x="15.649cm" svg:y="18.402cm" svg:viewBox="0 0 167 201" svg:d="M28 177h42c13 0 24 0 30-3 8-2 15-6 19-10 6-7 10-15 14-25 4-11 7-24 7-40 0-21-6-38-12-49-7-12-15-18-25-22-7-3-19-4-34-4h-41zM0 201v-201h70c14 0 26 1 35 3 11 2 22 8 29 14 12 9 20 20 25 35 6 13 8 29 8 48 0 15-2 28-5 40-4 12-8 23-14 29-6 8-12 15-19 19-6 5-14 8-25 10-9 1-20 3-32 3z">
          <text:p/>
        </draw:path>
        <draw:path draw:style-name="gr1" draw:text-style-name="P1" draw:layer="layout" svg:width="0.186cm" svg:height="0.2cm" svg:x="15.83cm" svg:y="18.402cm" svg:viewBox="0 0 187 201" svg:d="M57 119h70l-22-57c-6-17-10-30-14-41-3 12-5 25-11 38zM0 201l76-201h29l82 201h-29l-24-61h-84l-22 61z">
          <text:p/>
        </draw:path>
        <draw:path draw:style-name="gr1" draw:text-style-name="P1" draw:layer="layout" svg:width="0.165cm" svg:height="0.2cm" svg:x="16.038cm" svg:y="18.402cm" svg:viewBox="0 0 166 201" svg:d="M26 177h43c14 0 25 0 31-3 8-2 15-6 19-10 6-7 10-15 14-25 4-11 5-24 5-40 0-21-2-38-10-49-7-12-15-18-25-22-7-3-19-4-36-4h-41zM0 201v-201h69c15 0 27 1 36 3 11 2 22 8 29 14 11 9 19 20 24 35 5 13 8 29 8 48 0 15-3 28-5 40-4 12-8 23-15 29-5 8-10 15-17 19-6 5-14 8-24 10-10 1-21 3-34 3z">
          <text:p/>
        </draw:path>
        <draw:polygon draw:style-name="gr1" draw:text-style-name="P1" draw:layer="layout" svg:width="0.149cm" svg:height="0.2cm" svg:x="16.24cm" svg:y="18.402cm" svg:viewBox="0 0 150 201" draw:points="0,201 0,0 145,0 145,24 26,24 26,85 138,85 138,110 26,110 26,177 150,177 150,201">
          <text:p/>
        </draw:polygon>
        <draw:path draw:style-name="gr1" draw:text-style-name="P1" draw:layer="layout" svg:width="0.157cm" svg:height="0.204cm" svg:x="22.102cm" svg:y="18.402cm" svg:viewBox="0 0 158 205" svg:d="M130 0h28v116c0 21-2 37-8 49-5 12-13 21-25 28-12 8-27 12-46 12-20 0-34-4-46-9-12-7-21-16-26-30-4-11-7-29-7-50v-116h26v116c0 17 2 31 4 39 4 9 10 14 17 19 8 4 18 7 29 7 20 0 33-4 41-13 10-9 13-27 13-52z">
          <text:p/>
        </draw:path>
        <draw:polygon draw:style-name="gr1" draw:text-style-name="P1" draw:layer="layout" svg:width="0.135cm" svg:height="0.2cm" svg:x="22.303cm" svg:y="18.402cm" svg:viewBox="0 0 136 201" draw:points="0,201 0,0 136,0 136,24 26,24 26,86 121,86 121,111 26,111 26,201">
          <text:p/>
        </draw:polygon>
        <draw:path draw:style-name="gr3" draw:text-style-name="P3" draw:layer="layout" svg:width="13.285cm" svg:height="0.047cm" svg:x="15.238cm" svg:y="17.236cm" svg:viewBox="0 0 13286 48" svg:d="M13264 48h-13242c-11 0-22-11-22-23 0-14 11-25 22-25h13242c11 0 22 11 22 25 0 12-11 23-22 23z">
          <text:p/>
        </draw:path>
        <draw:path draw:style-name="gr3" draw:text-style-name="P3" draw:layer="layout" svg:width="13.285cm" svg:height="0.047cm" svg:x="15.238cm" svg:y="18.216cm" svg:viewBox="0 0 13286 48" svg:d="M13264 48h-13242c-11 0-22-11-22-23 0-13 11-25 22-25h13242c11 0 22 12 22 25 0 12-11 23-22 23z">
          <text:p/>
        </draw:path>
        <draw:path draw:style-name="gr3" draw:text-style-name="P3" draw:layer="layout" svg:width="5.744cm" svg:height="0.611cm" svg:x="22.78cm" svg:y="18.501cm" svg:viewBox="0 0 5745 612" svg:d="M5723 612h-5683c-16 0-29-8-35-21-8-15-6-32 5-47l389-500c19-26 58-44 89-44 13 0 24 11 24 24 0 12-11 22-24 22-17 0-42 12-52 27l-384 492h5671c11 0 22 11 22 24 0 12-11 23-22 23z">
          <text:p/>
        </draw:path>
        <draw:path draw:style-name="gr3" draw:text-style-name="P3" draw:layer="layout" svg:width="7.882cm" svg:height="0.611cm" svg:x="15.155cm" svg:y="18.501cm" svg:viewBox="0 0 7883 612" svg:d="M7394 612h-7370c-13 0-24-11-24-23 0-13 11-24 24-24h7370c19 0 42-11 54-25l385-496c-8-4-13-11-13-20 0-13 10-24 24-24s27 8 34 21c8 15 5 32-5 48l-389 499c-19 25-58 44-90 44z">
          <text:p/>
        </draw:path>
        <draw:path draw:style-name="gr3" draw:text-style-name="P3" draw:layer="layout" svg:width="13.368cm" svg:height="5.525cm" svg:x="15.155cm" svg:y="10.575cm" svg:viewBox="0 0 13369 5526" svg:d="M46 5474h13277v-5422h-13277zM13369 5526h-13369v-5526h13369z">
          <text:p/>
        </draw:path>
        <draw:frame draw:style-name="gr4" draw:text-style-name="P4" draw:layer="layout" svg:width="1.7cm" svg:height="0.4cm" svg:x="4.2cm" svg:y="0.7cm">
          <draw:text-box>
            <text:p><text:span text:style-name="T1">DESTINO</text:span></text:p>
          </draw:text-box>
        </draw:frame>
        <draw:frame draw:style-name="gr4" draw:text-style-name="P4" draw:layer="layout" svg:width="1.7cm" svg:height="0.4cm" svg:x="18.3cm" svg:y="0.7cm">
          <draw:text-box>
            <text:p><text:span text:style-name="T1">DESTINO</text:span></text:p>
          </draw:text-box>
        </draw:frame>
        <draw:frame draw:style-name="gr4" draw:text-style-name="P4" draw:layer="layout" svg:width="1.7cm" svg:height="0.4cm" svg:x="4.2cm" svg:y="10.7cm">
          <draw:text-box>
            <text:p><text:span text:style-name="T1">DESTINO</text:span></text:p>
          </draw:text-box>
        </draw:frame>
        <draw:frame draw:style-name="gr4" draw:text-style-name="P4" draw:layer="layout" svg:width="1.3cm" svg:height="0.4cm" svg:x="18.3cm" svg:y="10.7cm">
          <draw:text-box>
            <text:p><text:span text:style-name="T1">DESTINO</text:span></text:p>
          </draw:text-box>
        </draw:frame>
        <draw:path draw:style-name="gr3" draw:text-style-name="P3" draw:layer="layout" svg:width="6.34cm" svg:height="0.611cm" svg:x="1.159cm" svg:y="3.852cm" svg:viewBox="0 0 6341 612" svg:d="M5948 612h-5929c-10 0-19-11-19-23 0-13 9-24 19-24h5929c15 0 35-11 43-25l310-496c-7-3-11-11-11-20 0-13 8-24 20-24 11 0 23 8 28 21 5 15 4 32-4 48l-313 499c-16 25-47 44-73 44z">
          <text:p/>
        </draw:path>
        <draw:path draw:style-name="gr3" draw:text-style-name="P3" draw:layer="layout" svg:width="6.443cm" svg:height="0.611cm" svg:x="1.055cm" svg:y="8.5cm" svg:viewBox="0 0 6444 612" svg:d="M6045 612h-6025c-11 0-20-11-20-23 0-13 9-24 20-24h6025c16 0 35-11 44-25l315-496c-6-4-11-11-11-20 0-13 9-24 20-24 12 0 22 8 28 21 6 15 4 32-4 48l-318 499c-16 25-48 44-74 44z">
          <text:p/>
        </draw:path>
        <draw:path draw:style-name="gr3" draw:text-style-name="P3" draw:layer="layout" svg:width="6.34cm" svg:height="0.611cm" svg:x="1.159cm" svg:y="13.852cm" svg:viewBox="0 0 6341 612" svg:d="M5948 612h-5929c-10 0-19-11-19-23 0-13 9-24 19-24h5929c15 0 35-11 43-25l310-496c-7-3-11-11-11-20 0-13 8-24 20-24 11 0 23 8 28 21 5 15 4 32-4 48l-313 499c-16 25-47 44-73 44z">
          <text:p/>
        </draw:path>
        <draw:path draw:style-name="gr3" draw:text-style-name="P3" draw:layer="layout" svg:width="6.443cm" svg:height="0.611cm" svg:x="1.055cm" svg:y="18.5cm" svg:viewBox="0 0 6444 612" svg:d="M6045 612h-6025c-11 0-20-11-20-23 0-13 9-24 20-24h6025c16 0 35-11 44-25l315-496c-6-4-11-11-11-20 0-13 9-24 20-24 12 0 22 8 28 21 6 15 4 32-4 48l-318 499c-16 25-48 44-74 44z">
          <text:p/>
        </draw:path>
        <draw:path draw:style-name="gr3" draw:text-style-name="P3" draw:layer="layout" svg:width="6.443cm" svg:height="0.611cm" svg:x="15.155cm" svg:y="18.501cm" svg:viewBox="0 0 6444 612" svg:d="M6045 612h-6025c-11 0-20-11-20-23 0-13 9-24 20-24h6025c16 0 35-11 44-25l315-496c-6-4-11-11-11-20 0-13 9-24 20-24 12 0 22 8 28 21 6 15 4 32-4 48l-318 499c-16 25-48 44-74 44z">
          <text:p/>
        </draw:path>
        <draw:path draw:style-name="gr3" draw:text-style-name="P3" draw:layer="layout" svg:width="6.34cm" svg:height="0.611cm" svg:x="15.259cm" svg:y="13.854cm" svg:viewBox="0 0 6341 612" svg:d="M5948 612h-5929c-10 0-19-11-19-23 0-13 9-24 19-24h5929c15 0 35-11 43-25l310-496c-7-3-11-11-11-20 0-13 8-24 20-24 11 0 23 8 28 21 5 15 4 32-4 48l-313 499c-16 25-47 44-73 44z">
          <text:p/>
        </draw:path>
        <draw:path draw:style-name="gr3" draw:text-style-name="P3" draw:layer="layout" svg:width="6.443cm" svg:height="0.611cm" svg:x="15.155cm" svg:y="8.502cm" svg:viewBox="0 0 6444 612" svg:d="M6045 612h-6025c-11 0-20-11-20-23 0-13 9-24 20-24h6025c16 0 35-11 44-25l315-496c-6-4-11-11-11-20 0-13 9-24 20-24 12 0 22 8 28 21 6 15 4 32-4 48l-318 499c-16 25-48 44-74 44z">
          <text:p/>
        </draw:path>
        <draw:path draw:style-name="gr3" draw:text-style-name="P3" draw:layer="layout" svg:width="6.34cm" svg:height="0.611cm" svg:x="15.259cm" svg:y="3.853cm" svg:viewBox="0 0 6341 612" svg:d="M5948 612h-5929c-10 0-19-11-19-23 0-13 9-24 19-24h5929c15 0 35-11 43-25l310-496c-7-3-11-11-11-20 0-13 8-24 20-24 11 0 23 8 28 21 5 15 4 32-4 48l-313 499c-16 25-47 44-73 44z">
          <text:p/>
        </draw:path>
        <draw:frame draw:style-name="gr5" draw:text-style-name="P5" draw:layer="layout" svg:width="0.8cm" svg:height="0.704cm" svg:x="5.6cm" svg:y="0.5cm">
          <draw:text-box>
            <text:p><text:span text:style-name="T2">:</text:span></text:p>
          </draw:text-box>
        </draw:frame>
        <draw:frame draw:style-name="gr5" draw:text-style-name="P5" draw:layer="layout" svg:width="0.8cm" svg:height="0.704cm" svg:x="3.022cm" svg:y="1.567cm">
          <draw:text-box>
            <text:p><text:span text:style-name="T2">:</text:span></text:p>
          </draw:text-box>
        </draw:frame>
        <draw:frame draw:style-name="gr6" draw:text-style-name="P6" draw:layer="layout" svg:width="12.978cm" svg:height="0.704cm" svg:x="1.222cm" svg:y="2.293cm">
          <draw:text-box>
            <text:p><text:span text:style-name="T3">-------------------------------------------------------------</text:span></text:p>
          </draw:text-box>
        </draw:frame>
        <draw:frame draw:style-name="gr5" draw:text-style-name="P5" draw:layer="layout" svg:width="0.8cm" svg:height="0.704cm" svg:x="19.7cm" svg:y="0.501cm">
          <draw:text-box>
            <text:p><text:span text:style-name="T2">:</text:span></text:p>
          </draw:text-box>
        </draw:frame>
        <draw:frame draw:style-name="gr5" draw:text-style-name="P5" draw:layer="layout" svg:width="0.8cm" svg:height="0.704cm" svg:x="17.122cm" svg:y="1.568cm">
          <draw:text-box>
            <text:p><text:span text:style-name="T2">:</text:span></text:p>
          </draw:text-box>
        </draw:frame>
        <draw:frame draw:style-name="gr6" draw:text-style-name="P6" draw:layer="layout" svg:width="12.978cm" svg:height="0.704cm" svg:x="15.322cm" svg:y="2.294cm">
          <draw:text-box>
            <text:p><text:span text:style-name="T3">-------------------------------------------------------------</text:span></text:p>
          </draw:text-box>
        </draw:frame>
        <draw:frame draw:style-name="gr5" draw:text-style-name="P5" draw:layer="layout" svg:width="0.8cm" svg:height="0.704cm" svg:x="19.7cm" svg:y="10.502cm">
          <draw:text-box>
            <text:p><text:span text:style-name="T2">:</text:span></text:p>
          </draw:text-box>
        </draw:frame>
        <draw:frame draw:style-name="gr5" draw:text-style-name="P5" draw:layer="layout" svg:width="0.8cm" svg:height="0.704cm" svg:x="17.122cm" svg:y="11.569cm">
          <draw:text-box>
            <text:p><text:span text:style-name="T2">:</text:span></text:p>
          </draw:text-box>
        </draw:frame>
        <draw:frame draw:style-name="gr6" draw:text-style-name="P6" draw:layer="layout" svg:width="12.978cm" svg:height="0.704cm" svg:x="15.322cm" svg:y="12.295cm">
          <draw:text-box>
            <text:p><text:span text:style-name="T3">-------------------------------------------------------------</text:span></text:p>
          </draw:text-box>
        </draw:frame>
        <draw:frame draw:style-name="gr5" draw:text-style-name="P5" draw:layer="layout" svg:width="0.8cm" svg:height="0.704cm" svg:x="5.6cm" svg:y="10.503cm">
          <draw:text-box>
            <text:p><text:span text:style-name="T2">:</text:span></text:p>
          </draw:text-box>
        </draw:frame>
        <draw:frame draw:style-name="gr5" draw:text-style-name="P5" draw:layer="layout" svg:width="0.8cm" svg:height="0.704cm" svg:x="3.022cm" svg:y="11.57cm">
          <draw:text-box>
            <text:p><text:span text:style-name="T2">:</text:span></text:p>
          </draw:text-box>
        </draw:frame>
        <draw:frame draw:style-name="gr6" draw:text-style-name="P6" draw:layer="layout" svg:width="12.978cm" svg:height="0.704cm" svg:x="1.222cm" svg:y="12.296cm">
          <draw:text-box>
            <text:p><text:span text:style-name="T3">-------------------------------------------------------------</text:span></text:p>
          </draw:text-box>
        </draw:frame>
        <draw:frame draw:style-name="gr5" draw:text-style-name="P5" draw:layer="layout" svg:width="0.8cm" svg:height="0.704cm" svg:x="17.522cm" svg:y="6.006cm">
          <draw:text-box>
            <text:p><text:span text:style-name="T2">:</text:span></text:p>
          </draw:text-box>
        </draw:frame>
        <draw:frame draw:style-name="gr5" draw:text-style-name="P5" draw:layer="layout" svg:width="0.8cm" svg:height="0.704cm" svg:x="17.522cm" svg:y="16.007cm">
          <draw:text-box>
            <text:p><text:span text:style-name="T2">:</text:span></text:p>
          </draw:text-box>
        </draw:frame>
        <draw:frame draw:style-name="gr5" draw:text-style-name="P5" draw:layer="layout" svg:width="0.8cm" svg:height="0.704cm" svg:x="3.422cm" svg:y="16.007cm">
          <draw:text-box>
            <text:p><text:span text:style-name="T2">:</text:span></text:p>
          </draw:text-box>
        </draw:frame>
        <draw:frame draw:style-name="gr5" draw:text-style-name="P5" draw:layer="layout" svg:width="0.8cm" svg:height="0.704cm" svg:x="3.422cm" svg:y="6.006cm">
          <draw:text-box>
            <text:p><text:span text:style-name="T2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9T09:36:38.317000000</dc:date>
    <meta:editing-duration>PT5H34M39S</meta:editing-duration>
    <meta:editing-cycles>9</meta:editing-cycles>
    <meta:generator>LibreOffice/4.4.2.2$Windows_x86 LibreOffice_project/c4c7d32d0d49397cad38d62472b0bc8acff48dd6</meta:generator>
    <meta:print-date>2017-06-28T16:38:57.582000000</meta:print-date>
    <meta:document-statistic meta:object-count="444"/>
  </office:meta>
</office:document-meta>
</file>